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y_hosp_csv_all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0-14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55-59</text:p>
          </table:table-cell>
          <table:table-cell office:value-type="string" calcext:value-type="string">
            <text:p>60-64</text:p>
          </table:table-cell>
          <table:table-cell office:value-type="string" calcext:value-type="string">
            <text:p>65-69</text:p>
          </table:table-cell>
          <table:table-cell office:value-type="string" calcext:value-type="string">
            <text:p>70-74</text:p>
          </table:table-cell>
          <table:table-cell office:value-type="string" calcext:value-type="string">
            <text:p>75-79</text:p>
          </table:table-cell>
          <table:table-cell office:value-type="string" calcext:value-type="string">
            <text:p>80-84</text:p>
          </table:table-cell>
          <table:table-cell office:value-type="string" calcext:value-type="string">
            <text:p>85-89</text:p>
          </table:table-cell>
          <table:table-cell table:style-name="ce1" office:value-type="string" calcext:value-type="string">
            <text:p>90+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" calcext:value-type="float">
            <text:p>2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0.428571429" calcext:value-type="float">
            <text:p>0.428571429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" calcext:value-type="float">
            <text:p>2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0.428571429" calcext:value-type="float">
            <text:p>0.428571429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" calcext:value-type="float">
            <text:p>2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0.428571429" calcext:value-type="float">
            <text:p>0.428571429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" calcext:value-type="float">
            <text:p>2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0.428571429" calcext:value-type="float">
            <text:p>0.428571429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" calcext:value-type="float">
            <text:p>2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0.428571429" calcext:value-type="float">
            <text:p>0.428571429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" calcext:value-type="float">
            <text:p>2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0.428571429" calcext:value-type="float">
            <text:p>0.428571429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" calcext:value-type="float">
            <text:p>2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0.428571429" calcext:value-type="float">
            <text:p>0.428571429</text:p>
          </table:table-cell>
        </table:table-row>
        <table:table-row table:style-name="ro1">
          <table:table-cell office:value-type="float" office:value="5.082159624" calcext:value-type="float">
            <text:p>5.082159624</text:p>
          </table:table-cell>
          <table:table-cell table:number-columns-repeated="2" office:value-type="float" office:value="1.016431925" calcext:value-type="float">
            <text:p>1.016431925</text:p>
          </table:table-cell>
          <table:table-cell office:value-type="float" office:value="4.0657277" calcext:value-type="float">
            <text:p>4.0657277</text:p>
          </table:table-cell>
          <table:table-cell office:value-type="float" office:value="1.016431925" calcext:value-type="float">
            <text:p>1.016431925</text:p>
          </table:table-cell>
          <table:table-cell office:value-type="float" office:value="5.082159624" calcext:value-type="float">
            <text:p>5.082159624</text:p>
          </table:table-cell>
          <table:table-cell office:value-type="float" office:value="8.131455399" calcext:value-type="float">
            <text:p>8.131455399</text:p>
          </table:table-cell>
          <table:table-cell office:value-type="float" office:value="15.24647887" calcext:value-type="float">
            <text:p>15.24647887</text:p>
          </table:table-cell>
          <table:table-cell office:value-type="float" office:value="27.44366197" calcext:value-type="float">
            <text:p>27.44366197</text:p>
          </table:table-cell>
          <table:table-cell office:value-type="float" office:value="32.5258216" calcext:value-type="float">
            <text:p>32.5258216</text:p>
          </table:table-cell>
          <table:table-cell office:value-type="float" office:value="30.49295775" calcext:value-type="float">
            <text:p>30.49295775</text:p>
          </table:table-cell>
          <table:table-cell office:value-type="float" office:value="53.87089202" calcext:value-type="float">
            <text:p>53.87089202</text:p>
          </table:table-cell>
          <table:table-cell office:value-type="float" office:value="58.95305164" calcext:value-type="float">
            <text:p>58.95305164</text:p>
          </table:table-cell>
          <table:table-cell office:value-type="float" office:value="65.05164319" calcext:value-type="float">
            <text:p>65.05164319</text:p>
          </table:table-cell>
          <table:table-cell office:value-type="float" office:value="67.08450704" calcext:value-type="float">
            <text:p>67.08450704</text:p>
          </table:table-cell>
          <table:table-cell office:value-type="float" office:value="38.62441315" calcext:value-type="float">
            <text:p>38.62441315</text:p>
          </table:table-cell>
          <table:table-cell office:value-type="float" office:value="18.29577465" calcext:value-type="float">
            <text:p>18.29577465</text:p>
          </table:table-cell>
        </table:table-row>
        <table:table-row table:style-name="ro1">
          <table:table-cell office:value-type="float" office:value="0.726022803" calcext:value-type="float">
            <text:p>0.726022803</text:p>
          </table:table-cell>
          <table:table-cell table:number-columns-repeated="2" office:value-type="float" office:value="0.145204561" calcext:value-type="float">
            <text:p>0.145204561</text:p>
          </table:table-cell>
          <table:table-cell office:value-type="float" office:value="0.580818243" calcext:value-type="float">
            <text:p>0.580818243</text:p>
          </table:table-cell>
          <table:table-cell office:value-type="float" office:value="0.145204561" calcext:value-type="float">
            <text:p>0.145204561</text:p>
          </table:table-cell>
          <table:table-cell office:value-type="float" office:value="0.726022803" calcext:value-type="float">
            <text:p>0.726022803</text:p>
          </table:table-cell>
          <table:table-cell office:value-type="float" office:value="1.161636486" calcext:value-type="float">
            <text:p>1.161636486</text:p>
          </table:table-cell>
          <table:table-cell office:value-type="float" office:value="2.17806841" calcext:value-type="float">
            <text:p>2.17806841</text:p>
          </table:table-cell>
          <table:table-cell office:value-type="float" office:value="3.920523139" calcext:value-type="float">
            <text:p>3.920523139</text:p>
          </table:table-cell>
          <table:table-cell office:value-type="float" office:value="4.646545942" calcext:value-type="float">
            <text:p>4.646545942</text:p>
          </table:table-cell>
          <table:table-cell office:value-type="float" office:value="4.356136821" calcext:value-type="float">
            <text:p>4.356136821</text:p>
          </table:table-cell>
          <table:table-cell office:value-type="float" office:value="7.695841717" calcext:value-type="float">
            <text:p>7.695841717</text:p>
          </table:table-cell>
          <table:table-cell office:value-type="float" office:value="8.42186452" calcext:value-type="float">
            <text:p>8.42186452</text:p>
          </table:table-cell>
          <table:table-cell office:value-type="float" office:value="9.293091885" calcext:value-type="float">
            <text:p>9.293091885</text:p>
          </table:table-cell>
          <table:table-cell office:value-type="float" office:value="9.583501006" calcext:value-type="float">
            <text:p>9.583501006</text:p>
          </table:table-cell>
          <table:table-cell office:value-type="float" office:value="5.517773307" calcext:value-type="float">
            <text:p>5.517773307</text:p>
          </table:table-cell>
          <table:table-cell office:value-type="float" office:value="2.613682093" calcext:value-type="float">
            <text:p>2.613682093</text:p>
          </table:table-cell>
        </table:table-row>
        <table:table-row table:style-name="ro1">
          <table:table-cell office:value-type="float" office:value="0.726022803" calcext:value-type="float">
            <text:p>0.726022803</text:p>
          </table:table-cell>
          <table:table-cell table:number-columns-repeated="2" office:value-type="float" office:value="0.145204561" calcext:value-type="float">
            <text:p>0.145204561</text:p>
          </table:table-cell>
          <table:table-cell office:value-type="float" office:value="0.580818243" calcext:value-type="float">
            <text:p>0.580818243</text:p>
          </table:table-cell>
          <table:table-cell office:value-type="float" office:value="0.145204561" calcext:value-type="float">
            <text:p>0.145204561</text:p>
          </table:table-cell>
          <table:table-cell office:value-type="float" office:value="0.726022803" calcext:value-type="float">
            <text:p>0.726022803</text:p>
          </table:table-cell>
          <table:table-cell office:value-type="float" office:value="1.161636486" calcext:value-type="float">
            <text:p>1.161636486</text:p>
          </table:table-cell>
          <table:table-cell office:value-type="float" office:value="2.17806841" calcext:value-type="float">
            <text:p>2.17806841</text:p>
          </table:table-cell>
          <table:table-cell office:value-type="float" office:value="3.920523139" calcext:value-type="float">
            <text:p>3.920523139</text:p>
          </table:table-cell>
          <table:table-cell office:value-type="float" office:value="4.646545942" calcext:value-type="float">
            <text:p>4.646545942</text:p>
          </table:table-cell>
          <table:table-cell office:value-type="float" office:value="4.356136821" calcext:value-type="float">
            <text:p>4.356136821</text:p>
          </table:table-cell>
          <table:table-cell office:value-type="float" office:value="7.695841717" calcext:value-type="float">
            <text:p>7.695841717</text:p>
          </table:table-cell>
          <table:table-cell office:value-type="float" office:value="8.42186452" calcext:value-type="float">
            <text:p>8.42186452</text:p>
          </table:table-cell>
          <table:table-cell office:value-type="float" office:value="9.293091885" calcext:value-type="float">
            <text:p>9.293091885</text:p>
          </table:table-cell>
          <table:table-cell office:value-type="float" office:value="9.583501006" calcext:value-type="float">
            <text:p>9.583501006</text:p>
          </table:table-cell>
          <table:table-cell office:value-type="float" office:value="5.517773307" calcext:value-type="float">
            <text:p>5.517773307</text:p>
          </table:table-cell>
          <table:table-cell office:value-type="float" office:value="2.613682093" calcext:value-type="float">
            <text:p>2.613682093</text:p>
          </table:table-cell>
        </table:table-row>
        <table:table-row table:style-name="ro1">
          <table:table-cell office:value-type="float" office:value="0.726022803" calcext:value-type="float">
            <text:p>0.726022803</text:p>
          </table:table-cell>
          <table:table-cell table:number-columns-repeated="2" office:value-type="float" office:value="0.145204561" calcext:value-type="float">
            <text:p>0.145204561</text:p>
          </table:table-cell>
          <table:table-cell office:value-type="float" office:value="0.580818243" calcext:value-type="float">
            <text:p>0.580818243</text:p>
          </table:table-cell>
          <table:table-cell office:value-type="float" office:value="0.145204561" calcext:value-type="float">
            <text:p>0.145204561</text:p>
          </table:table-cell>
          <table:table-cell office:value-type="float" office:value="0.726022803" calcext:value-type="float">
            <text:p>0.726022803</text:p>
          </table:table-cell>
          <table:table-cell office:value-type="float" office:value="1.161636486" calcext:value-type="float">
            <text:p>1.161636486</text:p>
          </table:table-cell>
          <table:table-cell office:value-type="float" office:value="2.17806841" calcext:value-type="float">
            <text:p>2.17806841</text:p>
          </table:table-cell>
          <table:table-cell office:value-type="float" office:value="3.920523139" calcext:value-type="float">
            <text:p>3.920523139</text:p>
          </table:table-cell>
          <table:table-cell office:value-type="float" office:value="4.646545942" calcext:value-type="float">
            <text:p>4.646545942</text:p>
          </table:table-cell>
          <table:table-cell office:value-type="float" office:value="4.356136821" calcext:value-type="float">
            <text:p>4.356136821</text:p>
          </table:table-cell>
          <table:table-cell office:value-type="float" office:value="7.695841717" calcext:value-type="float">
            <text:p>7.695841717</text:p>
          </table:table-cell>
          <table:table-cell office:value-type="float" office:value="8.42186452" calcext:value-type="float">
            <text:p>8.42186452</text:p>
          </table:table-cell>
          <table:table-cell office:value-type="float" office:value="9.293091885" calcext:value-type="float">
            <text:p>9.293091885</text:p>
          </table:table-cell>
          <table:table-cell office:value-type="float" office:value="9.583501006" calcext:value-type="float">
            <text:p>9.583501006</text:p>
          </table:table-cell>
          <table:table-cell office:value-type="float" office:value="5.517773307" calcext:value-type="float">
            <text:p>5.517773307</text:p>
          </table:table-cell>
          <table:table-cell office:value-type="float" office:value="2.613682093" calcext:value-type="float">
            <text:p>2.613682093</text:p>
          </table:table-cell>
        </table:table-row>
        <table:table-row table:style-name="ro1">
          <table:table-cell office:value-type="float" office:value="0.726022803" calcext:value-type="float">
            <text:p>0.726022803</text:p>
          </table:table-cell>
          <table:table-cell table:number-columns-repeated="2" office:value-type="float" office:value="0.145204561" calcext:value-type="float">
            <text:p>0.145204561</text:p>
          </table:table-cell>
          <table:table-cell office:value-type="float" office:value="0.580818243" calcext:value-type="float">
            <text:p>0.580818243</text:p>
          </table:table-cell>
          <table:table-cell office:value-type="float" office:value="0.145204561" calcext:value-type="float">
            <text:p>0.145204561</text:p>
          </table:table-cell>
          <table:table-cell office:value-type="float" office:value="0.726022803" calcext:value-type="float">
            <text:p>0.726022803</text:p>
          </table:table-cell>
          <table:table-cell office:value-type="float" office:value="1.161636486" calcext:value-type="float">
            <text:p>1.161636486</text:p>
          </table:table-cell>
          <table:table-cell office:value-type="float" office:value="2.17806841" calcext:value-type="float">
            <text:p>2.17806841</text:p>
          </table:table-cell>
          <table:table-cell office:value-type="float" office:value="3.920523139" calcext:value-type="float">
            <text:p>3.920523139</text:p>
          </table:table-cell>
          <table:table-cell office:value-type="float" office:value="4.646545942" calcext:value-type="float">
            <text:p>4.646545942</text:p>
          </table:table-cell>
          <table:table-cell office:value-type="float" office:value="4.356136821" calcext:value-type="float">
            <text:p>4.356136821</text:p>
          </table:table-cell>
          <table:table-cell office:value-type="float" office:value="7.695841717" calcext:value-type="float">
            <text:p>7.695841717</text:p>
          </table:table-cell>
          <table:table-cell office:value-type="float" office:value="8.42186452" calcext:value-type="float">
            <text:p>8.42186452</text:p>
          </table:table-cell>
          <table:table-cell office:value-type="float" office:value="9.293091885" calcext:value-type="float">
            <text:p>9.293091885</text:p>
          </table:table-cell>
          <table:table-cell office:value-type="float" office:value="9.583501006" calcext:value-type="float">
            <text:p>9.583501006</text:p>
          </table:table-cell>
          <table:table-cell office:value-type="float" office:value="5.517773307" calcext:value-type="float">
            <text:p>5.517773307</text:p>
          </table:table-cell>
          <table:table-cell office:value-type="float" office:value="2.613682093" calcext:value-type="float">
            <text:p>2.613682093</text:p>
          </table:table-cell>
        </table:table-row>
        <table:table-row table:style-name="ro1">
          <table:table-cell office:value-type="float" office:value="0.726022803" calcext:value-type="float">
            <text:p>0.726022803</text:p>
          </table:table-cell>
          <table:table-cell table:number-columns-repeated="2" office:value-type="float" office:value="0.145204561" calcext:value-type="float">
            <text:p>0.145204561</text:p>
          </table:table-cell>
          <table:table-cell office:value-type="float" office:value="0.580818243" calcext:value-type="float">
            <text:p>0.580818243</text:p>
          </table:table-cell>
          <table:table-cell office:value-type="float" office:value="0.145204561" calcext:value-type="float">
            <text:p>0.145204561</text:p>
          </table:table-cell>
          <table:table-cell office:value-type="float" office:value="0.726022803" calcext:value-type="float">
            <text:p>0.726022803</text:p>
          </table:table-cell>
          <table:table-cell office:value-type="float" office:value="1.161636486" calcext:value-type="float">
            <text:p>1.161636486</text:p>
          </table:table-cell>
          <table:table-cell office:value-type="float" office:value="2.17806841" calcext:value-type="float">
            <text:p>2.17806841</text:p>
          </table:table-cell>
          <table:table-cell office:value-type="float" office:value="3.920523139" calcext:value-type="float">
            <text:p>3.920523139</text:p>
          </table:table-cell>
          <table:table-cell office:value-type="float" office:value="4.646545942" calcext:value-type="float">
            <text:p>4.646545942</text:p>
          </table:table-cell>
          <table:table-cell office:value-type="float" office:value="4.356136821" calcext:value-type="float">
            <text:p>4.356136821</text:p>
          </table:table-cell>
          <table:table-cell office:value-type="float" office:value="7.695841717" calcext:value-type="float">
            <text:p>7.695841717</text:p>
          </table:table-cell>
          <table:table-cell office:value-type="float" office:value="8.42186452" calcext:value-type="float">
            <text:p>8.42186452</text:p>
          </table:table-cell>
          <table:table-cell office:value-type="float" office:value="9.293091885" calcext:value-type="float">
            <text:p>9.293091885</text:p>
          </table:table-cell>
          <table:table-cell office:value-type="float" office:value="9.583501006" calcext:value-type="float">
            <text:p>9.583501006</text:p>
          </table:table-cell>
          <table:table-cell office:value-type="float" office:value="5.517773307" calcext:value-type="float">
            <text:p>5.517773307</text:p>
          </table:table-cell>
          <table:table-cell office:value-type="float" office:value="2.613682093" calcext:value-type="float">
            <text:p>2.613682093</text:p>
          </table:table-cell>
        </table:table-row>
        <table:table-row table:style-name="ro1">
          <table:table-cell office:value-type="float" office:value="0.726022803" calcext:value-type="float">
            <text:p>0.726022803</text:p>
          </table:table-cell>
          <table:table-cell table:number-columns-repeated="2" office:value-type="float" office:value="0.145204561" calcext:value-type="float">
            <text:p>0.145204561</text:p>
          </table:table-cell>
          <table:table-cell office:value-type="float" office:value="0.580818243" calcext:value-type="float">
            <text:p>0.580818243</text:p>
          </table:table-cell>
          <table:table-cell office:value-type="float" office:value="0.145204561" calcext:value-type="float">
            <text:p>0.145204561</text:p>
          </table:table-cell>
          <table:table-cell office:value-type="float" office:value="0.726022803" calcext:value-type="float">
            <text:p>0.726022803</text:p>
          </table:table-cell>
          <table:table-cell office:value-type="float" office:value="1.161636486" calcext:value-type="float">
            <text:p>1.161636486</text:p>
          </table:table-cell>
          <table:table-cell office:value-type="float" office:value="2.17806841" calcext:value-type="float">
            <text:p>2.17806841</text:p>
          </table:table-cell>
          <table:table-cell office:value-type="float" office:value="3.920523139" calcext:value-type="float">
            <text:p>3.920523139</text:p>
          </table:table-cell>
          <table:table-cell office:value-type="float" office:value="4.646545942" calcext:value-type="float">
            <text:p>4.646545942</text:p>
          </table:table-cell>
          <table:table-cell office:value-type="float" office:value="4.356136821" calcext:value-type="float">
            <text:p>4.356136821</text:p>
          </table:table-cell>
          <table:table-cell office:value-type="float" office:value="7.695841717" calcext:value-type="float">
            <text:p>7.695841717</text:p>
          </table:table-cell>
          <table:table-cell office:value-type="float" office:value="8.42186452" calcext:value-type="float">
            <text:p>8.42186452</text:p>
          </table:table-cell>
          <table:table-cell office:value-type="float" office:value="9.293091885" calcext:value-type="float">
            <text:p>9.293091885</text:p>
          </table:table-cell>
          <table:table-cell office:value-type="float" office:value="9.583501006" calcext:value-type="float">
            <text:p>9.583501006</text:p>
          </table:table-cell>
          <table:table-cell office:value-type="float" office:value="5.517773307" calcext:value-type="float">
            <text:p>5.517773307</text:p>
          </table:table-cell>
          <table:table-cell office:value-type="float" office:value="2.613682093" calcext:value-type="float">
            <text:p>2.6136820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4.285714286" calcext:value-type="float">
            <text:p>4.285714286</text:p>
          </table:table-cell>
          <table:table-cell office:value-type="float" office:value="7.714285714" calcext:value-type="float">
            <text:p>7.714285714</text:p>
          </table:table-cell>
          <table:table-cell office:value-type="float" office:value="14.85714286" calcext:value-type="float">
            <text:p>14.85714286</text:p>
          </table:table-cell>
          <table:table-cell office:value-type="float" office:value="19.71428571" calcext:value-type="float">
            <text:p>19.71428571</text:p>
          </table:table-cell>
          <table:table-cell office:value-type="float" office:value="18.71428571" calcext:value-type="float">
            <text:p>18.71428571</text:p>
          </table:table-cell>
          <table:table-cell office:value-type="float" office:value="30.14285714" calcext:value-type="float">
            <text:p>30.14285714</text:p>
          </table:table-cell>
          <table:table-cell office:value-type="float" office:value="35.28571429" calcext:value-type="float">
            <text:p>35.28571429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31.28571429" calcext:value-type="float">
            <text:p>31.28571429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4.285714286" calcext:value-type="float">
            <text:p>4.285714286</text:p>
          </table:table-cell>
          <table:table-cell office:value-type="float" office:value="7.714285714" calcext:value-type="float">
            <text:p>7.714285714</text:p>
          </table:table-cell>
          <table:table-cell office:value-type="float" office:value="14.85714286" calcext:value-type="float">
            <text:p>14.85714286</text:p>
          </table:table-cell>
          <table:table-cell office:value-type="float" office:value="19.71428571" calcext:value-type="float">
            <text:p>19.71428571</text:p>
          </table:table-cell>
          <table:table-cell office:value-type="float" office:value="18.71428571" calcext:value-type="float">
            <text:p>18.71428571</text:p>
          </table:table-cell>
          <table:table-cell office:value-type="float" office:value="30.14285714" calcext:value-type="float">
            <text:p>30.14285714</text:p>
          </table:table-cell>
          <table:table-cell office:value-type="float" office:value="35.28571429" calcext:value-type="float">
            <text:p>35.28571429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31.28571429" calcext:value-type="float">
            <text:p>31.28571429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4.285714286" calcext:value-type="float">
            <text:p>4.285714286</text:p>
          </table:table-cell>
          <table:table-cell office:value-type="float" office:value="7.714285714" calcext:value-type="float">
            <text:p>7.714285714</text:p>
          </table:table-cell>
          <table:table-cell office:value-type="float" office:value="14.85714286" calcext:value-type="float">
            <text:p>14.85714286</text:p>
          </table:table-cell>
          <table:table-cell office:value-type="float" office:value="19.71428571" calcext:value-type="float">
            <text:p>19.71428571</text:p>
          </table:table-cell>
          <table:table-cell office:value-type="float" office:value="18.71428571" calcext:value-type="float">
            <text:p>18.71428571</text:p>
          </table:table-cell>
          <table:table-cell office:value-type="float" office:value="30.14285714" calcext:value-type="float">
            <text:p>30.14285714</text:p>
          </table:table-cell>
          <table:table-cell office:value-type="float" office:value="35.28571429" calcext:value-type="float">
            <text:p>35.28571429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31.28571429" calcext:value-type="float">
            <text:p>31.28571429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4.285714286" calcext:value-type="float">
            <text:p>4.285714286</text:p>
          </table:table-cell>
          <table:table-cell office:value-type="float" office:value="7.714285714" calcext:value-type="float">
            <text:p>7.714285714</text:p>
          </table:table-cell>
          <table:table-cell office:value-type="float" office:value="14.85714286" calcext:value-type="float">
            <text:p>14.85714286</text:p>
          </table:table-cell>
          <table:table-cell office:value-type="float" office:value="19.71428571" calcext:value-type="float">
            <text:p>19.71428571</text:p>
          </table:table-cell>
          <table:table-cell office:value-type="float" office:value="18.71428571" calcext:value-type="float">
            <text:p>18.71428571</text:p>
          </table:table-cell>
          <table:table-cell office:value-type="float" office:value="30.14285714" calcext:value-type="float">
            <text:p>30.14285714</text:p>
          </table:table-cell>
          <table:table-cell office:value-type="float" office:value="35.28571429" calcext:value-type="float">
            <text:p>35.28571429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31.28571429" calcext:value-type="float">
            <text:p>31.28571429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4.285714286" calcext:value-type="float">
            <text:p>4.285714286</text:p>
          </table:table-cell>
          <table:table-cell office:value-type="float" office:value="7.714285714" calcext:value-type="float">
            <text:p>7.714285714</text:p>
          </table:table-cell>
          <table:table-cell office:value-type="float" office:value="14.85714286" calcext:value-type="float">
            <text:p>14.85714286</text:p>
          </table:table-cell>
          <table:table-cell office:value-type="float" office:value="19.71428571" calcext:value-type="float">
            <text:p>19.71428571</text:p>
          </table:table-cell>
          <table:table-cell office:value-type="float" office:value="18.71428571" calcext:value-type="float">
            <text:p>18.71428571</text:p>
          </table:table-cell>
          <table:table-cell office:value-type="float" office:value="30.14285714" calcext:value-type="float">
            <text:p>30.14285714</text:p>
          </table:table-cell>
          <table:table-cell office:value-type="float" office:value="35.28571429" calcext:value-type="float">
            <text:p>35.28571429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31.28571429" calcext:value-type="float">
            <text:p>31.28571429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4.285714286" calcext:value-type="float">
            <text:p>4.285714286</text:p>
          </table:table-cell>
          <table:table-cell office:value-type="float" office:value="7.714285714" calcext:value-type="float">
            <text:p>7.714285714</text:p>
          </table:table-cell>
          <table:table-cell office:value-type="float" office:value="14.85714286" calcext:value-type="float">
            <text:p>14.85714286</text:p>
          </table:table-cell>
          <table:table-cell office:value-type="float" office:value="19.71428571" calcext:value-type="float">
            <text:p>19.71428571</text:p>
          </table:table-cell>
          <table:table-cell office:value-type="float" office:value="18.71428571" calcext:value-type="float">
            <text:p>18.71428571</text:p>
          </table:table-cell>
          <table:table-cell office:value-type="float" office:value="30.14285714" calcext:value-type="float">
            <text:p>30.14285714</text:p>
          </table:table-cell>
          <table:table-cell office:value-type="float" office:value="35.28571429" calcext:value-type="float">
            <text:p>35.28571429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31.28571429" calcext:value-type="float">
            <text:p>31.28571429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4.285714286" calcext:value-type="float">
            <text:p>4.285714286</text:p>
          </table:table-cell>
          <table:table-cell office:value-type="float" office:value="7.714285714" calcext:value-type="float">
            <text:p>7.714285714</text:p>
          </table:table-cell>
          <table:table-cell office:value-type="float" office:value="14.85714286" calcext:value-type="float">
            <text:p>14.85714286</text:p>
          </table:table-cell>
          <table:table-cell office:value-type="float" office:value="19.71428571" calcext:value-type="float">
            <text:p>19.71428571</text:p>
          </table:table-cell>
          <table:table-cell office:value-type="float" office:value="18.71428571" calcext:value-type="float">
            <text:p>18.71428571</text:p>
          </table:table-cell>
          <table:table-cell office:value-type="float" office:value="30.14285714" calcext:value-type="float">
            <text:p>30.14285714</text:p>
          </table:table-cell>
          <table:table-cell office:value-type="float" office:value="35.28571429" calcext:value-type="float">
            <text:p>35.28571429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31.28571429" calcext:value-type="float">
            <text:p>31.28571429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4.857142857" calcext:value-type="float">
            <text:p>4.857142857</text:p>
          </table:table-cell>
          <table:table-cell office:value-type="float" office:value="8" calcext:value-type="float">
            <text:p>8</text:p>
          </table:table-cell>
          <table:table-cell office:value-type="float" office:value="9.714285714" calcext:value-type="float">
            <text:p>9.714285714</text:p>
          </table:table-cell>
          <table:table-cell office:value-type="float" office:value="17.42857143" calcext:value-type="float">
            <text:p>17.42857143</text:p>
          </table:table-cell>
          <table:table-cell office:value-type="float" office:value="34.28571429" calcext:value-type="float">
            <text:p>34.28571429</text:p>
          </table:table-cell>
          <table:table-cell office:value-type="float" office:value="43.85714286" calcext:value-type="float">
            <text:p>43.85714286</text:p>
          </table:table-cell>
          <table:table-cell office:value-type="float" office:value="49.57142857" calcext:value-type="float">
            <text:p>49.57142857</text:p>
          </table:table-cell>
          <table:table-cell office:value-type="float" office:value="54.85714286" calcext:value-type="float">
            <text:p>54.85714286</text:p>
          </table:table-cell>
          <table:table-cell office:value-type="float" office:value="77.42857143" calcext:value-type="float">
            <text:p>77.42857143</text:p>
          </table:table-cell>
          <table:table-cell office:value-type="float" office:value="75.57142857" calcext:value-type="float">
            <text:p>75.57142857</text:p>
          </table:table-cell>
          <table:table-cell office:value-type="float" office:value="50.28571429" calcext:value-type="float">
            <text:p>50.28571429</text:p>
          </table:table-cell>
          <table:table-cell office:value-type="float" office:value="30.28571429" calcext:value-type="float">
            <text:p>30.28571429</text:p>
          </table:table-cell>
          <table:table-cell office:value-type="float" office:value="7.571428571" calcext:value-type="float">
            <text:p>7.571428571</text:p>
          </table:table-cell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4.857142857" calcext:value-type="float">
            <text:p>4.857142857</text:p>
          </table:table-cell>
          <table:table-cell office:value-type="float" office:value="8" calcext:value-type="float">
            <text:p>8</text:p>
          </table:table-cell>
          <table:table-cell office:value-type="float" office:value="9.714285714" calcext:value-type="float">
            <text:p>9.714285714</text:p>
          </table:table-cell>
          <table:table-cell office:value-type="float" office:value="17.42857143" calcext:value-type="float">
            <text:p>17.42857143</text:p>
          </table:table-cell>
          <table:table-cell office:value-type="float" office:value="34.28571429" calcext:value-type="float">
            <text:p>34.28571429</text:p>
          </table:table-cell>
          <table:table-cell office:value-type="float" office:value="43.85714286" calcext:value-type="float">
            <text:p>43.85714286</text:p>
          </table:table-cell>
          <table:table-cell office:value-type="float" office:value="49.57142857" calcext:value-type="float">
            <text:p>49.57142857</text:p>
          </table:table-cell>
          <table:table-cell office:value-type="float" office:value="54.85714286" calcext:value-type="float">
            <text:p>54.85714286</text:p>
          </table:table-cell>
          <table:table-cell office:value-type="float" office:value="77.42857143" calcext:value-type="float">
            <text:p>77.42857143</text:p>
          </table:table-cell>
          <table:table-cell office:value-type="float" office:value="75.57142857" calcext:value-type="float">
            <text:p>75.57142857</text:p>
          </table:table-cell>
          <table:table-cell office:value-type="float" office:value="50.28571429" calcext:value-type="float">
            <text:p>50.28571429</text:p>
          </table:table-cell>
          <table:table-cell office:value-type="float" office:value="30.28571429" calcext:value-type="float">
            <text:p>30.28571429</text:p>
          </table:table-cell>
          <table:table-cell office:value-type="float" office:value="7.571428571" calcext:value-type="float">
            <text:p>7.571428571</text:p>
          </table:table-cell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4.857142857" calcext:value-type="float">
            <text:p>4.857142857</text:p>
          </table:table-cell>
          <table:table-cell office:value-type="float" office:value="8" calcext:value-type="float">
            <text:p>8</text:p>
          </table:table-cell>
          <table:table-cell office:value-type="float" office:value="9.714285714" calcext:value-type="float">
            <text:p>9.714285714</text:p>
          </table:table-cell>
          <table:table-cell office:value-type="float" office:value="17.42857143" calcext:value-type="float">
            <text:p>17.42857143</text:p>
          </table:table-cell>
          <table:table-cell office:value-type="float" office:value="34.28571429" calcext:value-type="float">
            <text:p>34.28571429</text:p>
          </table:table-cell>
          <table:table-cell office:value-type="float" office:value="43.85714286" calcext:value-type="float">
            <text:p>43.85714286</text:p>
          </table:table-cell>
          <table:table-cell office:value-type="float" office:value="49.57142857" calcext:value-type="float">
            <text:p>49.57142857</text:p>
          </table:table-cell>
          <table:table-cell office:value-type="float" office:value="54.85714286" calcext:value-type="float">
            <text:p>54.85714286</text:p>
          </table:table-cell>
          <table:table-cell office:value-type="float" office:value="77.42857143" calcext:value-type="float">
            <text:p>77.42857143</text:p>
          </table:table-cell>
          <table:table-cell office:value-type="float" office:value="75.57142857" calcext:value-type="float">
            <text:p>75.57142857</text:p>
          </table:table-cell>
          <table:table-cell office:value-type="float" office:value="50.28571429" calcext:value-type="float">
            <text:p>50.28571429</text:p>
          </table:table-cell>
          <table:table-cell office:value-type="float" office:value="30.28571429" calcext:value-type="float">
            <text:p>30.28571429</text:p>
          </table:table-cell>
          <table:table-cell office:value-type="float" office:value="7.571428571" calcext:value-type="float">
            <text:p>7.571428571</text:p>
          </table:table-cell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4.857142857" calcext:value-type="float">
            <text:p>4.857142857</text:p>
          </table:table-cell>
          <table:table-cell office:value-type="float" office:value="8" calcext:value-type="float">
            <text:p>8</text:p>
          </table:table-cell>
          <table:table-cell office:value-type="float" office:value="9.714285714" calcext:value-type="float">
            <text:p>9.714285714</text:p>
          </table:table-cell>
          <table:table-cell office:value-type="float" office:value="17.42857143" calcext:value-type="float">
            <text:p>17.42857143</text:p>
          </table:table-cell>
          <table:table-cell office:value-type="float" office:value="34.28571429" calcext:value-type="float">
            <text:p>34.28571429</text:p>
          </table:table-cell>
          <table:table-cell office:value-type="float" office:value="43.85714286" calcext:value-type="float">
            <text:p>43.85714286</text:p>
          </table:table-cell>
          <table:table-cell office:value-type="float" office:value="49.57142857" calcext:value-type="float">
            <text:p>49.57142857</text:p>
          </table:table-cell>
          <table:table-cell office:value-type="float" office:value="54.85714286" calcext:value-type="float">
            <text:p>54.85714286</text:p>
          </table:table-cell>
          <table:table-cell office:value-type="float" office:value="77.42857143" calcext:value-type="float">
            <text:p>77.42857143</text:p>
          </table:table-cell>
          <table:table-cell office:value-type="float" office:value="75.57142857" calcext:value-type="float">
            <text:p>75.57142857</text:p>
          </table:table-cell>
          <table:table-cell office:value-type="float" office:value="50.28571429" calcext:value-type="float">
            <text:p>50.28571429</text:p>
          </table:table-cell>
          <table:table-cell office:value-type="float" office:value="30.28571429" calcext:value-type="float">
            <text:p>30.28571429</text:p>
          </table:table-cell>
          <table:table-cell office:value-type="float" office:value="7.571428571" calcext:value-type="float">
            <text:p>7.571428571</text:p>
          </table:table-cell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4.857142857" calcext:value-type="float">
            <text:p>4.857142857</text:p>
          </table:table-cell>
          <table:table-cell office:value-type="float" office:value="8" calcext:value-type="float">
            <text:p>8</text:p>
          </table:table-cell>
          <table:table-cell office:value-type="float" office:value="9.714285714" calcext:value-type="float">
            <text:p>9.714285714</text:p>
          </table:table-cell>
          <table:table-cell office:value-type="float" office:value="17.42857143" calcext:value-type="float">
            <text:p>17.42857143</text:p>
          </table:table-cell>
          <table:table-cell office:value-type="float" office:value="34.28571429" calcext:value-type="float">
            <text:p>34.28571429</text:p>
          </table:table-cell>
          <table:table-cell office:value-type="float" office:value="43.85714286" calcext:value-type="float">
            <text:p>43.85714286</text:p>
          </table:table-cell>
          <table:table-cell office:value-type="float" office:value="49.57142857" calcext:value-type="float">
            <text:p>49.57142857</text:p>
          </table:table-cell>
          <table:table-cell office:value-type="float" office:value="54.85714286" calcext:value-type="float">
            <text:p>54.85714286</text:p>
          </table:table-cell>
          <table:table-cell office:value-type="float" office:value="77.42857143" calcext:value-type="float">
            <text:p>77.42857143</text:p>
          </table:table-cell>
          <table:table-cell office:value-type="float" office:value="75.57142857" calcext:value-type="float">
            <text:p>75.57142857</text:p>
          </table:table-cell>
          <table:table-cell office:value-type="float" office:value="50.28571429" calcext:value-type="float">
            <text:p>50.28571429</text:p>
          </table:table-cell>
          <table:table-cell office:value-type="float" office:value="30.28571429" calcext:value-type="float">
            <text:p>30.28571429</text:p>
          </table:table-cell>
          <table:table-cell office:value-type="float" office:value="7.571428571" calcext:value-type="float">
            <text:p>7.571428571</text:p>
          </table:table-cell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4.857142857" calcext:value-type="float">
            <text:p>4.857142857</text:p>
          </table:table-cell>
          <table:table-cell office:value-type="float" office:value="8" calcext:value-type="float">
            <text:p>8</text:p>
          </table:table-cell>
          <table:table-cell office:value-type="float" office:value="9.714285714" calcext:value-type="float">
            <text:p>9.714285714</text:p>
          </table:table-cell>
          <table:table-cell office:value-type="float" office:value="17.42857143" calcext:value-type="float">
            <text:p>17.42857143</text:p>
          </table:table-cell>
          <table:table-cell office:value-type="float" office:value="34.28571429" calcext:value-type="float">
            <text:p>34.28571429</text:p>
          </table:table-cell>
          <table:table-cell office:value-type="float" office:value="43.85714286" calcext:value-type="float">
            <text:p>43.85714286</text:p>
          </table:table-cell>
          <table:table-cell office:value-type="float" office:value="49.57142857" calcext:value-type="float">
            <text:p>49.57142857</text:p>
          </table:table-cell>
          <table:table-cell office:value-type="float" office:value="54.85714286" calcext:value-type="float">
            <text:p>54.85714286</text:p>
          </table:table-cell>
          <table:table-cell office:value-type="float" office:value="77.42857143" calcext:value-type="float">
            <text:p>77.42857143</text:p>
          </table:table-cell>
          <table:table-cell office:value-type="float" office:value="75.57142857" calcext:value-type="float">
            <text:p>75.57142857</text:p>
          </table:table-cell>
          <table:table-cell office:value-type="float" office:value="50.28571429" calcext:value-type="float">
            <text:p>50.28571429</text:p>
          </table:table-cell>
          <table:table-cell office:value-type="float" office:value="30.28571429" calcext:value-type="float">
            <text:p>30.28571429</text:p>
          </table:table-cell>
          <table:table-cell office:value-type="float" office:value="7.571428571" calcext:value-type="float">
            <text:p>7.571428571</text:p>
          </table:table-cell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4.857142857" calcext:value-type="float">
            <text:p>4.857142857</text:p>
          </table:table-cell>
          <table:table-cell office:value-type="float" office:value="8" calcext:value-type="float">
            <text:p>8</text:p>
          </table:table-cell>
          <table:table-cell office:value-type="float" office:value="9.714285714" calcext:value-type="float">
            <text:p>9.714285714</text:p>
          </table:table-cell>
          <table:table-cell office:value-type="float" office:value="17.42857143" calcext:value-type="float">
            <text:p>17.42857143</text:p>
          </table:table-cell>
          <table:table-cell office:value-type="float" office:value="34.28571429" calcext:value-type="float">
            <text:p>34.28571429</text:p>
          </table:table-cell>
          <table:table-cell office:value-type="float" office:value="43.85714286" calcext:value-type="float">
            <text:p>43.85714286</text:p>
          </table:table-cell>
          <table:table-cell office:value-type="float" office:value="49.57142857" calcext:value-type="float">
            <text:p>49.57142857</text:p>
          </table:table-cell>
          <table:table-cell office:value-type="float" office:value="54.85714286" calcext:value-type="float">
            <text:p>54.85714286</text:p>
          </table:table-cell>
          <table:table-cell office:value-type="float" office:value="77.42857143" calcext:value-type="float">
            <text:p>77.42857143</text:p>
          </table:table-cell>
          <table:table-cell office:value-type="float" office:value="75.57142857" calcext:value-type="float">
            <text:p>75.57142857</text:p>
          </table:table-cell>
          <table:table-cell office:value-type="float" office:value="50.28571429" calcext:value-type="float">
            <text:p>50.28571429</text:p>
          </table:table-cell>
          <table:table-cell office:value-type="float" office:value="30.28571429" calcext:value-type="float">
            <text:p>30.28571429</text:p>
          </table:table-cell>
          <table:table-cell office:value-type="float" office:value="7.571428571" calcext:value-type="float">
            <text:p>7.571428571</text:p>
          </table:table-cell>
        </table:table-row>
        <table:table-row table:style-name="ro1">
          <table:table-cell table:number-columns-repeated="2"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6.857142857" calcext:value-type="float">
            <text:p>6.857142857</text:p>
          </table:table-cell>
          <table:table-cell office:value-type="float" office:value="8.428571429" calcext:value-type="float">
            <text:p>8.428571429</text:p>
          </table:table-cell>
          <table:table-cell office:value-type="float" office:value="17" calcext:value-type="float">
            <text:p>17</text:p>
          </table:table-cell>
          <table:table-cell office:value-type="float" office:value="25.28571429" calcext:value-type="float">
            <text:p>25.28571429</text:p>
          </table:table-cell>
          <table:table-cell office:value-type="float" office:value="32.42857143" calcext:value-type="float">
            <text:p>32.42857143</text:p>
          </table:table-cell>
          <table:table-cell office:value-type="float" office:value="45.28571429" calcext:value-type="float">
            <text:p>45.28571429</text:p>
          </table:table-cell>
          <table:table-cell office:value-type="float" office:value="42.14285714" calcext:value-type="float">
            <text:p>42.14285714</text:p>
          </table:table-cell>
          <table:table-cell office:value-type="float" office:value="51.14285714" calcext:value-type="float">
            <text:p>51.14285714</text:p>
          </table:table-cell>
          <table:table-cell office:value-type="float" office:value="48.14285714" calcext:value-type="float">
            <text:p>48.14285714</text:p>
          </table:table-cell>
          <table:table-cell office:value-type="float" office:value="30.57142857" calcext:value-type="float">
            <text:p>30.57142857</text:p>
          </table:table-cell>
          <table:table-cell office:value-type="float" office:value="20.42857143" calcext:value-type="float">
            <text:p>20.42857143</text:p>
          </table:table-cell>
          <table:table-cell office:value-type="float" office:value="9.142857143" calcext:value-type="float">
            <text:p>9.142857143</text:p>
          </table:table-cell>
        </table:table-row>
        <table:table-row table:style-name="ro1">
          <table:table-cell table:number-columns-repeated="2"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6.857142857" calcext:value-type="float">
            <text:p>6.857142857</text:p>
          </table:table-cell>
          <table:table-cell office:value-type="float" office:value="8.428571429" calcext:value-type="float">
            <text:p>8.428571429</text:p>
          </table:table-cell>
          <table:table-cell office:value-type="float" office:value="17" calcext:value-type="float">
            <text:p>17</text:p>
          </table:table-cell>
          <table:table-cell office:value-type="float" office:value="25.28571429" calcext:value-type="float">
            <text:p>25.28571429</text:p>
          </table:table-cell>
          <table:table-cell office:value-type="float" office:value="32.42857143" calcext:value-type="float">
            <text:p>32.42857143</text:p>
          </table:table-cell>
          <table:table-cell office:value-type="float" office:value="45.28571429" calcext:value-type="float">
            <text:p>45.28571429</text:p>
          </table:table-cell>
          <table:table-cell office:value-type="float" office:value="42.14285714" calcext:value-type="float">
            <text:p>42.14285714</text:p>
          </table:table-cell>
          <table:table-cell office:value-type="float" office:value="51.14285714" calcext:value-type="float">
            <text:p>51.14285714</text:p>
          </table:table-cell>
          <table:table-cell office:value-type="float" office:value="48.14285714" calcext:value-type="float">
            <text:p>48.14285714</text:p>
          </table:table-cell>
          <table:table-cell office:value-type="float" office:value="30.57142857" calcext:value-type="float">
            <text:p>30.57142857</text:p>
          </table:table-cell>
          <table:table-cell office:value-type="float" office:value="20.42857143" calcext:value-type="float">
            <text:p>20.42857143</text:p>
          </table:table-cell>
          <table:table-cell office:value-type="float" office:value="9.142857143" calcext:value-type="float">
            <text:p>9.142857143</text:p>
          </table:table-cell>
        </table:table-row>
        <table:table-row table:style-name="ro1">
          <table:table-cell table:number-columns-repeated="2"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6.857142857" calcext:value-type="float">
            <text:p>6.857142857</text:p>
          </table:table-cell>
          <table:table-cell office:value-type="float" office:value="8.428571429" calcext:value-type="float">
            <text:p>8.428571429</text:p>
          </table:table-cell>
          <table:table-cell office:value-type="float" office:value="17" calcext:value-type="float">
            <text:p>17</text:p>
          </table:table-cell>
          <table:table-cell office:value-type="float" office:value="25.28571429" calcext:value-type="float">
            <text:p>25.28571429</text:p>
          </table:table-cell>
          <table:table-cell office:value-type="float" office:value="32.42857143" calcext:value-type="float">
            <text:p>32.42857143</text:p>
          </table:table-cell>
          <table:table-cell office:value-type="float" office:value="45.28571429" calcext:value-type="float">
            <text:p>45.28571429</text:p>
          </table:table-cell>
          <table:table-cell office:value-type="float" office:value="42.14285714" calcext:value-type="float">
            <text:p>42.14285714</text:p>
          </table:table-cell>
          <table:table-cell office:value-type="float" office:value="51.14285714" calcext:value-type="float">
            <text:p>51.14285714</text:p>
          </table:table-cell>
          <table:table-cell office:value-type="float" office:value="48.14285714" calcext:value-type="float">
            <text:p>48.14285714</text:p>
          </table:table-cell>
          <table:table-cell office:value-type="float" office:value="30.57142857" calcext:value-type="float">
            <text:p>30.57142857</text:p>
          </table:table-cell>
          <table:table-cell office:value-type="float" office:value="20.42857143" calcext:value-type="float">
            <text:p>20.42857143</text:p>
          </table:table-cell>
          <table:table-cell office:value-type="float" office:value="9.142857143" calcext:value-type="float">
            <text:p>9.142857143</text:p>
          </table:table-cell>
        </table:table-row>
        <table:table-row table:style-name="ro1">
          <table:table-cell table:number-columns-repeated="2"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6.857142857" calcext:value-type="float">
            <text:p>6.857142857</text:p>
          </table:table-cell>
          <table:table-cell office:value-type="float" office:value="8.428571429" calcext:value-type="float">
            <text:p>8.428571429</text:p>
          </table:table-cell>
          <table:table-cell office:value-type="float" office:value="17" calcext:value-type="float">
            <text:p>17</text:p>
          </table:table-cell>
          <table:table-cell office:value-type="float" office:value="25.28571429" calcext:value-type="float">
            <text:p>25.28571429</text:p>
          </table:table-cell>
          <table:table-cell office:value-type="float" office:value="32.42857143" calcext:value-type="float">
            <text:p>32.42857143</text:p>
          </table:table-cell>
          <table:table-cell office:value-type="float" office:value="45.28571429" calcext:value-type="float">
            <text:p>45.28571429</text:p>
          </table:table-cell>
          <table:table-cell office:value-type="float" office:value="42.14285714" calcext:value-type="float">
            <text:p>42.14285714</text:p>
          </table:table-cell>
          <table:table-cell office:value-type="float" office:value="51.14285714" calcext:value-type="float">
            <text:p>51.14285714</text:p>
          </table:table-cell>
          <table:table-cell office:value-type="float" office:value="48.14285714" calcext:value-type="float">
            <text:p>48.14285714</text:p>
          </table:table-cell>
          <table:table-cell office:value-type="float" office:value="30.57142857" calcext:value-type="float">
            <text:p>30.57142857</text:p>
          </table:table-cell>
          <table:table-cell office:value-type="float" office:value="20.42857143" calcext:value-type="float">
            <text:p>20.42857143</text:p>
          </table:table-cell>
          <table:table-cell office:value-type="float" office:value="9.142857143" calcext:value-type="float">
            <text:p>9.142857143</text:p>
          </table:table-cell>
        </table:table-row>
        <table:table-row table:style-name="ro1">
          <table:table-cell table:number-columns-repeated="2"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6.857142857" calcext:value-type="float">
            <text:p>6.857142857</text:p>
          </table:table-cell>
          <table:table-cell office:value-type="float" office:value="8.428571429" calcext:value-type="float">
            <text:p>8.428571429</text:p>
          </table:table-cell>
          <table:table-cell office:value-type="float" office:value="17" calcext:value-type="float">
            <text:p>17</text:p>
          </table:table-cell>
          <table:table-cell office:value-type="float" office:value="25.28571429" calcext:value-type="float">
            <text:p>25.28571429</text:p>
          </table:table-cell>
          <table:table-cell office:value-type="float" office:value="32.42857143" calcext:value-type="float">
            <text:p>32.42857143</text:p>
          </table:table-cell>
          <table:table-cell office:value-type="float" office:value="45.28571429" calcext:value-type="float">
            <text:p>45.28571429</text:p>
          </table:table-cell>
          <table:table-cell office:value-type="float" office:value="42.14285714" calcext:value-type="float">
            <text:p>42.14285714</text:p>
          </table:table-cell>
          <table:table-cell office:value-type="float" office:value="51.14285714" calcext:value-type="float">
            <text:p>51.14285714</text:p>
          </table:table-cell>
          <table:table-cell office:value-type="float" office:value="48.14285714" calcext:value-type="float">
            <text:p>48.14285714</text:p>
          </table:table-cell>
          <table:table-cell office:value-type="float" office:value="30.57142857" calcext:value-type="float">
            <text:p>30.57142857</text:p>
          </table:table-cell>
          <table:table-cell office:value-type="float" office:value="20.42857143" calcext:value-type="float">
            <text:p>20.42857143</text:p>
          </table:table-cell>
          <table:table-cell office:value-type="float" office:value="9.142857143" calcext:value-type="float">
            <text:p>9.142857143</text:p>
          </table:table-cell>
        </table:table-row>
        <table:table-row table:style-name="ro1">
          <table:table-cell table:number-columns-repeated="2"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6.857142857" calcext:value-type="float">
            <text:p>6.857142857</text:p>
          </table:table-cell>
          <table:table-cell office:value-type="float" office:value="8.428571429" calcext:value-type="float">
            <text:p>8.428571429</text:p>
          </table:table-cell>
          <table:table-cell office:value-type="float" office:value="17" calcext:value-type="float">
            <text:p>17</text:p>
          </table:table-cell>
          <table:table-cell office:value-type="float" office:value="25.28571429" calcext:value-type="float">
            <text:p>25.28571429</text:p>
          </table:table-cell>
          <table:table-cell office:value-type="float" office:value="32.42857143" calcext:value-type="float">
            <text:p>32.42857143</text:p>
          </table:table-cell>
          <table:table-cell office:value-type="float" office:value="45.28571429" calcext:value-type="float">
            <text:p>45.28571429</text:p>
          </table:table-cell>
          <table:table-cell office:value-type="float" office:value="42.14285714" calcext:value-type="float">
            <text:p>42.14285714</text:p>
          </table:table-cell>
          <table:table-cell office:value-type="float" office:value="51.14285714" calcext:value-type="float">
            <text:p>51.14285714</text:p>
          </table:table-cell>
          <table:table-cell office:value-type="float" office:value="48.14285714" calcext:value-type="float">
            <text:p>48.14285714</text:p>
          </table:table-cell>
          <table:table-cell office:value-type="float" office:value="30.57142857" calcext:value-type="float">
            <text:p>30.57142857</text:p>
          </table:table-cell>
          <table:table-cell office:value-type="float" office:value="20.42857143" calcext:value-type="float">
            <text:p>20.42857143</text:p>
          </table:table-cell>
          <table:table-cell office:value-type="float" office:value="9.142857143" calcext:value-type="float">
            <text:p>9.142857143</text:p>
          </table:table-cell>
        </table:table-row>
        <table:table-row table:style-name="ro1">
          <table:table-cell table:number-columns-repeated="2"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6.857142857" calcext:value-type="float">
            <text:p>6.857142857</text:p>
          </table:table-cell>
          <table:table-cell office:value-type="float" office:value="8.428571429" calcext:value-type="float">
            <text:p>8.428571429</text:p>
          </table:table-cell>
          <table:table-cell office:value-type="float" office:value="17" calcext:value-type="float">
            <text:p>17</text:p>
          </table:table-cell>
          <table:table-cell office:value-type="float" office:value="25.28571429" calcext:value-type="float">
            <text:p>25.28571429</text:p>
          </table:table-cell>
          <table:table-cell office:value-type="float" office:value="32.42857143" calcext:value-type="float">
            <text:p>32.42857143</text:p>
          </table:table-cell>
          <table:table-cell office:value-type="float" office:value="45.28571429" calcext:value-type="float">
            <text:p>45.28571429</text:p>
          </table:table-cell>
          <table:table-cell office:value-type="float" office:value="42.14285714" calcext:value-type="float">
            <text:p>42.14285714</text:p>
          </table:table-cell>
          <table:table-cell office:value-type="float" office:value="51.14285714" calcext:value-type="float">
            <text:p>51.14285714</text:p>
          </table:table-cell>
          <table:table-cell office:value-type="float" office:value="48.14285714" calcext:value-type="float">
            <text:p>48.14285714</text:p>
          </table:table-cell>
          <table:table-cell office:value-type="float" office:value="30.57142857" calcext:value-type="float">
            <text:p>30.57142857</text:p>
          </table:table-cell>
          <table:table-cell office:value-type="float" office:value="20.42857143" calcext:value-type="float">
            <text:p>20.42857143</text:p>
          </table:table-cell>
          <table:table-cell office:value-type="float" office:value="9.142857143" calcext:value-type="float">
            <text:p>9.142857143</text:p>
          </table:table-cell>
        </table:table-row>
        <table:table-row table:style-name="ro1">
          <table:table-cell office:value-type="float" office:value="0.714285714" calcext:value-type="float">
            <text:p>0.714285714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2.142857143" calcext:value-type="float">
            <text:p>2.142857143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4.571428571" calcext:value-type="float">
            <text:p>4.571428571</text:p>
          </table:table-cell>
          <table:table-cell office:value-type="float" office:value="11.85714286" calcext:value-type="float">
            <text:p>11.85714286</text:p>
          </table:table-cell>
          <table:table-cell office:value-type="float" office:value="16.42857143" calcext:value-type="float">
            <text:p>16.42857143</text:p>
          </table:table-cell>
          <table:table-cell office:value-type="float" office:value="24.85714286" calcext:value-type="float">
            <text:p>24.85714286</text:p>
          </table:table-cell>
          <table:table-cell office:value-type="float" office:value="29" calcext:value-type="float">
            <text:p>29</text:p>
          </table:table-cell>
          <table:table-cell office:value-type="float" office:value="25.57142857" calcext:value-type="float">
            <text:p>25.57142857</text:p>
          </table:table-cell>
          <table:table-cell office:value-type="float" office:value="26.71428571" calcext:value-type="float">
            <text:p>26.7142857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3.71428571" calcext:value-type="float">
            <text:p>13.71428571</text:p>
          </table:table-cell>
          <table:table-cell office:value-type="float" office:value="6.714285714" calcext:value-type="float">
            <text:p>6.714285714</text:p>
          </table:table-cell>
        </table:table-row>
        <table:table-row table:style-name="ro1">
          <table:table-cell office:value-type="float" office:value="0.714285714" calcext:value-type="float">
            <text:p>0.714285714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2.142857143" calcext:value-type="float">
            <text:p>2.142857143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4.571428571" calcext:value-type="float">
            <text:p>4.571428571</text:p>
          </table:table-cell>
          <table:table-cell office:value-type="float" office:value="11.85714286" calcext:value-type="float">
            <text:p>11.85714286</text:p>
          </table:table-cell>
          <table:table-cell office:value-type="float" office:value="16.42857143" calcext:value-type="float">
            <text:p>16.42857143</text:p>
          </table:table-cell>
          <table:table-cell office:value-type="float" office:value="24.85714286" calcext:value-type="float">
            <text:p>24.85714286</text:p>
          </table:table-cell>
          <table:table-cell office:value-type="float" office:value="29" calcext:value-type="float">
            <text:p>29</text:p>
          </table:table-cell>
          <table:table-cell office:value-type="float" office:value="25.57142857" calcext:value-type="float">
            <text:p>25.57142857</text:p>
          </table:table-cell>
          <table:table-cell office:value-type="float" office:value="26.71428571" calcext:value-type="float">
            <text:p>26.7142857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3.71428571" calcext:value-type="float">
            <text:p>13.71428571</text:p>
          </table:table-cell>
          <table:table-cell office:value-type="float" office:value="6.714285714" calcext:value-type="float">
            <text:p>6.714285714</text:p>
          </table:table-cell>
        </table:table-row>
        <table:table-row table:style-name="ro1">
          <table:table-cell office:value-type="float" office:value="0.714285714" calcext:value-type="float">
            <text:p>0.714285714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2.142857143" calcext:value-type="float">
            <text:p>2.142857143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4.571428571" calcext:value-type="float">
            <text:p>4.571428571</text:p>
          </table:table-cell>
          <table:table-cell office:value-type="float" office:value="11.85714286" calcext:value-type="float">
            <text:p>11.85714286</text:p>
          </table:table-cell>
          <table:table-cell office:value-type="float" office:value="16.42857143" calcext:value-type="float">
            <text:p>16.42857143</text:p>
          </table:table-cell>
          <table:table-cell office:value-type="float" office:value="24.85714286" calcext:value-type="float">
            <text:p>24.85714286</text:p>
          </table:table-cell>
          <table:table-cell office:value-type="float" office:value="29" calcext:value-type="float">
            <text:p>29</text:p>
          </table:table-cell>
          <table:table-cell office:value-type="float" office:value="25.57142857" calcext:value-type="float">
            <text:p>25.57142857</text:p>
          </table:table-cell>
          <table:table-cell office:value-type="float" office:value="26.71428571" calcext:value-type="float">
            <text:p>26.7142857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3.71428571" calcext:value-type="float">
            <text:p>13.71428571</text:p>
          </table:table-cell>
          <table:table-cell office:value-type="float" office:value="6.714285714" calcext:value-type="float">
            <text:p>6.714285714</text:p>
          </table:table-cell>
        </table:table-row>
        <table:table-row table:style-name="ro1">
          <table:table-cell office:value-type="float" office:value="0.714285714" calcext:value-type="float">
            <text:p>0.714285714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2.142857143" calcext:value-type="float">
            <text:p>2.142857143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4.571428571" calcext:value-type="float">
            <text:p>4.571428571</text:p>
          </table:table-cell>
          <table:table-cell office:value-type="float" office:value="11.85714286" calcext:value-type="float">
            <text:p>11.85714286</text:p>
          </table:table-cell>
          <table:table-cell office:value-type="float" office:value="16.42857143" calcext:value-type="float">
            <text:p>16.42857143</text:p>
          </table:table-cell>
          <table:table-cell office:value-type="float" office:value="24.85714286" calcext:value-type="float">
            <text:p>24.85714286</text:p>
          </table:table-cell>
          <table:table-cell office:value-type="float" office:value="29" calcext:value-type="float">
            <text:p>29</text:p>
          </table:table-cell>
          <table:table-cell office:value-type="float" office:value="25.57142857" calcext:value-type="float">
            <text:p>25.57142857</text:p>
          </table:table-cell>
          <table:table-cell office:value-type="float" office:value="26.71428571" calcext:value-type="float">
            <text:p>26.7142857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3.71428571" calcext:value-type="float">
            <text:p>13.71428571</text:p>
          </table:table-cell>
          <table:table-cell office:value-type="float" office:value="6.714285714" calcext:value-type="float">
            <text:p>6.714285714</text:p>
          </table:table-cell>
        </table:table-row>
        <table:table-row table:style-name="ro1">
          <table:table-cell office:value-type="float" office:value="0.714285714" calcext:value-type="float">
            <text:p>0.714285714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2.142857143" calcext:value-type="float">
            <text:p>2.142857143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4.571428571" calcext:value-type="float">
            <text:p>4.571428571</text:p>
          </table:table-cell>
          <table:table-cell office:value-type="float" office:value="11.85714286" calcext:value-type="float">
            <text:p>11.85714286</text:p>
          </table:table-cell>
          <table:table-cell office:value-type="float" office:value="16.42857143" calcext:value-type="float">
            <text:p>16.42857143</text:p>
          </table:table-cell>
          <table:table-cell office:value-type="float" office:value="24.85714286" calcext:value-type="float">
            <text:p>24.85714286</text:p>
          </table:table-cell>
          <table:table-cell office:value-type="float" office:value="29" calcext:value-type="float">
            <text:p>29</text:p>
          </table:table-cell>
          <table:table-cell office:value-type="float" office:value="25.57142857" calcext:value-type="float">
            <text:p>25.57142857</text:p>
          </table:table-cell>
          <table:table-cell office:value-type="float" office:value="26.71428571" calcext:value-type="float">
            <text:p>26.7142857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3.71428571" calcext:value-type="float">
            <text:p>13.71428571</text:p>
          </table:table-cell>
          <table:table-cell office:value-type="float" office:value="6.714285714" calcext:value-type="float">
            <text:p>6.714285714</text:p>
          </table:table-cell>
        </table:table-row>
        <table:table-row table:style-name="ro1">
          <table:table-cell office:value-type="float" office:value="0.714285714" calcext:value-type="float">
            <text:p>0.714285714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2.142857143" calcext:value-type="float">
            <text:p>2.142857143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4.571428571" calcext:value-type="float">
            <text:p>4.571428571</text:p>
          </table:table-cell>
          <table:table-cell office:value-type="float" office:value="11.85714286" calcext:value-type="float">
            <text:p>11.85714286</text:p>
          </table:table-cell>
          <table:table-cell office:value-type="float" office:value="16.42857143" calcext:value-type="float">
            <text:p>16.42857143</text:p>
          </table:table-cell>
          <table:table-cell office:value-type="float" office:value="24.85714286" calcext:value-type="float">
            <text:p>24.85714286</text:p>
          </table:table-cell>
          <table:table-cell office:value-type="float" office:value="29" calcext:value-type="float">
            <text:p>29</text:p>
          </table:table-cell>
          <table:table-cell office:value-type="float" office:value="25.57142857" calcext:value-type="float">
            <text:p>25.57142857</text:p>
          </table:table-cell>
          <table:table-cell office:value-type="float" office:value="26.71428571" calcext:value-type="float">
            <text:p>26.7142857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3.71428571" calcext:value-type="float">
            <text:p>13.71428571</text:p>
          </table:table-cell>
          <table:table-cell office:value-type="float" office:value="6.714285714" calcext:value-type="float">
            <text:p>6.714285714</text:p>
          </table:table-cell>
        </table:table-row>
        <table:table-row table:style-name="ro1">
          <table:table-cell office:value-type="float" office:value="0.714285714" calcext:value-type="float">
            <text:p>0.714285714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2.142857143" calcext:value-type="float">
            <text:p>2.142857143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4.571428571" calcext:value-type="float">
            <text:p>4.571428571</text:p>
          </table:table-cell>
          <table:table-cell office:value-type="float" office:value="11.85714286" calcext:value-type="float">
            <text:p>11.85714286</text:p>
          </table:table-cell>
          <table:table-cell office:value-type="float" office:value="16.42857143" calcext:value-type="float">
            <text:p>16.42857143</text:p>
          </table:table-cell>
          <table:table-cell office:value-type="float" office:value="24.85714286" calcext:value-type="float">
            <text:p>24.85714286</text:p>
          </table:table-cell>
          <table:table-cell office:value-type="float" office:value="29" calcext:value-type="float">
            <text:p>29</text:p>
          </table:table-cell>
          <table:table-cell office:value-type="float" office:value="25.57142857" calcext:value-type="float">
            <text:p>25.57142857</text:p>
          </table:table-cell>
          <table:table-cell office:value-type="float" office:value="26.71428571" calcext:value-type="float">
            <text:p>26.7142857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3.71428571" calcext:value-type="float">
            <text:p>13.71428571</text:p>
          </table:table-cell>
          <table:table-cell office:value-type="float" office:value="6.714285714" calcext:value-type="float">
            <text:p>6.714285714</text:p>
          </table:table-cell>
        </table:table-row>
        <table:table-row table:style-name="ro1">
          <table:table-cell office:value-type="float" office:value="0.857142857" calcext:value-type="float">
            <text:p>0.857142857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" calcext:value-type="float">
            <text:p>3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12.57142857" calcext:value-type="float">
            <text:p>12.57142857</text:p>
          </table:table-cell>
          <table:table-cell office:value-type="float" office:value="12.28571429" calcext:value-type="float">
            <text:p>12.28571429</text:p>
          </table:table-cell>
          <table:table-cell office:value-type="float" office:value="16.57142857" calcext:value-type="float">
            <text:p>16.57142857</text:p>
          </table:table-cell>
          <table:table-cell office:value-type="float" office:value="13.14285714" calcext:value-type="float">
            <text:p>13.14285714</text:p>
          </table:table-cell>
          <table:table-cell office:value-type="float" office:value="15.14285714" calcext:value-type="float">
            <text:p>15.1428571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.142857143" calcext:value-type="float">
            <text:p>5.142857143</text:p>
          </table:table-cell>
        </table:table-row>
        <table:table-row table:style-name="ro1">
          <table:table-cell office:value-type="float" office:value="0.857142857" calcext:value-type="float">
            <text:p>0.857142857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" calcext:value-type="float">
            <text:p>3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12.57142857" calcext:value-type="float">
            <text:p>12.57142857</text:p>
          </table:table-cell>
          <table:table-cell office:value-type="float" office:value="12.28571429" calcext:value-type="float">
            <text:p>12.28571429</text:p>
          </table:table-cell>
          <table:table-cell office:value-type="float" office:value="16.57142857" calcext:value-type="float">
            <text:p>16.57142857</text:p>
          </table:table-cell>
          <table:table-cell office:value-type="float" office:value="13.14285714" calcext:value-type="float">
            <text:p>13.14285714</text:p>
          </table:table-cell>
          <table:table-cell office:value-type="float" office:value="15.14285714" calcext:value-type="float">
            <text:p>15.1428571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.142857143" calcext:value-type="float">
            <text:p>5.142857143</text:p>
          </table:table-cell>
        </table:table-row>
        <table:table-row table:style-name="ro1">
          <table:table-cell office:value-type="float" office:value="0.857142857" calcext:value-type="float">
            <text:p>0.857142857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" calcext:value-type="float">
            <text:p>3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12.57142857" calcext:value-type="float">
            <text:p>12.57142857</text:p>
          </table:table-cell>
          <table:table-cell office:value-type="float" office:value="12.28571429" calcext:value-type="float">
            <text:p>12.28571429</text:p>
          </table:table-cell>
          <table:table-cell office:value-type="float" office:value="16.57142857" calcext:value-type="float">
            <text:p>16.57142857</text:p>
          </table:table-cell>
          <table:table-cell office:value-type="float" office:value="13.14285714" calcext:value-type="float">
            <text:p>13.14285714</text:p>
          </table:table-cell>
          <table:table-cell office:value-type="float" office:value="15.14285714" calcext:value-type="float">
            <text:p>15.1428571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.142857143" calcext:value-type="float">
            <text:p>5.142857143</text:p>
          </table:table-cell>
        </table:table-row>
        <table:table-row table:style-name="ro1">
          <table:table-cell office:value-type="float" office:value="0.857142857" calcext:value-type="float">
            <text:p>0.857142857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" calcext:value-type="float">
            <text:p>3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12.57142857" calcext:value-type="float">
            <text:p>12.57142857</text:p>
          </table:table-cell>
          <table:table-cell office:value-type="float" office:value="12.28571429" calcext:value-type="float">
            <text:p>12.28571429</text:p>
          </table:table-cell>
          <table:table-cell office:value-type="float" office:value="16.57142857" calcext:value-type="float">
            <text:p>16.57142857</text:p>
          </table:table-cell>
          <table:table-cell office:value-type="float" office:value="13.14285714" calcext:value-type="float">
            <text:p>13.14285714</text:p>
          </table:table-cell>
          <table:table-cell office:value-type="float" office:value="15.14285714" calcext:value-type="float">
            <text:p>15.1428571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.142857143" calcext:value-type="float">
            <text:p>5.142857143</text:p>
          </table:table-cell>
        </table:table-row>
        <table:table-row table:style-name="ro1">
          <table:table-cell office:value-type="float" office:value="0.857142857" calcext:value-type="float">
            <text:p>0.857142857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" calcext:value-type="float">
            <text:p>3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12.57142857" calcext:value-type="float">
            <text:p>12.57142857</text:p>
          </table:table-cell>
          <table:table-cell office:value-type="float" office:value="12.28571429" calcext:value-type="float">
            <text:p>12.28571429</text:p>
          </table:table-cell>
          <table:table-cell office:value-type="float" office:value="16.57142857" calcext:value-type="float">
            <text:p>16.57142857</text:p>
          </table:table-cell>
          <table:table-cell office:value-type="float" office:value="13.14285714" calcext:value-type="float">
            <text:p>13.14285714</text:p>
          </table:table-cell>
          <table:table-cell office:value-type="float" office:value="15.14285714" calcext:value-type="float">
            <text:p>15.1428571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.142857143" calcext:value-type="float">
            <text:p>5.142857143</text:p>
          </table:table-cell>
        </table:table-row>
        <table:table-row table:style-name="ro1">
          <table:table-cell office:value-type="float" office:value="0.857142857" calcext:value-type="float">
            <text:p>0.857142857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" calcext:value-type="float">
            <text:p>3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12.57142857" calcext:value-type="float">
            <text:p>12.57142857</text:p>
          </table:table-cell>
          <table:table-cell office:value-type="float" office:value="12.28571429" calcext:value-type="float">
            <text:p>12.28571429</text:p>
          </table:table-cell>
          <table:table-cell office:value-type="float" office:value="16.57142857" calcext:value-type="float">
            <text:p>16.57142857</text:p>
          </table:table-cell>
          <table:table-cell office:value-type="float" office:value="13.14285714" calcext:value-type="float">
            <text:p>13.14285714</text:p>
          </table:table-cell>
          <table:table-cell office:value-type="float" office:value="15.14285714" calcext:value-type="float">
            <text:p>15.1428571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.142857143" calcext:value-type="float">
            <text:p>5.142857143</text:p>
          </table:table-cell>
        </table:table-row>
        <table:table-row table:style-name="ro1">
          <table:table-cell office:value-type="float" office:value="0.857142857" calcext:value-type="float">
            <text:p>0.857142857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" calcext:value-type="float">
            <text:p>3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12.57142857" calcext:value-type="float">
            <text:p>12.57142857</text:p>
          </table:table-cell>
          <table:table-cell office:value-type="float" office:value="12.28571429" calcext:value-type="float">
            <text:p>12.28571429</text:p>
          </table:table-cell>
          <table:table-cell office:value-type="float" office:value="16.57142857" calcext:value-type="float">
            <text:p>16.57142857</text:p>
          </table:table-cell>
          <table:table-cell office:value-type="float" office:value="13.14285714" calcext:value-type="float">
            <text:p>13.14285714</text:p>
          </table:table-cell>
          <table:table-cell office:value-type="float" office:value="15.14285714" calcext:value-type="float">
            <text:p>15.1428571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.142857143" calcext:value-type="float">
            <text:p>5.142857143</text:p>
          </table:table-cell>
        </table:table-row>
        <table:table-row table:style-name="ro1">
          <table:table-cell office:value-type="float" office:value="0.428571429" calcext:value-type="float">
            <text:p>0.428571429</text:p>
          </table:table-cell>
          <table:table-cell office:value-type="float" office:value="0" calcext:value-type="float">
            <text:p>0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8.285714286" calcext:value-type="float">
            <text:p>8.285714286</text:p>
          </table:table-cell>
          <table:table-cell office:value-type="float" office:value="11.42857143" calcext:value-type="float">
            <text:p>11.42857143</text:p>
          </table:table-cell>
          <table:table-cell office:value-type="float" office:value="9" calcext:value-type="float">
            <text:p>9</text:p>
          </table:table-cell>
          <table:table-cell office:value-type="float" office:value="9.285714286" calcext:value-type="float">
            <text:p>9.285714286</text:p>
          </table:table-cell>
          <table:table-cell office:value-type="float" office:value="9.142857143" calcext:value-type="float">
            <text:p>9.142857143</text:p>
          </table:table-cell>
          <table:table-cell office:value-type="float" office:value="8.285714286" calcext:value-type="float">
            <text:p>8.285714286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428571429" calcext:value-type="float">
            <text:p>0.428571429</text:p>
          </table:table-cell>
          <table:table-cell office:value-type="float" office:value="0" calcext:value-type="float">
            <text:p>0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8.285714286" calcext:value-type="float">
            <text:p>8.285714286</text:p>
          </table:table-cell>
          <table:table-cell office:value-type="float" office:value="11.42857143" calcext:value-type="float">
            <text:p>11.42857143</text:p>
          </table:table-cell>
          <table:table-cell office:value-type="float" office:value="9" calcext:value-type="float">
            <text:p>9</text:p>
          </table:table-cell>
          <table:table-cell office:value-type="float" office:value="9.285714286" calcext:value-type="float">
            <text:p>9.285714286</text:p>
          </table:table-cell>
          <table:table-cell office:value-type="float" office:value="9.142857143" calcext:value-type="float">
            <text:p>9.142857143</text:p>
          </table:table-cell>
          <table:table-cell office:value-type="float" office:value="8.285714286" calcext:value-type="float">
            <text:p>8.285714286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428571429" calcext:value-type="float">
            <text:p>0.428571429</text:p>
          </table:table-cell>
          <table:table-cell office:value-type="float" office:value="0" calcext:value-type="float">
            <text:p>0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8.285714286" calcext:value-type="float">
            <text:p>8.285714286</text:p>
          </table:table-cell>
          <table:table-cell office:value-type="float" office:value="11.42857143" calcext:value-type="float">
            <text:p>11.42857143</text:p>
          </table:table-cell>
          <table:table-cell office:value-type="float" office:value="9" calcext:value-type="float">
            <text:p>9</text:p>
          </table:table-cell>
          <table:table-cell office:value-type="float" office:value="9.285714286" calcext:value-type="float">
            <text:p>9.285714286</text:p>
          </table:table-cell>
          <table:table-cell office:value-type="float" office:value="9.142857143" calcext:value-type="float">
            <text:p>9.142857143</text:p>
          </table:table-cell>
          <table:table-cell office:value-type="float" office:value="8.285714286" calcext:value-type="float">
            <text:p>8.285714286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428571429" calcext:value-type="float">
            <text:p>0.428571429</text:p>
          </table:table-cell>
          <table:table-cell office:value-type="float" office:value="0" calcext:value-type="float">
            <text:p>0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8.285714286" calcext:value-type="float">
            <text:p>8.285714286</text:p>
          </table:table-cell>
          <table:table-cell office:value-type="float" office:value="11.42857143" calcext:value-type="float">
            <text:p>11.42857143</text:p>
          </table:table-cell>
          <table:table-cell office:value-type="float" office:value="9" calcext:value-type="float">
            <text:p>9</text:p>
          </table:table-cell>
          <table:table-cell office:value-type="float" office:value="9.285714286" calcext:value-type="float">
            <text:p>9.285714286</text:p>
          </table:table-cell>
          <table:table-cell office:value-type="float" office:value="9.142857143" calcext:value-type="float">
            <text:p>9.142857143</text:p>
          </table:table-cell>
          <table:table-cell office:value-type="float" office:value="8.285714286" calcext:value-type="float">
            <text:p>8.285714286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428571429" calcext:value-type="float">
            <text:p>0.428571429</text:p>
          </table:table-cell>
          <table:table-cell office:value-type="float" office:value="0" calcext:value-type="float">
            <text:p>0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8.285714286" calcext:value-type="float">
            <text:p>8.285714286</text:p>
          </table:table-cell>
          <table:table-cell office:value-type="float" office:value="11.42857143" calcext:value-type="float">
            <text:p>11.42857143</text:p>
          </table:table-cell>
          <table:table-cell office:value-type="float" office:value="9" calcext:value-type="float">
            <text:p>9</text:p>
          </table:table-cell>
          <table:table-cell office:value-type="float" office:value="9.285714286" calcext:value-type="float">
            <text:p>9.285714286</text:p>
          </table:table-cell>
          <table:table-cell office:value-type="float" office:value="9.142857143" calcext:value-type="float">
            <text:p>9.142857143</text:p>
          </table:table-cell>
          <table:table-cell office:value-type="float" office:value="8.285714286" calcext:value-type="float">
            <text:p>8.285714286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428571429" calcext:value-type="float">
            <text:p>0.428571429</text:p>
          </table:table-cell>
          <table:table-cell office:value-type="float" office:value="0" calcext:value-type="float">
            <text:p>0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8.285714286" calcext:value-type="float">
            <text:p>8.285714286</text:p>
          </table:table-cell>
          <table:table-cell office:value-type="float" office:value="11.42857143" calcext:value-type="float">
            <text:p>11.42857143</text:p>
          </table:table-cell>
          <table:table-cell office:value-type="float" office:value="9" calcext:value-type="float">
            <text:p>9</text:p>
          </table:table-cell>
          <table:table-cell office:value-type="float" office:value="9.285714286" calcext:value-type="float">
            <text:p>9.285714286</text:p>
          </table:table-cell>
          <table:table-cell office:value-type="float" office:value="9.142857143" calcext:value-type="float">
            <text:p>9.142857143</text:p>
          </table:table-cell>
          <table:table-cell office:value-type="float" office:value="8.285714286" calcext:value-type="float">
            <text:p>8.285714286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428571429" calcext:value-type="float">
            <text:p>0.428571429</text:p>
          </table:table-cell>
          <table:table-cell office:value-type="float" office:value="0" calcext:value-type="float">
            <text:p>0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8.285714286" calcext:value-type="float">
            <text:p>8.285714286</text:p>
          </table:table-cell>
          <table:table-cell office:value-type="float" office:value="11.42857143" calcext:value-type="float">
            <text:p>11.42857143</text:p>
          </table:table-cell>
          <table:table-cell office:value-type="float" office:value="9" calcext:value-type="float">
            <text:p>9</text:p>
          </table:table-cell>
          <table:table-cell office:value-type="float" office:value="9.285714286" calcext:value-type="float">
            <text:p>9.285714286</text:p>
          </table:table-cell>
          <table:table-cell office:value-type="float" office:value="9.142857143" calcext:value-type="float">
            <text:p>9.142857143</text:p>
          </table:table-cell>
          <table:table-cell office:value-type="float" office:value="8.285714286" calcext:value-type="float">
            <text:p>8.285714286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" calcext:value-type="float">
            <text:p>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3" calcext:value-type="float">
            <text:p>3</text:p>
          </table:table-cell>
          <table:table-cell office:value-type="float" office:value="5.142857143" calcext:value-type="float">
            <text:p>5.142857143</text:p>
          </table:table-cell>
          <table:table-cell office:value-type="float" office:value="6" calcext:value-type="float">
            <text:p>6</text:p>
          </table:table-cell>
          <table:table-cell office:value-type="float" office:value="6.142857143" calcext:value-type="float">
            <text:p>6.142857143</text:p>
          </table:table-cell>
          <table:table-cell office:value-type="float" office:value="4.571428571" calcext:value-type="float">
            <text:p>4.571428571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7.285714286" calcext:value-type="float">
            <text:p>7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5.428571429" calcext:value-type="float">
            <text:p>5.428571429</text:p>
          </table:table-cell>
          <table:table-cell office:value-type="float" office:value="3.142857143" calcext:value-type="float">
            <text:p>3.14285714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" calcext:value-type="float">
            <text:p>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3" calcext:value-type="float">
            <text:p>3</text:p>
          </table:table-cell>
          <table:table-cell office:value-type="float" office:value="5.142857143" calcext:value-type="float">
            <text:p>5.142857143</text:p>
          </table:table-cell>
          <table:table-cell office:value-type="float" office:value="6" calcext:value-type="float">
            <text:p>6</text:p>
          </table:table-cell>
          <table:table-cell office:value-type="float" office:value="6.142857143" calcext:value-type="float">
            <text:p>6.142857143</text:p>
          </table:table-cell>
          <table:table-cell office:value-type="float" office:value="4.571428571" calcext:value-type="float">
            <text:p>4.571428571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7.285714286" calcext:value-type="float">
            <text:p>7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5.428571429" calcext:value-type="float">
            <text:p>5.428571429</text:p>
          </table:table-cell>
          <table:table-cell office:value-type="float" office:value="3.142857143" calcext:value-type="float">
            <text:p>3.14285714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" calcext:value-type="float">
            <text:p>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3" calcext:value-type="float">
            <text:p>3</text:p>
          </table:table-cell>
          <table:table-cell office:value-type="float" office:value="5.142857143" calcext:value-type="float">
            <text:p>5.142857143</text:p>
          </table:table-cell>
          <table:table-cell office:value-type="float" office:value="6" calcext:value-type="float">
            <text:p>6</text:p>
          </table:table-cell>
          <table:table-cell office:value-type="float" office:value="6.142857143" calcext:value-type="float">
            <text:p>6.142857143</text:p>
          </table:table-cell>
          <table:table-cell office:value-type="float" office:value="4.571428571" calcext:value-type="float">
            <text:p>4.571428571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7.285714286" calcext:value-type="float">
            <text:p>7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5.428571429" calcext:value-type="float">
            <text:p>5.428571429</text:p>
          </table:table-cell>
          <table:table-cell office:value-type="float" office:value="3.142857143" calcext:value-type="float">
            <text:p>3.14285714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" calcext:value-type="float">
            <text:p>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3" calcext:value-type="float">
            <text:p>3</text:p>
          </table:table-cell>
          <table:table-cell office:value-type="float" office:value="5.142857143" calcext:value-type="float">
            <text:p>5.142857143</text:p>
          </table:table-cell>
          <table:table-cell office:value-type="float" office:value="6" calcext:value-type="float">
            <text:p>6</text:p>
          </table:table-cell>
          <table:table-cell office:value-type="float" office:value="6.142857143" calcext:value-type="float">
            <text:p>6.142857143</text:p>
          </table:table-cell>
          <table:table-cell office:value-type="float" office:value="4.571428571" calcext:value-type="float">
            <text:p>4.571428571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7.285714286" calcext:value-type="float">
            <text:p>7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5.428571429" calcext:value-type="float">
            <text:p>5.428571429</text:p>
          </table:table-cell>
          <table:table-cell office:value-type="float" office:value="3.142857143" calcext:value-type="float">
            <text:p>3.14285714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" calcext:value-type="float">
            <text:p>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3" calcext:value-type="float">
            <text:p>3</text:p>
          </table:table-cell>
          <table:table-cell office:value-type="float" office:value="5.142857143" calcext:value-type="float">
            <text:p>5.142857143</text:p>
          </table:table-cell>
          <table:table-cell office:value-type="float" office:value="6" calcext:value-type="float">
            <text:p>6</text:p>
          </table:table-cell>
          <table:table-cell office:value-type="float" office:value="6.142857143" calcext:value-type="float">
            <text:p>6.142857143</text:p>
          </table:table-cell>
          <table:table-cell office:value-type="float" office:value="4.571428571" calcext:value-type="float">
            <text:p>4.571428571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7.285714286" calcext:value-type="float">
            <text:p>7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5.428571429" calcext:value-type="float">
            <text:p>5.428571429</text:p>
          </table:table-cell>
          <table:table-cell office:value-type="float" office:value="3.142857143" calcext:value-type="float">
            <text:p>3.14285714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" calcext:value-type="float">
            <text:p>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3" calcext:value-type="float">
            <text:p>3</text:p>
          </table:table-cell>
          <table:table-cell office:value-type="float" office:value="5.142857143" calcext:value-type="float">
            <text:p>5.142857143</text:p>
          </table:table-cell>
          <table:table-cell office:value-type="float" office:value="6" calcext:value-type="float">
            <text:p>6</text:p>
          </table:table-cell>
          <table:table-cell office:value-type="float" office:value="6.142857143" calcext:value-type="float">
            <text:p>6.142857143</text:p>
          </table:table-cell>
          <table:table-cell office:value-type="float" office:value="4.571428571" calcext:value-type="float">
            <text:p>4.571428571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7.285714286" calcext:value-type="float">
            <text:p>7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5.428571429" calcext:value-type="float">
            <text:p>5.428571429</text:p>
          </table:table-cell>
          <table:table-cell office:value-type="float" office:value="3.142857143" calcext:value-type="float">
            <text:p>3.14285714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" calcext:value-type="float">
            <text:p>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3" calcext:value-type="float">
            <text:p>3</text:p>
          </table:table-cell>
          <table:table-cell office:value-type="float" office:value="5.142857143" calcext:value-type="float">
            <text:p>5.142857143</text:p>
          </table:table-cell>
          <table:table-cell office:value-type="float" office:value="6" calcext:value-type="float">
            <text:p>6</text:p>
          </table:table-cell>
          <table:table-cell office:value-type="float" office:value="6.142857143" calcext:value-type="float">
            <text:p>6.142857143</text:p>
          </table:table-cell>
          <table:table-cell office:value-type="float" office:value="4.571428571" calcext:value-type="float">
            <text:p>4.571428571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7.285714286" calcext:value-type="float">
            <text:p>7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5.428571429" calcext:value-type="float">
            <text:p>5.428571429</text:p>
          </table:table-cell>
          <table:table-cell office:value-type="float" office:value="3.142857143" calcext:value-type="float">
            <text:p>3.142857143</text:p>
          </table:table-cell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1.142857143" calcext:value-type="float">
            <text:p>1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" calcext:value-type="float">
            <text:p>4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5" calcext:value-type="float">
            <text:p>5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2.285714286" calcext:value-type="float">
            <text:p>2.285714286</text:p>
          </table:table-cell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1.142857143" calcext:value-type="float">
            <text:p>1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" calcext:value-type="float">
            <text:p>4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5" calcext:value-type="float">
            <text:p>5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2.285714286" calcext:value-type="float">
            <text:p>2.285714286</text:p>
          </table:table-cell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1.142857143" calcext:value-type="float">
            <text:p>1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" calcext:value-type="float">
            <text:p>4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5" calcext:value-type="float">
            <text:p>5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2.285714286" calcext:value-type="float">
            <text:p>2.285714286</text:p>
          </table:table-cell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1.142857143" calcext:value-type="float">
            <text:p>1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" calcext:value-type="float">
            <text:p>4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5" calcext:value-type="float">
            <text:p>5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2.285714286" calcext:value-type="float">
            <text:p>2.285714286</text:p>
          </table:table-cell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1.142857143" calcext:value-type="float">
            <text:p>1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" calcext:value-type="float">
            <text:p>4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5" calcext:value-type="float">
            <text:p>5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2.285714286" calcext:value-type="float">
            <text:p>2.285714286</text:p>
          </table:table-cell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1.142857143" calcext:value-type="float">
            <text:p>1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" calcext:value-type="float">
            <text:p>4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5" calcext:value-type="float">
            <text:p>5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2.285714286" calcext:value-type="float">
            <text:p>2.285714286</text:p>
          </table:table-cell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1.142857143" calcext:value-type="float">
            <text:p>1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" calcext:value-type="float">
            <text:p>4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5" calcext:value-type="float">
            <text:p>5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2.285714286" calcext:value-type="float">
            <text:p>2.285714286</text:p>
          </table:table-cell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1.571428571" calcext:value-type="float">
            <text:p>1.571428571</text:p>
          </table:table-cell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1.571428571" calcext:value-type="float">
            <text:p>1.571428571</text:p>
          </table:table-cell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1.571428571" calcext:value-type="float">
            <text:p>1.571428571</text:p>
          </table:table-cell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1.571428571" calcext:value-type="float">
            <text:p>1.571428571</text:p>
          </table:table-cell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1.571428571" calcext:value-type="float">
            <text:p>1.571428571</text:p>
          </table:table-cell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1.571428571" calcext:value-type="float">
            <text:p>1.571428571</text:p>
          </table:table-cell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1.571428571" calcext:value-type="float">
            <text:p>1.571428571</text:p>
          </table:table-cell>
        </table:table-row>
        <table:table-row table:style-name="ro1"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3.428571429" calcext:value-type="float">
            <text:p>3.428571429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1.142857143" calcext:value-type="float">
            <text:p>1.14285714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" calcext:value-type="float">
            <text:p>2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" calcext:value-type="float">
            <text:p>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714285714" calcext:value-type="float">
            <text:p>0.7142857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1.142857143" calcext:value-type="float">
            <text:p>1.14285714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" calcext:value-type="float">
            <text:p>2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" calcext:value-type="float">
            <text:p>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714285714" calcext:value-type="float">
            <text:p>0.7142857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1.142857143" calcext:value-type="float">
            <text:p>1.14285714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" calcext:value-type="float">
            <text:p>2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" calcext:value-type="float">
            <text:p>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714285714" calcext:value-type="float">
            <text:p>0.7142857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1.142857143" calcext:value-type="float">
            <text:p>1.14285714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" calcext:value-type="float">
            <text:p>2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" calcext:value-type="float">
            <text:p>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714285714" calcext:value-type="float">
            <text:p>0.7142857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1.142857143" calcext:value-type="float">
            <text:p>1.14285714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" calcext:value-type="float">
            <text:p>2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" calcext:value-type="float">
            <text:p>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714285714" calcext:value-type="float">
            <text:p>0.7142857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1.142857143" calcext:value-type="float">
            <text:p>1.14285714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" calcext:value-type="float">
            <text:p>2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" calcext:value-type="float">
            <text:p>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714285714" calcext:value-type="float">
            <text:p>0.7142857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1.142857143" calcext:value-type="float">
            <text:p>1.14285714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" calcext:value-type="float">
            <text:p>2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" calcext:value-type="float">
            <text:p>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714285714" calcext:value-type="float">
            <text:p>0.71428571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285714286" calcext:value-type="float">
            <text:p>0.28571428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285714286" calcext:value-type="float">
            <text:p>0.28571428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285714286" calcext:value-type="float">
            <text:p>0.28571428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285714286" calcext:value-type="float">
            <text:p>0.28571428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285714286" calcext:value-type="float">
            <text:p>0.28571428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285714286" calcext:value-type="float">
            <text:p>0.28571428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285714286" calcext:value-type="float">
            <text:p>0.285714286</text:p>
          </table:table-cell>
        </table:table-row>
        <table:table-row table:style-name="ro1"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1.428571429" calcext:value-type="float">
            <text:p>1.428571429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" calcext:value-type="float">
            <text:p>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</table:table-row>
        <table:table-row table:style-name="ro1"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1.428571429" calcext:value-type="float">
            <text:p>1.428571429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" calcext:value-type="float">
            <text:p>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</table:table-row>
        <table:table-row table:style-name="ro1"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1.428571429" calcext:value-type="float">
            <text:p>1.428571429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" calcext:value-type="float">
            <text:p>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</table:table-row>
        <table:table-row table:style-name="ro1"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1.428571429" calcext:value-type="float">
            <text:p>1.428571429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" calcext:value-type="float">
            <text:p>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</table:table-row>
        <table:table-row table:style-name="ro1"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1.428571429" calcext:value-type="float">
            <text:p>1.428571429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" calcext:value-type="float">
            <text:p>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</table:table-row>
        <table:table-row table:style-name="ro1"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1.428571429" calcext:value-type="float">
            <text:p>1.428571429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" calcext:value-type="float">
            <text:p>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</table:table-row>
        <table:table-row table:style-name="ro1"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1.428571429" calcext:value-type="float">
            <text:p>1.428571429</text:p>
          </table:table-cell>
          <table:table-cell table:number-columns-repeated="2"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" calcext:value-type="float">
            <text:p>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</table:table-row>
        <table:table-row table:style-name="ro1"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</table:table-row>
        <table:table-row table:style-name="ro1"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</table:table-row>
        <table:table-row table:style-name="ro1"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</table:table-row>
        <table:table-row table:style-name="ro1"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</table:table-row>
        <table:table-row table:style-name="ro1"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</table:table-row>
        <table:table-row table:style-name="ro1"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</table:table-row>
        <table:table-row table:style-name="ro1"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9" calcext:value-type="float">
            <text:p>0.428571429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571428571" calcext:value-type="float">
            <text:p>0.571428571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571428571" calcext:value-type="float">
            <text:p>0.571428571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571428571" calcext:value-type="float">
            <text:p>0.571428571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571428571" calcext:value-type="float">
            <text:p>0.571428571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571428571" calcext:value-type="float">
            <text:p>0.571428571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571428571" calcext:value-type="float">
            <text:p>0.571428571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571428571" calcext:value-type="float">
            <text:p>0.571428571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office:value-type="float" office:value="0.142857143" calcext:value-type="float">
            <text:p>0.14285714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142857143" calcext:value-type="float">
            <text:p>0.142857143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table:number-columns-repeated="2"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" calcext:value-type="float">
            <text:p>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table:number-columns-repeated="2" office:value-type="float" office:value="0.428571429" calcext:value-type="float">
            <text:p>0.428571429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table:number-columns-repeated="2"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" calcext:value-type="float">
            <text:p>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table:number-columns-repeated="2" office:value-type="float" office:value="0.428571429" calcext:value-type="float">
            <text:p>0.428571429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table:number-columns-repeated="2"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" calcext:value-type="float">
            <text:p>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table:number-columns-repeated="2" office:value-type="float" office:value="0.428571429" calcext:value-type="float">
            <text:p>0.428571429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table:number-columns-repeated="2"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" calcext:value-type="float">
            <text:p>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table:number-columns-repeated="2" office:value-type="float" office:value="0.428571429" calcext:value-type="float">
            <text:p>0.428571429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table:number-columns-repeated="2"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" calcext:value-type="float">
            <text:p>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table:number-columns-repeated="2" office:value-type="float" office:value="0.428571429" calcext:value-type="float">
            <text:p>0.428571429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table:number-columns-repeated="2"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" calcext:value-type="float">
            <text:p>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table:number-columns-repeated="2" office:value-type="float" office:value="0.428571429" calcext:value-type="float">
            <text:p>0.428571429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table:number-columns-repeated="2"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" calcext:value-type="float">
            <text:p>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285714286" calcext:value-type="float">
            <text:p>1.285714286</text:p>
          </table:table-cell>
          <table:table-cell table:number-columns-repeated="2" office:value-type="float" office:value="0.428571429" calcext:value-type="float">
            <text:p>0.42857142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1" calcext:value-type="float">
            <text:p>1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1.285714286" calcext:value-type="float">
            <text:p>1.285714286</text:p>
          </table:table-cell>
          <table:table-cell table:number-columns-repeated="3" office:value-type="float" office:value="1.571428571" calcext:value-type="float">
            <text:p>1.571428571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857142857" calcext:value-type="float">
            <text:p>0.85714285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1" calcext:value-type="float">
            <text:p>1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1.285714286" calcext:value-type="float">
            <text:p>1.285714286</text:p>
          </table:table-cell>
          <table:table-cell table:number-columns-repeated="3" office:value-type="float" office:value="1.571428571" calcext:value-type="float">
            <text:p>1.571428571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857142857" calcext:value-type="float">
            <text:p>0.85714285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1" calcext:value-type="float">
            <text:p>1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1.285714286" calcext:value-type="float">
            <text:p>1.285714286</text:p>
          </table:table-cell>
          <table:table-cell table:number-columns-repeated="3" office:value-type="float" office:value="1.571428571" calcext:value-type="float">
            <text:p>1.571428571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857142857" calcext:value-type="float">
            <text:p>0.85714285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1" calcext:value-type="float">
            <text:p>1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1.285714286" calcext:value-type="float">
            <text:p>1.285714286</text:p>
          </table:table-cell>
          <table:table-cell table:number-columns-repeated="3" office:value-type="float" office:value="1.571428571" calcext:value-type="float">
            <text:p>1.571428571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857142857" calcext:value-type="float">
            <text:p>0.85714285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1" calcext:value-type="float">
            <text:p>1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1.285714286" calcext:value-type="float">
            <text:p>1.285714286</text:p>
          </table:table-cell>
          <table:table-cell table:number-columns-repeated="3" office:value-type="float" office:value="1.571428571" calcext:value-type="float">
            <text:p>1.571428571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857142857" calcext:value-type="float">
            <text:p>0.85714285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1" calcext:value-type="float">
            <text:p>1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1.285714286" calcext:value-type="float">
            <text:p>1.285714286</text:p>
          </table:table-cell>
          <table:table-cell table:number-columns-repeated="3" office:value-type="float" office:value="1.571428571" calcext:value-type="float">
            <text:p>1.571428571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857142857" calcext:value-type="float">
            <text:p>0.85714285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1" calcext:value-type="float">
            <text:p>1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1.285714286" calcext:value-type="float">
            <text:p>1.285714286</text:p>
          </table:table-cell>
          <table:table-cell table:number-columns-repeated="3" office:value-type="float" office:value="1.571428571" calcext:value-type="float">
            <text:p>1.571428571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857142857" calcext:value-type="float">
            <text:p>0.857142857</text:p>
          </table:table-cell>
        </table:table-row>
        <table:table-row table:style-name="ro1"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142857143" calcext:value-type="float">
            <text:p>1.142857143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571428571" calcext:value-type="float">
            <text:p>0.571428571</text:p>
          </table:table-cell>
        </table:table-row>
        <table:table-row table:style-name="ro1"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142857143" calcext:value-type="float">
            <text:p>1.142857143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571428571" calcext:value-type="float">
            <text:p>0.571428571</text:p>
          </table:table-cell>
        </table:table-row>
        <table:table-row table:style-name="ro1"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142857143" calcext:value-type="float">
            <text:p>1.142857143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571428571" calcext:value-type="float">
            <text:p>0.571428571</text:p>
          </table:table-cell>
        </table:table-row>
        <table:table-row table:style-name="ro1"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142857143" calcext:value-type="float">
            <text:p>1.142857143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571428571" calcext:value-type="float">
            <text:p>0.571428571</text:p>
          </table:table-cell>
        </table:table-row>
        <table:table-row table:style-name="ro1"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142857143" calcext:value-type="float">
            <text:p>1.142857143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571428571" calcext:value-type="float">
            <text:p>0.571428571</text:p>
          </table:table-cell>
        </table:table-row>
        <table:table-row table:style-name="ro1"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142857143" calcext:value-type="float">
            <text:p>1.142857143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571428571" calcext:value-type="float">
            <text:p>0.571428571</text:p>
          </table:table-cell>
        </table:table-row>
        <table:table-row table:style-name="ro1"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" calcext:value-type="float">
            <text:p>0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142857143" calcext:value-type="float">
            <text:p>1.142857143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0.571428571" calcext:value-type="float">
            <text:p>0.571428571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428571429" calcext:value-type="float">
            <text:p>0.428571429</text:p>
          </table:table-cell>
        </table:table-row>
        <table:table-row table:style-name="ro1"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857142857" calcext:value-type="float">
            <text:p>0.857142857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142857143" calcext:value-type="float">
            <text:p>0.142857143</text:p>
          </table:table-cell>
        </table:table-row>
        <table:table-row table:style-name="ro1"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857142857" calcext:value-type="float">
            <text:p>0.857142857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142857143" calcext:value-type="float">
            <text:p>0.142857143</text:p>
          </table:table-cell>
        </table:table-row>
        <table:table-row table:style-name="ro1"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857142857" calcext:value-type="float">
            <text:p>0.857142857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142857143" calcext:value-type="float">
            <text:p>0.142857143</text:p>
          </table:table-cell>
        </table:table-row>
        <table:table-row table:style-name="ro1"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857142857" calcext:value-type="float">
            <text:p>0.857142857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142857143" calcext:value-type="float">
            <text:p>0.142857143</text:p>
          </table:table-cell>
        </table:table-row>
        <table:table-row table:style-name="ro1"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857142857" calcext:value-type="float">
            <text:p>0.857142857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142857143" calcext:value-type="float">
            <text:p>0.142857143</text:p>
          </table:table-cell>
        </table:table-row>
        <table:table-row table:style-name="ro1"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857142857" calcext:value-type="float">
            <text:p>0.857142857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142857143" calcext:value-type="float">
            <text:p>0.142857143</text:p>
          </table:table-cell>
        </table:table-row>
        <table:table-row table:style-name="ro1">
          <table:table-cell table:number-columns-repeated="3" office:value-type="float" office:value="0.142857143" calcext:value-type="float">
            <text:p>0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857142857" calcext:value-type="float">
            <text:p>0.857142857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1.428571429" calcext:value-type="float">
            <text:p>1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142857143" calcext:value-type="float">
            <text:p>0.142857143</text:p>
          </table:table-cell>
        </table:table-row>
        <table:table-row table:style-name="ro1"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" calcext:value-type="float">
            <text:p>1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714285714" calcext:value-type="float">
            <text:p>2.714285714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table:number-columns-repeated="2" office:value-type="float" office:value="1.714285714" calcext:value-type="float">
            <text:p>1.714285714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285714286" calcext:value-type="float">
            <text:p>0.285714286</text:p>
          </table:table-cell>
        </table:table-row>
        <table:table-row table:style-name="ro1"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" calcext:value-type="float">
            <text:p>1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714285714" calcext:value-type="float">
            <text:p>2.714285714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table:number-columns-repeated="2" office:value-type="float" office:value="1.714285714" calcext:value-type="float">
            <text:p>1.714285714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285714286" calcext:value-type="float">
            <text:p>0.285714286</text:p>
          </table:table-cell>
        </table:table-row>
        <table:table-row table:style-name="ro1"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" calcext:value-type="float">
            <text:p>1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714285714" calcext:value-type="float">
            <text:p>2.714285714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table:number-columns-repeated="2" office:value-type="float" office:value="1.714285714" calcext:value-type="float">
            <text:p>1.714285714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285714286" calcext:value-type="float">
            <text:p>0.285714286</text:p>
          </table:table-cell>
        </table:table-row>
        <table:table-row table:style-name="ro1"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" calcext:value-type="float">
            <text:p>1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714285714" calcext:value-type="float">
            <text:p>2.714285714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table:number-columns-repeated="2" office:value-type="float" office:value="1.714285714" calcext:value-type="float">
            <text:p>1.714285714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285714286" calcext:value-type="float">
            <text:p>0.285714286</text:p>
          </table:table-cell>
        </table:table-row>
        <table:table-row table:style-name="ro1"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" calcext:value-type="float">
            <text:p>1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714285714" calcext:value-type="float">
            <text:p>2.714285714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table:number-columns-repeated="2" office:value-type="float" office:value="1.714285714" calcext:value-type="float">
            <text:p>1.714285714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285714286" calcext:value-type="float">
            <text:p>0.285714286</text:p>
          </table:table-cell>
        </table:table-row>
        <table:table-row table:style-name="ro1"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" calcext:value-type="float">
            <text:p>1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714285714" calcext:value-type="float">
            <text:p>2.714285714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table:number-columns-repeated="2" office:value-type="float" office:value="1.714285714" calcext:value-type="float">
            <text:p>1.714285714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285714286" calcext:value-type="float">
            <text:p>0.285714286</text:p>
          </table:table-cell>
        </table:table-row>
        <table:table-row table:style-name="ro1">
          <table:table-cell table:number-columns-repeated="2"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" calcext:value-type="float">
            <text:p>1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714285714" calcext:value-type="float">
            <text:p>2.714285714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1.285714286" calcext:value-type="float">
            <text:p>1.285714286</text:p>
          </table:table-cell>
          <table:table-cell table:number-columns-repeated="2" office:value-type="float" office:value="1.714285714" calcext:value-type="float">
            <text:p>1.714285714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285714286" calcext:value-type="float">
            <text:p>0.285714286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2857143" calcext:value-type="float">
            <text:p>0.142857143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3.857142857" calcext:value-type="float">
            <text:p>3.857142857</text:p>
          </table:table-cell>
          <table:table-cell office:value-type="float" office:value="5.285714286" calcext:value-type="float">
            <text:p>5.285714286</text:p>
          </table:table-cell>
          <table:table-cell office:value-type="float" office:value="5.142857143" calcext:value-type="float">
            <text:p>5.142857143</text:p>
          </table:table-cell>
          <table:table-cell office:value-type="float" office:value="7.571428571" calcext:value-type="float">
            <text:p>7.571428571</text:p>
          </table:table-cell>
          <table:table-cell office:value-type="float" office:value="8.428571429" calcext:value-type="float">
            <text:p>8.428571429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5.428571429" calcext:value-type="float">
            <text:p>5.428571429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0.857142857" calcext:value-type="float">
            <text:p>0.857142857</text:p>
          </table:table-cell>
        </table:table-row>
        <table:table-row table:style-name="ro1"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3.857142857" calcext:value-type="float">
            <text:p>3.857142857</text:p>
          </table:table-cell>
          <table:table-cell office:value-type="float" office:value="5.285714286" calcext:value-type="float">
            <text:p>5.285714286</text:p>
          </table:table-cell>
          <table:table-cell office:value-type="float" office:value="5.142857143" calcext:value-type="float">
            <text:p>5.142857143</text:p>
          </table:table-cell>
          <table:table-cell office:value-type="float" office:value="7.571428571" calcext:value-type="float">
            <text:p>7.571428571</text:p>
          </table:table-cell>
          <table:table-cell office:value-type="float" office:value="8.428571429" calcext:value-type="float">
            <text:p>8.428571429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5.428571429" calcext:value-type="float">
            <text:p>5.428571429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0.857142857" calcext:value-type="float">
            <text:p>0.857142857</text:p>
          </table:table-cell>
        </table:table-row>
        <table:table-row table:style-name="ro1"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3.857142857" calcext:value-type="float">
            <text:p>3.857142857</text:p>
          </table:table-cell>
          <table:table-cell office:value-type="float" office:value="5.285714286" calcext:value-type="float">
            <text:p>5.285714286</text:p>
          </table:table-cell>
          <table:table-cell office:value-type="float" office:value="5.142857143" calcext:value-type="float">
            <text:p>5.142857143</text:p>
          </table:table-cell>
          <table:table-cell office:value-type="float" office:value="7.571428571" calcext:value-type="float">
            <text:p>7.571428571</text:p>
          </table:table-cell>
          <table:table-cell office:value-type="float" office:value="8.428571429" calcext:value-type="float">
            <text:p>8.428571429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5.428571429" calcext:value-type="float">
            <text:p>5.428571429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0.857142857" calcext:value-type="float">
            <text:p>0.857142857</text:p>
          </table:table-cell>
        </table:table-row>
        <table:table-row table:style-name="ro1"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3.857142857" calcext:value-type="float">
            <text:p>3.857142857</text:p>
          </table:table-cell>
          <table:table-cell office:value-type="float" office:value="5.285714286" calcext:value-type="float">
            <text:p>5.285714286</text:p>
          </table:table-cell>
          <table:table-cell office:value-type="float" office:value="5.142857143" calcext:value-type="float">
            <text:p>5.142857143</text:p>
          </table:table-cell>
          <table:table-cell office:value-type="float" office:value="7.571428571" calcext:value-type="float">
            <text:p>7.571428571</text:p>
          </table:table-cell>
          <table:table-cell office:value-type="float" office:value="8.428571429" calcext:value-type="float">
            <text:p>8.428571429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5.428571429" calcext:value-type="float">
            <text:p>5.428571429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0.857142857" calcext:value-type="float">
            <text:p>0.857142857</text:p>
          </table:table-cell>
        </table:table-row>
        <table:table-row table:style-name="ro1"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3.857142857" calcext:value-type="float">
            <text:p>3.857142857</text:p>
          </table:table-cell>
          <table:table-cell office:value-type="float" office:value="5.285714286" calcext:value-type="float">
            <text:p>5.285714286</text:p>
          </table:table-cell>
          <table:table-cell office:value-type="float" office:value="5.142857143" calcext:value-type="float">
            <text:p>5.142857143</text:p>
          </table:table-cell>
          <table:table-cell office:value-type="float" office:value="7.571428571" calcext:value-type="float">
            <text:p>7.571428571</text:p>
          </table:table-cell>
          <table:table-cell office:value-type="float" office:value="8.428571429" calcext:value-type="float">
            <text:p>8.428571429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5.428571429" calcext:value-type="float">
            <text:p>5.428571429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0.857142857" calcext:value-type="float">
            <text:p>0.857142857</text:p>
          </table:table-cell>
        </table:table-row>
        <table:table-row table:style-name="ro1"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3.857142857" calcext:value-type="float">
            <text:p>3.857142857</text:p>
          </table:table-cell>
          <table:table-cell office:value-type="float" office:value="5.285714286" calcext:value-type="float">
            <text:p>5.285714286</text:p>
          </table:table-cell>
          <table:table-cell office:value-type="float" office:value="5.142857143" calcext:value-type="float">
            <text:p>5.142857143</text:p>
          </table:table-cell>
          <table:table-cell office:value-type="float" office:value="7.571428571" calcext:value-type="float">
            <text:p>7.571428571</text:p>
          </table:table-cell>
          <table:table-cell office:value-type="float" office:value="8.428571429" calcext:value-type="float">
            <text:p>8.428571429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5.428571429" calcext:value-type="float">
            <text:p>5.428571429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0.857142857" calcext:value-type="float">
            <text:p>0.857142857</text:p>
          </table:table-cell>
        </table:table-row>
        <table:table-row table:style-name="ro1">
          <table:table-cell office:value-type="float" office:value="0.571428571" calcext:value-type="float">
            <text:p>0.571428571</text:p>
          </table:table-cell>
          <table:table-cell table:number-columns-repeated="2" office:value-type="float" office:value="0.285714286" calcext:value-type="float">
            <text:p>0.285714286</text:p>
          </table:table-cell>
          <table:table-cell table:number-columns-repeated="2" office:value-type="float" office:value="1.428571429" calcext:value-type="float">
            <text:p>1.428571429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3.857142857" calcext:value-type="float">
            <text:p>3.857142857</text:p>
          </table:table-cell>
          <table:table-cell office:value-type="float" office:value="5.285714286" calcext:value-type="float">
            <text:p>5.285714286</text:p>
          </table:table-cell>
          <table:table-cell office:value-type="float" office:value="5.142857143" calcext:value-type="float">
            <text:p>5.142857143</text:p>
          </table:table-cell>
          <table:table-cell office:value-type="float" office:value="7.571428571" calcext:value-type="float">
            <text:p>7.571428571</text:p>
          </table:table-cell>
          <table:table-cell office:value-type="float" office:value="8.428571429" calcext:value-type="float">
            <text:p>8.428571429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5.428571429" calcext:value-type="float">
            <text:p>5.428571429</text:p>
          </table:table-cell>
          <table:table-cell office:value-type="float" office:value="2.571428571" calcext:value-type="float">
            <text:p>2.571428571</text:p>
          </table:table-cell>
          <table:table-cell office:value-type="float" office:value="0.857142857" calcext:value-type="float">
            <text:p>0.857142857</text:p>
          </table:table-cell>
        </table:table-row>
        <table:table-row table:style-name="ro1">
          <table:table-cell office:value-type="float" office:value="2.571428571" calcext:value-type="float">
            <text:p>2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" calcext:value-type="float">
            <text:p>2</text:p>
          </table:table-cell>
          <table:table-cell office:value-type="float" office:value="4.285714286" calcext:value-type="float">
            <text:p>4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8" calcext:value-type="float">
            <text:p>8</text:p>
          </table:table-cell>
          <table:table-cell office:value-type="float" office:value="8.714285714" calcext:value-type="float">
            <text:p>8.714285714</text:p>
          </table:table-cell>
          <table:table-cell office:value-type="float" office:value="9" calcext:value-type="float">
            <text:p>9</text:p>
          </table:table-cell>
          <table:table-cell office:value-type="float" office:value="13.28571429" calcext:value-type="float">
            <text:p>13.28571429</text:p>
          </table:table-cell>
          <table:table-cell office:value-type="float" office:value="11" calcext:value-type="float">
            <text:p>11</text:p>
          </table:table-cell>
          <table:table-cell office:value-type="float" office:value="8.714285714" calcext:value-type="float">
            <text:p>8.714285714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2.857142857" calcext:value-type="float">
            <text:p>2.857142857</text:p>
          </table:table-cell>
        </table:table-row>
        <table:table-row table:style-name="ro1">
          <table:table-cell office:value-type="float" office:value="2.571428571" calcext:value-type="float">
            <text:p>2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" calcext:value-type="float">
            <text:p>2</text:p>
          </table:table-cell>
          <table:table-cell office:value-type="float" office:value="4.285714286" calcext:value-type="float">
            <text:p>4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8" calcext:value-type="float">
            <text:p>8</text:p>
          </table:table-cell>
          <table:table-cell office:value-type="float" office:value="8.714285714" calcext:value-type="float">
            <text:p>8.714285714</text:p>
          </table:table-cell>
          <table:table-cell office:value-type="float" office:value="9" calcext:value-type="float">
            <text:p>9</text:p>
          </table:table-cell>
          <table:table-cell office:value-type="float" office:value="13.28571429" calcext:value-type="float">
            <text:p>13.28571429</text:p>
          </table:table-cell>
          <table:table-cell office:value-type="float" office:value="11" calcext:value-type="float">
            <text:p>11</text:p>
          </table:table-cell>
          <table:table-cell office:value-type="float" office:value="8.714285714" calcext:value-type="float">
            <text:p>8.714285714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2.857142857" calcext:value-type="float">
            <text:p>2.857142857</text:p>
          </table:table-cell>
        </table:table-row>
        <table:table-row table:style-name="ro1">
          <table:table-cell office:value-type="float" office:value="2.571428571" calcext:value-type="float">
            <text:p>2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" calcext:value-type="float">
            <text:p>2</text:p>
          </table:table-cell>
          <table:table-cell office:value-type="float" office:value="4.285714286" calcext:value-type="float">
            <text:p>4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8" calcext:value-type="float">
            <text:p>8</text:p>
          </table:table-cell>
          <table:table-cell office:value-type="float" office:value="8.714285714" calcext:value-type="float">
            <text:p>8.714285714</text:p>
          </table:table-cell>
          <table:table-cell office:value-type="float" office:value="9" calcext:value-type="float">
            <text:p>9</text:p>
          </table:table-cell>
          <table:table-cell office:value-type="float" office:value="13.28571429" calcext:value-type="float">
            <text:p>13.28571429</text:p>
          </table:table-cell>
          <table:table-cell office:value-type="float" office:value="11" calcext:value-type="float">
            <text:p>11</text:p>
          </table:table-cell>
          <table:table-cell office:value-type="float" office:value="8.714285714" calcext:value-type="float">
            <text:p>8.714285714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2.857142857" calcext:value-type="float">
            <text:p>2.857142857</text:p>
          </table:table-cell>
        </table:table-row>
        <table:table-row table:style-name="ro1">
          <table:table-cell office:value-type="float" office:value="2.571428571" calcext:value-type="float">
            <text:p>2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" calcext:value-type="float">
            <text:p>2</text:p>
          </table:table-cell>
          <table:table-cell office:value-type="float" office:value="4.285714286" calcext:value-type="float">
            <text:p>4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8" calcext:value-type="float">
            <text:p>8</text:p>
          </table:table-cell>
          <table:table-cell office:value-type="float" office:value="8.714285714" calcext:value-type="float">
            <text:p>8.714285714</text:p>
          </table:table-cell>
          <table:table-cell office:value-type="float" office:value="9" calcext:value-type="float">
            <text:p>9</text:p>
          </table:table-cell>
          <table:table-cell office:value-type="float" office:value="13.28571429" calcext:value-type="float">
            <text:p>13.28571429</text:p>
          </table:table-cell>
          <table:table-cell office:value-type="float" office:value="11" calcext:value-type="float">
            <text:p>11</text:p>
          </table:table-cell>
          <table:table-cell office:value-type="float" office:value="8.714285714" calcext:value-type="float">
            <text:p>8.714285714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2.857142857" calcext:value-type="float">
            <text:p>2.857142857</text:p>
          </table:table-cell>
        </table:table-row>
        <table:table-row table:style-name="ro1">
          <table:table-cell office:value-type="float" office:value="2.571428571" calcext:value-type="float">
            <text:p>2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" calcext:value-type="float">
            <text:p>2</text:p>
          </table:table-cell>
          <table:table-cell office:value-type="float" office:value="4.285714286" calcext:value-type="float">
            <text:p>4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8" calcext:value-type="float">
            <text:p>8</text:p>
          </table:table-cell>
          <table:table-cell office:value-type="float" office:value="8.714285714" calcext:value-type="float">
            <text:p>8.714285714</text:p>
          </table:table-cell>
          <table:table-cell office:value-type="float" office:value="9" calcext:value-type="float">
            <text:p>9</text:p>
          </table:table-cell>
          <table:table-cell office:value-type="float" office:value="13.28571429" calcext:value-type="float">
            <text:p>13.28571429</text:p>
          </table:table-cell>
          <table:table-cell office:value-type="float" office:value="11" calcext:value-type="float">
            <text:p>11</text:p>
          </table:table-cell>
          <table:table-cell office:value-type="float" office:value="8.714285714" calcext:value-type="float">
            <text:p>8.714285714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2.857142857" calcext:value-type="float">
            <text:p>2.857142857</text:p>
          </table:table-cell>
        </table:table-row>
        <table:table-row table:style-name="ro1">
          <table:table-cell office:value-type="float" office:value="2.571428571" calcext:value-type="float">
            <text:p>2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" calcext:value-type="float">
            <text:p>2</text:p>
          </table:table-cell>
          <table:table-cell office:value-type="float" office:value="4.285714286" calcext:value-type="float">
            <text:p>4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8" calcext:value-type="float">
            <text:p>8</text:p>
          </table:table-cell>
          <table:table-cell office:value-type="float" office:value="8.714285714" calcext:value-type="float">
            <text:p>8.714285714</text:p>
          </table:table-cell>
          <table:table-cell office:value-type="float" office:value="9" calcext:value-type="float">
            <text:p>9</text:p>
          </table:table-cell>
          <table:table-cell office:value-type="float" office:value="13.28571429" calcext:value-type="float">
            <text:p>13.28571429</text:p>
          </table:table-cell>
          <table:table-cell office:value-type="float" office:value="11" calcext:value-type="float">
            <text:p>11</text:p>
          </table:table-cell>
          <table:table-cell office:value-type="float" office:value="8.714285714" calcext:value-type="float">
            <text:p>8.714285714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2.857142857" calcext:value-type="float">
            <text:p>2.857142857</text:p>
          </table:table-cell>
        </table:table-row>
        <table:table-row table:style-name="ro1">
          <table:table-cell office:value-type="float" office:value="2.571428571" calcext:value-type="float">
            <text:p>2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" calcext:value-type="float">
            <text:p>2</text:p>
          </table:table-cell>
          <table:table-cell office:value-type="float" office:value="4.285714286" calcext:value-type="float">
            <text:p>4.285714286</text:p>
          </table:table-cell>
          <table:table-cell office:value-type="float" office:value="4.142857143" calcext:value-type="float">
            <text:p>4.142857143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8" calcext:value-type="float">
            <text:p>8</text:p>
          </table:table-cell>
          <table:table-cell office:value-type="float" office:value="8.714285714" calcext:value-type="float">
            <text:p>8.714285714</text:p>
          </table:table-cell>
          <table:table-cell office:value-type="float" office:value="9" calcext:value-type="float">
            <text:p>9</text:p>
          </table:table-cell>
          <table:table-cell office:value-type="float" office:value="13.28571429" calcext:value-type="float">
            <text:p>13.28571429</text:p>
          </table:table-cell>
          <table:table-cell office:value-type="float" office:value="11" calcext:value-type="float">
            <text:p>11</text:p>
          </table:table-cell>
          <table:table-cell office:value-type="float" office:value="8.714285714" calcext:value-type="float">
            <text:p>8.714285714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2.857142857" calcext:value-type="float">
            <text:p>2.857142857</text:p>
          </table:table-cell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1.428571429" calcext:value-type="float">
            <text:p>1.428571429</text:p>
          </table:table-cell>
          <table:table-cell table:number-columns-repeated="2" office:value-type="float" office:value="2.142857143" calcext:value-type="float">
            <text:p>2.142857143</text:p>
          </table:table-cell>
          <table:table-cell office:value-type="float" office:value="4" calcext:value-type="float">
            <text:p>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9.571428571" calcext:value-type="float">
            <text:p>9.571428571</text:p>
          </table:table-cell>
          <table:table-cell office:value-type="float" office:value="12.42857143" calcext:value-type="float">
            <text:p>12.42857143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13.28571429" calcext:value-type="float">
            <text:p>13.28571429</text:p>
          </table:table-cell>
          <table:table-cell office:value-type="float" office:value="16.42857143" calcext:value-type="float">
            <text:p>16.42857143</text:p>
          </table:table-cell>
          <table:table-cell office:value-type="float" office:value="12.85714286" calcext:value-type="float">
            <text:p>12.85714286</text:p>
          </table:table-cell>
          <table:table-cell office:value-type="float" office:value="14" calcext:value-type="float">
            <text:p>1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3.857142857" calcext:value-type="float">
            <text:p>3.857142857</text:p>
          </table:table-cell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1.428571429" calcext:value-type="float">
            <text:p>1.428571429</text:p>
          </table:table-cell>
          <table:table-cell table:number-columns-repeated="2" office:value-type="float" office:value="2.142857143" calcext:value-type="float">
            <text:p>2.142857143</text:p>
          </table:table-cell>
          <table:table-cell office:value-type="float" office:value="4" calcext:value-type="float">
            <text:p>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9.571428571" calcext:value-type="float">
            <text:p>9.571428571</text:p>
          </table:table-cell>
          <table:table-cell office:value-type="float" office:value="12.42857143" calcext:value-type="float">
            <text:p>12.42857143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13.28571429" calcext:value-type="float">
            <text:p>13.28571429</text:p>
          </table:table-cell>
          <table:table-cell office:value-type="float" office:value="16.42857143" calcext:value-type="float">
            <text:p>16.42857143</text:p>
          </table:table-cell>
          <table:table-cell office:value-type="float" office:value="12.85714286" calcext:value-type="float">
            <text:p>12.85714286</text:p>
          </table:table-cell>
          <table:table-cell office:value-type="float" office:value="14" calcext:value-type="float">
            <text:p>1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3.857142857" calcext:value-type="float">
            <text:p>3.857142857</text:p>
          </table:table-cell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1.428571429" calcext:value-type="float">
            <text:p>1.428571429</text:p>
          </table:table-cell>
          <table:table-cell table:number-columns-repeated="2" office:value-type="float" office:value="2.142857143" calcext:value-type="float">
            <text:p>2.142857143</text:p>
          </table:table-cell>
          <table:table-cell office:value-type="float" office:value="4" calcext:value-type="float">
            <text:p>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9.571428571" calcext:value-type="float">
            <text:p>9.571428571</text:p>
          </table:table-cell>
          <table:table-cell office:value-type="float" office:value="12.42857143" calcext:value-type="float">
            <text:p>12.42857143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13.28571429" calcext:value-type="float">
            <text:p>13.28571429</text:p>
          </table:table-cell>
          <table:table-cell office:value-type="float" office:value="16.42857143" calcext:value-type="float">
            <text:p>16.42857143</text:p>
          </table:table-cell>
          <table:table-cell office:value-type="float" office:value="12.85714286" calcext:value-type="float">
            <text:p>12.85714286</text:p>
          </table:table-cell>
          <table:table-cell office:value-type="float" office:value="14" calcext:value-type="float">
            <text:p>1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3.857142857" calcext:value-type="float">
            <text:p>3.857142857</text:p>
          </table:table-cell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1.428571429" calcext:value-type="float">
            <text:p>1.428571429</text:p>
          </table:table-cell>
          <table:table-cell table:number-columns-repeated="2" office:value-type="float" office:value="2.142857143" calcext:value-type="float">
            <text:p>2.142857143</text:p>
          </table:table-cell>
          <table:table-cell office:value-type="float" office:value="4" calcext:value-type="float">
            <text:p>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9.571428571" calcext:value-type="float">
            <text:p>9.571428571</text:p>
          </table:table-cell>
          <table:table-cell office:value-type="float" office:value="12.42857143" calcext:value-type="float">
            <text:p>12.42857143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13.28571429" calcext:value-type="float">
            <text:p>13.28571429</text:p>
          </table:table-cell>
          <table:table-cell office:value-type="float" office:value="16.42857143" calcext:value-type="float">
            <text:p>16.42857143</text:p>
          </table:table-cell>
          <table:table-cell office:value-type="float" office:value="12.85714286" calcext:value-type="float">
            <text:p>12.85714286</text:p>
          </table:table-cell>
          <table:table-cell office:value-type="float" office:value="14" calcext:value-type="float">
            <text:p>1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3.857142857" calcext:value-type="float">
            <text:p>3.857142857</text:p>
          </table:table-cell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1.428571429" calcext:value-type="float">
            <text:p>1.428571429</text:p>
          </table:table-cell>
          <table:table-cell table:number-columns-repeated="2" office:value-type="float" office:value="2.142857143" calcext:value-type="float">
            <text:p>2.142857143</text:p>
          </table:table-cell>
          <table:table-cell office:value-type="float" office:value="4" calcext:value-type="float">
            <text:p>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9.571428571" calcext:value-type="float">
            <text:p>9.571428571</text:p>
          </table:table-cell>
          <table:table-cell office:value-type="float" office:value="12.42857143" calcext:value-type="float">
            <text:p>12.42857143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13.28571429" calcext:value-type="float">
            <text:p>13.28571429</text:p>
          </table:table-cell>
          <table:table-cell office:value-type="float" office:value="16.42857143" calcext:value-type="float">
            <text:p>16.42857143</text:p>
          </table:table-cell>
          <table:table-cell office:value-type="float" office:value="12.85714286" calcext:value-type="float">
            <text:p>12.85714286</text:p>
          </table:table-cell>
          <table:table-cell office:value-type="float" office:value="14" calcext:value-type="float">
            <text:p>1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3.857142857" calcext:value-type="float">
            <text:p>3.857142857</text:p>
          </table:table-cell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1.428571429" calcext:value-type="float">
            <text:p>1.428571429</text:p>
          </table:table-cell>
          <table:table-cell table:number-columns-repeated="2" office:value-type="float" office:value="2.142857143" calcext:value-type="float">
            <text:p>2.142857143</text:p>
          </table:table-cell>
          <table:table-cell office:value-type="float" office:value="4" calcext:value-type="float">
            <text:p>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9.571428571" calcext:value-type="float">
            <text:p>9.571428571</text:p>
          </table:table-cell>
          <table:table-cell office:value-type="float" office:value="12.42857143" calcext:value-type="float">
            <text:p>12.42857143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13.28571429" calcext:value-type="float">
            <text:p>13.28571429</text:p>
          </table:table-cell>
          <table:table-cell office:value-type="float" office:value="16.42857143" calcext:value-type="float">
            <text:p>16.42857143</text:p>
          </table:table-cell>
          <table:table-cell office:value-type="float" office:value="12.85714286" calcext:value-type="float">
            <text:p>12.85714286</text:p>
          </table:table-cell>
          <table:table-cell office:value-type="float" office:value="14" calcext:value-type="float">
            <text:p>1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3.857142857" calcext:value-type="float">
            <text:p>3.857142857</text:p>
          </table:table-cell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1.428571429" calcext:value-type="float">
            <text:p>1.428571429</text:p>
          </table:table-cell>
          <table:table-cell table:number-columns-repeated="2" office:value-type="float" office:value="2.142857143" calcext:value-type="float">
            <text:p>2.142857143</text:p>
          </table:table-cell>
          <table:table-cell office:value-type="float" office:value="4" calcext:value-type="float">
            <text:p>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9.571428571" calcext:value-type="float">
            <text:p>9.571428571</text:p>
          </table:table-cell>
          <table:table-cell office:value-type="float" office:value="12.42857143" calcext:value-type="float">
            <text:p>12.42857143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13.28571429" calcext:value-type="float">
            <text:p>13.28571429</text:p>
          </table:table-cell>
          <table:table-cell office:value-type="float" office:value="16.42857143" calcext:value-type="float">
            <text:p>16.42857143</text:p>
          </table:table-cell>
          <table:table-cell office:value-type="float" office:value="12.85714286" calcext:value-type="float">
            <text:p>12.85714286</text:p>
          </table:table-cell>
          <table:table-cell office:value-type="float" office:value="14" calcext:value-type="float">
            <text:p>1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3.857142857" calcext:value-type="float">
            <text:p>3.857142857</text:p>
          </table:table-cell>
        </table:table-row>
        <table:table-row table:style-name="ro1">
          <table:table-cell office:value-type="float" office:value="1.857142857" calcext:value-type="float">
            <text:p>1.857142857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5.285714286" calcext:value-type="float">
            <text:p>5.285714286</text:p>
          </table:table-cell>
          <table:table-cell office:value-type="float" office:value="6.142857143" calcext:value-type="float">
            <text:p>6.142857143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16.28571429" calcext:value-type="float">
            <text:p>16.28571429</text:p>
          </table:table-cell>
          <table:table-cell office:value-type="float" office:value="18.71428571" calcext:value-type="float">
            <text:p>18.71428571</text:p>
          </table:table-cell>
          <table:table-cell office:value-type="float" office:value="17.42857143" calcext:value-type="float">
            <text:p>17.42857143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2.28571429" calcext:value-type="float">
            <text:p>22.28571429</text:p>
          </table:table-cell>
          <table:table-cell office:value-type="float" office:value="20.14285714" calcext:value-type="float">
            <text:p>20.14285714</text:p>
          </table:table-cell>
          <table:table-cell office:value-type="float" office:value="10" calcext:value-type="float">
            <text:p>10</text:p>
          </table:table-cell>
          <table:table-cell office:value-type="float" office:value="5.142857143" calcext:value-type="float">
            <text:p>5.142857143</text:p>
          </table:table-cell>
        </table:table-row>
        <table:table-row table:style-name="ro1">
          <table:table-cell office:value-type="float" office:value="1.857142857" calcext:value-type="float">
            <text:p>1.857142857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5.285714286" calcext:value-type="float">
            <text:p>5.285714286</text:p>
          </table:table-cell>
          <table:table-cell office:value-type="float" office:value="6.142857143" calcext:value-type="float">
            <text:p>6.142857143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16.28571429" calcext:value-type="float">
            <text:p>16.28571429</text:p>
          </table:table-cell>
          <table:table-cell office:value-type="float" office:value="18.71428571" calcext:value-type="float">
            <text:p>18.71428571</text:p>
          </table:table-cell>
          <table:table-cell office:value-type="float" office:value="17.42857143" calcext:value-type="float">
            <text:p>17.42857143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2.28571429" calcext:value-type="float">
            <text:p>22.28571429</text:p>
          </table:table-cell>
          <table:table-cell office:value-type="float" office:value="20.14285714" calcext:value-type="float">
            <text:p>20.14285714</text:p>
          </table:table-cell>
          <table:table-cell office:value-type="float" office:value="10" calcext:value-type="float">
            <text:p>10</text:p>
          </table:table-cell>
          <table:table-cell office:value-type="float" office:value="5.142857143" calcext:value-type="float">
            <text:p>5.142857143</text:p>
          </table:table-cell>
        </table:table-row>
        <table:table-row table:style-name="ro1">
          <table:table-cell office:value-type="float" office:value="1.857142857" calcext:value-type="float">
            <text:p>1.857142857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5.285714286" calcext:value-type="float">
            <text:p>5.285714286</text:p>
          </table:table-cell>
          <table:table-cell office:value-type="float" office:value="6.142857143" calcext:value-type="float">
            <text:p>6.142857143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16.28571429" calcext:value-type="float">
            <text:p>16.28571429</text:p>
          </table:table-cell>
          <table:table-cell office:value-type="float" office:value="18.71428571" calcext:value-type="float">
            <text:p>18.71428571</text:p>
          </table:table-cell>
          <table:table-cell office:value-type="float" office:value="17.42857143" calcext:value-type="float">
            <text:p>17.42857143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2.28571429" calcext:value-type="float">
            <text:p>22.28571429</text:p>
          </table:table-cell>
          <table:table-cell office:value-type="float" office:value="20.14285714" calcext:value-type="float">
            <text:p>20.14285714</text:p>
          </table:table-cell>
          <table:table-cell office:value-type="float" office:value="10" calcext:value-type="float">
            <text:p>10</text:p>
          </table:table-cell>
          <table:table-cell office:value-type="float" office:value="5.142857143" calcext:value-type="float">
            <text:p>5.142857143</text:p>
          </table:table-cell>
        </table:table-row>
        <table:table-row table:style-name="ro1">
          <table:table-cell office:value-type="float" office:value="1.857142857" calcext:value-type="float">
            <text:p>1.857142857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5.285714286" calcext:value-type="float">
            <text:p>5.285714286</text:p>
          </table:table-cell>
          <table:table-cell office:value-type="float" office:value="6.142857143" calcext:value-type="float">
            <text:p>6.142857143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16.28571429" calcext:value-type="float">
            <text:p>16.28571429</text:p>
          </table:table-cell>
          <table:table-cell office:value-type="float" office:value="18.71428571" calcext:value-type="float">
            <text:p>18.71428571</text:p>
          </table:table-cell>
          <table:table-cell office:value-type="float" office:value="17.42857143" calcext:value-type="float">
            <text:p>17.42857143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2.28571429" calcext:value-type="float">
            <text:p>22.28571429</text:p>
          </table:table-cell>
          <table:table-cell office:value-type="float" office:value="20.14285714" calcext:value-type="float">
            <text:p>20.14285714</text:p>
          </table:table-cell>
          <table:table-cell office:value-type="float" office:value="10" calcext:value-type="float">
            <text:p>10</text:p>
          </table:table-cell>
          <table:table-cell office:value-type="float" office:value="5.142857143" calcext:value-type="float">
            <text:p>5.142857143</text:p>
          </table:table-cell>
        </table:table-row>
        <table:table-row table:style-name="ro1">
          <table:table-cell office:value-type="float" office:value="1.857142857" calcext:value-type="float">
            <text:p>1.857142857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5.285714286" calcext:value-type="float">
            <text:p>5.285714286</text:p>
          </table:table-cell>
          <table:table-cell office:value-type="float" office:value="6.142857143" calcext:value-type="float">
            <text:p>6.142857143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16.28571429" calcext:value-type="float">
            <text:p>16.28571429</text:p>
          </table:table-cell>
          <table:table-cell office:value-type="float" office:value="18.71428571" calcext:value-type="float">
            <text:p>18.71428571</text:p>
          </table:table-cell>
          <table:table-cell office:value-type="float" office:value="17.42857143" calcext:value-type="float">
            <text:p>17.42857143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2.28571429" calcext:value-type="float">
            <text:p>22.28571429</text:p>
          </table:table-cell>
          <table:table-cell office:value-type="float" office:value="20.14285714" calcext:value-type="float">
            <text:p>20.14285714</text:p>
          </table:table-cell>
          <table:table-cell office:value-type="float" office:value="10" calcext:value-type="float">
            <text:p>10</text:p>
          </table:table-cell>
          <table:table-cell office:value-type="float" office:value="5.142857143" calcext:value-type="float">
            <text:p>5.142857143</text:p>
          </table:table-cell>
        </table:table-row>
        <table:table-row table:style-name="ro1">
          <table:table-cell office:value-type="float" office:value="1.857142857" calcext:value-type="float">
            <text:p>1.857142857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5.285714286" calcext:value-type="float">
            <text:p>5.285714286</text:p>
          </table:table-cell>
          <table:table-cell office:value-type="float" office:value="6.142857143" calcext:value-type="float">
            <text:p>6.142857143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16.28571429" calcext:value-type="float">
            <text:p>16.28571429</text:p>
          </table:table-cell>
          <table:table-cell office:value-type="float" office:value="18.71428571" calcext:value-type="float">
            <text:p>18.71428571</text:p>
          </table:table-cell>
          <table:table-cell office:value-type="float" office:value="17.42857143" calcext:value-type="float">
            <text:p>17.42857143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2.28571429" calcext:value-type="float">
            <text:p>22.28571429</text:p>
          </table:table-cell>
          <table:table-cell office:value-type="float" office:value="20.14285714" calcext:value-type="float">
            <text:p>20.14285714</text:p>
          </table:table-cell>
          <table:table-cell office:value-type="float" office:value="10" calcext:value-type="float">
            <text:p>10</text:p>
          </table:table-cell>
          <table:table-cell office:value-type="float" office:value="5.142857143" calcext:value-type="float">
            <text:p>5.142857143</text:p>
          </table:table-cell>
        </table:table-row>
        <table:table-row table:style-name="ro1">
          <table:table-cell office:value-type="float" office:value="1.857142857" calcext:value-type="float">
            <text:p>1.857142857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5.285714286" calcext:value-type="float">
            <text:p>5.285714286</text:p>
          </table:table-cell>
          <table:table-cell office:value-type="float" office:value="6.142857143" calcext:value-type="float">
            <text:p>6.142857143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16.28571429" calcext:value-type="float">
            <text:p>16.28571429</text:p>
          </table:table-cell>
          <table:table-cell office:value-type="float" office:value="18.71428571" calcext:value-type="float">
            <text:p>18.71428571</text:p>
          </table:table-cell>
          <table:table-cell office:value-type="float" office:value="17.42857143" calcext:value-type="float">
            <text:p>17.42857143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2.28571429" calcext:value-type="float">
            <text:p>22.28571429</text:p>
          </table:table-cell>
          <table:table-cell office:value-type="float" office:value="20.14285714" calcext:value-type="float">
            <text:p>20.14285714</text:p>
          </table:table-cell>
          <table:table-cell office:value-type="float" office:value="10" calcext:value-type="float">
            <text:p>10</text:p>
          </table:table-cell>
          <table:table-cell office:value-type="float" office:value="5.142857143" calcext:value-type="float">
            <text:p>5.142857143</text:p>
          </table:table-cell>
        </table:table-row>
        <table:table-row table:style-name="ro1">
          <table:table-cell office:value-type="float" office:value="3.142857143" calcext:value-type="float">
            <text:p>3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714285714" calcext:value-type="float">
            <text:p>1.7142857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11.85714286" calcext:value-type="float">
            <text:p>11.85714286</text:p>
          </table:table-cell>
          <table:table-cell office:value-type="float" office:value="14.28571429" calcext:value-type="float">
            <text:p>14.28571429</text:p>
          </table:table-cell>
          <table:table-cell office:value-type="float" office:value="20.57142857" calcext:value-type="float">
            <text:p>20.57142857</text:p>
          </table:table-cell>
          <table:table-cell office:value-type="float" office:value="21.57142857" calcext:value-type="float">
            <text:p>21.57142857</text:p>
          </table:table-cell>
          <table:table-cell office:value-type="float" office:value="26.28571429" calcext:value-type="float">
            <text:p>26.28571429</text:p>
          </table:table-cell>
          <table:table-cell office:value-type="float" office:value="33.85714286" calcext:value-type="float">
            <text:p>33.85714286</text:p>
          </table:table-cell>
          <table:table-cell office:value-type="float" office:value="33.42857143" calcext:value-type="float">
            <text:p>33.42857143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15.71428571" calcext:value-type="float">
            <text:p>15.71428571</text:p>
          </table:table-cell>
          <table:table-cell office:value-type="float" office:value="7.714285714" calcext:value-type="float">
            <text:p>7.714285714</text:p>
          </table:table-cell>
        </table:table-row>
        <table:table-row table:style-name="ro1">
          <table:table-cell office:value-type="float" office:value="3.142857143" calcext:value-type="float">
            <text:p>3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714285714" calcext:value-type="float">
            <text:p>1.7142857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11.85714286" calcext:value-type="float">
            <text:p>11.85714286</text:p>
          </table:table-cell>
          <table:table-cell office:value-type="float" office:value="14.28571429" calcext:value-type="float">
            <text:p>14.28571429</text:p>
          </table:table-cell>
          <table:table-cell office:value-type="float" office:value="20.57142857" calcext:value-type="float">
            <text:p>20.57142857</text:p>
          </table:table-cell>
          <table:table-cell office:value-type="float" office:value="21.57142857" calcext:value-type="float">
            <text:p>21.57142857</text:p>
          </table:table-cell>
          <table:table-cell office:value-type="float" office:value="26.28571429" calcext:value-type="float">
            <text:p>26.28571429</text:p>
          </table:table-cell>
          <table:table-cell office:value-type="float" office:value="33.85714286" calcext:value-type="float">
            <text:p>33.85714286</text:p>
          </table:table-cell>
          <table:table-cell office:value-type="float" office:value="33.42857143" calcext:value-type="float">
            <text:p>33.42857143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15.71428571" calcext:value-type="float">
            <text:p>15.71428571</text:p>
          </table:table-cell>
          <table:table-cell office:value-type="float" office:value="7.714285714" calcext:value-type="float">
            <text:p>7.714285714</text:p>
          </table:table-cell>
        </table:table-row>
        <table:table-row table:style-name="ro1">
          <table:table-cell office:value-type="float" office:value="3.142857143" calcext:value-type="float">
            <text:p>3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714285714" calcext:value-type="float">
            <text:p>1.7142857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11.85714286" calcext:value-type="float">
            <text:p>11.85714286</text:p>
          </table:table-cell>
          <table:table-cell office:value-type="float" office:value="14.28571429" calcext:value-type="float">
            <text:p>14.28571429</text:p>
          </table:table-cell>
          <table:table-cell office:value-type="float" office:value="20.57142857" calcext:value-type="float">
            <text:p>20.57142857</text:p>
          </table:table-cell>
          <table:table-cell office:value-type="float" office:value="21.57142857" calcext:value-type="float">
            <text:p>21.57142857</text:p>
          </table:table-cell>
          <table:table-cell office:value-type="float" office:value="26.28571429" calcext:value-type="float">
            <text:p>26.28571429</text:p>
          </table:table-cell>
          <table:table-cell office:value-type="float" office:value="33.85714286" calcext:value-type="float">
            <text:p>33.85714286</text:p>
          </table:table-cell>
          <table:table-cell office:value-type="float" office:value="33.42857143" calcext:value-type="float">
            <text:p>33.42857143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15.71428571" calcext:value-type="float">
            <text:p>15.71428571</text:p>
          </table:table-cell>
          <table:table-cell office:value-type="float" office:value="7.714285714" calcext:value-type="float">
            <text:p>7.714285714</text:p>
          </table:table-cell>
        </table:table-row>
        <table:table-row table:style-name="ro1">
          <table:table-cell office:value-type="float" office:value="3.142857143" calcext:value-type="float">
            <text:p>3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714285714" calcext:value-type="float">
            <text:p>1.7142857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11.85714286" calcext:value-type="float">
            <text:p>11.85714286</text:p>
          </table:table-cell>
          <table:table-cell office:value-type="float" office:value="14.28571429" calcext:value-type="float">
            <text:p>14.28571429</text:p>
          </table:table-cell>
          <table:table-cell office:value-type="float" office:value="20.57142857" calcext:value-type="float">
            <text:p>20.57142857</text:p>
          </table:table-cell>
          <table:table-cell office:value-type="float" office:value="21.57142857" calcext:value-type="float">
            <text:p>21.57142857</text:p>
          </table:table-cell>
          <table:table-cell office:value-type="float" office:value="26.28571429" calcext:value-type="float">
            <text:p>26.28571429</text:p>
          </table:table-cell>
          <table:table-cell office:value-type="float" office:value="33.85714286" calcext:value-type="float">
            <text:p>33.85714286</text:p>
          </table:table-cell>
          <table:table-cell office:value-type="float" office:value="33.42857143" calcext:value-type="float">
            <text:p>33.42857143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15.71428571" calcext:value-type="float">
            <text:p>15.71428571</text:p>
          </table:table-cell>
          <table:table-cell office:value-type="float" office:value="7.714285714" calcext:value-type="float">
            <text:p>7.714285714</text:p>
          </table:table-cell>
        </table:table-row>
        <table:table-row table:style-name="ro1">
          <table:table-cell office:value-type="float" office:value="3.142857143" calcext:value-type="float">
            <text:p>3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714285714" calcext:value-type="float">
            <text:p>1.7142857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11.85714286" calcext:value-type="float">
            <text:p>11.85714286</text:p>
          </table:table-cell>
          <table:table-cell office:value-type="float" office:value="14.28571429" calcext:value-type="float">
            <text:p>14.28571429</text:p>
          </table:table-cell>
          <table:table-cell office:value-type="float" office:value="20.57142857" calcext:value-type="float">
            <text:p>20.57142857</text:p>
          </table:table-cell>
          <table:table-cell office:value-type="float" office:value="21.57142857" calcext:value-type="float">
            <text:p>21.57142857</text:p>
          </table:table-cell>
          <table:table-cell office:value-type="float" office:value="26.28571429" calcext:value-type="float">
            <text:p>26.28571429</text:p>
          </table:table-cell>
          <table:table-cell office:value-type="float" office:value="33.85714286" calcext:value-type="float">
            <text:p>33.85714286</text:p>
          </table:table-cell>
          <table:table-cell office:value-type="float" office:value="33.42857143" calcext:value-type="float">
            <text:p>33.42857143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15.71428571" calcext:value-type="float">
            <text:p>15.71428571</text:p>
          </table:table-cell>
          <table:table-cell office:value-type="float" office:value="7.714285714" calcext:value-type="float">
            <text:p>7.714285714</text:p>
          </table:table-cell>
        </table:table-row>
        <table:table-row table:style-name="ro1">
          <table:table-cell office:value-type="float" office:value="3.142857143" calcext:value-type="float">
            <text:p>3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714285714" calcext:value-type="float">
            <text:p>1.7142857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11.85714286" calcext:value-type="float">
            <text:p>11.85714286</text:p>
          </table:table-cell>
          <table:table-cell office:value-type="float" office:value="14.28571429" calcext:value-type="float">
            <text:p>14.28571429</text:p>
          </table:table-cell>
          <table:table-cell office:value-type="float" office:value="20.57142857" calcext:value-type="float">
            <text:p>20.57142857</text:p>
          </table:table-cell>
          <table:table-cell office:value-type="float" office:value="21.57142857" calcext:value-type="float">
            <text:p>21.57142857</text:p>
          </table:table-cell>
          <table:table-cell office:value-type="float" office:value="26.28571429" calcext:value-type="float">
            <text:p>26.28571429</text:p>
          </table:table-cell>
          <table:table-cell office:value-type="float" office:value="33.85714286" calcext:value-type="float">
            <text:p>33.85714286</text:p>
          </table:table-cell>
          <table:table-cell office:value-type="float" office:value="33.42857143" calcext:value-type="float">
            <text:p>33.42857143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15.71428571" calcext:value-type="float">
            <text:p>15.71428571</text:p>
          </table:table-cell>
          <table:table-cell office:value-type="float" office:value="7.714285714" calcext:value-type="float">
            <text:p>7.714285714</text:p>
          </table:table-cell>
        </table:table-row>
        <table:table-row table:style-name="ro1">
          <table:table-cell office:value-type="float" office:value="3.142857143" calcext:value-type="float">
            <text:p>3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" calcext:value-type="float">
            <text:p>1</text:p>
          </table:table-cell>
          <table:table-cell office:value-type="float" office:value="1.714285714" calcext:value-type="float">
            <text:p>1.7142857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285714286" calcext:value-type="float">
            <text:p>6.285714286</text:p>
          </table:table-cell>
          <table:table-cell office:value-type="float" office:value="11.85714286" calcext:value-type="float">
            <text:p>11.85714286</text:p>
          </table:table-cell>
          <table:table-cell office:value-type="float" office:value="14.28571429" calcext:value-type="float">
            <text:p>14.28571429</text:p>
          </table:table-cell>
          <table:table-cell office:value-type="float" office:value="20.57142857" calcext:value-type="float">
            <text:p>20.57142857</text:p>
          </table:table-cell>
          <table:table-cell office:value-type="float" office:value="21.57142857" calcext:value-type="float">
            <text:p>21.57142857</text:p>
          </table:table-cell>
          <table:table-cell office:value-type="float" office:value="26.28571429" calcext:value-type="float">
            <text:p>26.28571429</text:p>
          </table:table-cell>
          <table:table-cell office:value-type="float" office:value="33.85714286" calcext:value-type="float">
            <text:p>33.85714286</text:p>
          </table:table-cell>
          <table:table-cell office:value-type="float" office:value="33.42857143" calcext:value-type="float">
            <text:p>33.42857143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15.71428571" calcext:value-type="float">
            <text:p>15.71428571</text:p>
          </table:table-cell>
          <table:table-cell office:value-type="float" office:value="7.714285714" calcext:value-type="float">
            <text:p>7.714285714</text:p>
          </table:table-cell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2" calcext:value-type="float">
            <text:p>2</text:p>
          </table:table-cell>
          <table:table-cell office:value-type="float" office:value="2.285714286" calcext:value-type="float">
            <text:p>2.285714286</text:p>
          </table:table-cell>
          <table:table-cell table:number-columns-repeated="2" office:value-type="float" office:value="3.857142857" calcext:value-type="float">
            <text:p>3.857142857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22.57142857" calcext:value-type="float">
            <text:p>22.57142857</text:p>
          </table:table-cell>
          <table:table-cell office:value-type="float" office:value="21.42857143" calcext:value-type="float">
            <text:p>21.42857143</text:p>
          </table:table-cell>
          <table:table-cell office:value-type="float" office:value="29.42857143" calcext:value-type="float">
            <text:p>29.42857143</text:p>
          </table:table-cell>
          <table:table-cell office:value-type="float" office:value="31.14285714" calcext:value-type="float">
            <text:p>31.14285714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37.71428571" calcext:value-type="float">
            <text:p>37.71428571</text:p>
          </table:table-cell>
          <table:table-cell office:value-type="float" office:value="35.57142857" calcext:value-type="float">
            <text:p>35.57142857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9.142857143" calcext:value-type="float">
            <text:p>9.142857143</text:p>
          </table:table-cell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2" calcext:value-type="float">
            <text:p>2</text:p>
          </table:table-cell>
          <table:table-cell office:value-type="float" office:value="2.285714286" calcext:value-type="float">
            <text:p>2.285714286</text:p>
          </table:table-cell>
          <table:table-cell table:number-columns-repeated="2" office:value-type="float" office:value="3.857142857" calcext:value-type="float">
            <text:p>3.857142857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22.57142857" calcext:value-type="float">
            <text:p>22.57142857</text:p>
          </table:table-cell>
          <table:table-cell office:value-type="float" office:value="21.42857143" calcext:value-type="float">
            <text:p>21.42857143</text:p>
          </table:table-cell>
          <table:table-cell office:value-type="float" office:value="29.42857143" calcext:value-type="float">
            <text:p>29.42857143</text:p>
          </table:table-cell>
          <table:table-cell office:value-type="float" office:value="31.14285714" calcext:value-type="float">
            <text:p>31.14285714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37.71428571" calcext:value-type="float">
            <text:p>37.71428571</text:p>
          </table:table-cell>
          <table:table-cell office:value-type="float" office:value="35.57142857" calcext:value-type="float">
            <text:p>35.57142857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9.142857143" calcext:value-type="float">
            <text:p>9.142857143</text:p>
          </table:table-cell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2" calcext:value-type="float">
            <text:p>2</text:p>
          </table:table-cell>
          <table:table-cell office:value-type="float" office:value="2.285714286" calcext:value-type="float">
            <text:p>2.285714286</text:p>
          </table:table-cell>
          <table:table-cell table:number-columns-repeated="2" office:value-type="float" office:value="3.857142857" calcext:value-type="float">
            <text:p>3.857142857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22.57142857" calcext:value-type="float">
            <text:p>22.57142857</text:p>
          </table:table-cell>
          <table:table-cell office:value-type="float" office:value="21.42857143" calcext:value-type="float">
            <text:p>21.42857143</text:p>
          </table:table-cell>
          <table:table-cell office:value-type="float" office:value="29.42857143" calcext:value-type="float">
            <text:p>29.42857143</text:p>
          </table:table-cell>
          <table:table-cell office:value-type="float" office:value="31.14285714" calcext:value-type="float">
            <text:p>31.14285714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37.71428571" calcext:value-type="float">
            <text:p>37.71428571</text:p>
          </table:table-cell>
          <table:table-cell office:value-type="float" office:value="35.57142857" calcext:value-type="float">
            <text:p>35.57142857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9.142857143" calcext:value-type="float">
            <text:p>9.142857143</text:p>
          </table:table-cell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2" calcext:value-type="float">
            <text:p>2</text:p>
          </table:table-cell>
          <table:table-cell office:value-type="float" office:value="2.285714286" calcext:value-type="float">
            <text:p>2.285714286</text:p>
          </table:table-cell>
          <table:table-cell table:number-columns-repeated="2" office:value-type="float" office:value="3.857142857" calcext:value-type="float">
            <text:p>3.857142857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22.57142857" calcext:value-type="float">
            <text:p>22.57142857</text:p>
          </table:table-cell>
          <table:table-cell office:value-type="float" office:value="21.42857143" calcext:value-type="float">
            <text:p>21.42857143</text:p>
          </table:table-cell>
          <table:table-cell office:value-type="float" office:value="29.42857143" calcext:value-type="float">
            <text:p>29.42857143</text:p>
          </table:table-cell>
          <table:table-cell office:value-type="float" office:value="31.14285714" calcext:value-type="float">
            <text:p>31.14285714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37.71428571" calcext:value-type="float">
            <text:p>37.71428571</text:p>
          </table:table-cell>
          <table:table-cell office:value-type="float" office:value="35.57142857" calcext:value-type="float">
            <text:p>35.57142857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9.142857143" calcext:value-type="float">
            <text:p>9.142857143</text:p>
          </table:table-cell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2" calcext:value-type="float">
            <text:p>2</text:p>
          </table:table-cell>
          <table:table-cell office:value-type="float" office:value="2.285714286" calcext:value-type="float">
            <text:p>2.285714286</text:p>
          </table:table-cell>
          <table:table-cell table:number-columns-repeated="2" office:value-type="float" office:value="3.857142857" calcext:value-type="float">
            <text:p>3.857142857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22.57142857" calcext:value-type="float">
            <text:p>22.57142857</text:p>
          </table:table-cell>
          <table:table-cell office:value-type="float" office:value="21.42857143" calcext:value-type="float">
            <text:p>21.42857143</text:p>
          </table:table-cell>
          <table:table-cell office:value-type="float" office:value="29.42857143" calcext:value-type="float">
            <text:p>29.42857143</text:p>
          </table:table-cell>
          <table:table-cell office:value-type="float" office:value="31.14285714" calcext:value-type="float">
            <text:p>31.14285714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37.71428571" calcext:value-type="float">
            <text:p>37.71428571</text:p>
          </table:table-cell>
          <table:table-cell office:value-type="float" office:value="35.57142857" calcext:value-type="float">
            <text:p>35.57142857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9.142857143" calcext:value-type="float">
            <text:p>9.142857143</text:p>
          </table:table-cell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2" calcext:value-type="float">
            <text:p>2</text:p>
          </table:table-cell>
          <table:table-cell office:value-type="float" office:value="2.285714286" calcext:value-type="float">
            <text:p>2.285714286</text:p>
          </table:table-cell>
          <table:table-cell table:number-columns-repeated="2" office:value-type="float" office:value="3.857142857" calcext:value-type="float">
            <text:p>3.857142857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22.57142857" calcext:value-type="float">
            <text:p>22.57142857</text:p>
          </table:table-cell>
          <table:table-cell office:value-type="float" office:value="21.42857143" calcext:value-type="float">
            <text:p>21.42857143</text:p>
          </table:table-cell>
          <table:table-cell office:value-type="float" office:value="29.42857143" calcext:value-type="float">
            <text:p>29.42857143</text:p>
          </table:table-cell>
          <table:table-cell office:value-type="float" office:value="31.14285714" calcext:value-type="float">
            <text:p>31.14285714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37.71428571" calcext:value-type="float">
            <text:p>37.71428571</text:p>
          </table:table-cell>
          <table:table-cell office:value-type="float" office:value="35.57142857" calcext:value-type="float">
            <text:p>35.57142857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9.142857143" calcext:value-type="float">
            <text:p>9.142857143</text:p>
          </table:table-cell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2" calcext:value-type="float">
            <text:p>2</text:p>
          </table:table-cell>
          <table:table-cell office:value-type="float" office:value="2.285714286" calcext:value-type="float">
            <text:p>2.285714286</text:p>
          </table:table-cell>
          <table:table-cell table:number-columns-repeated="2" office:value-type="float" office:value="3.857142857" calcext:value-type="float">
            <text:p>3.857142857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22.57142857" calcext:value-type="float">
            <text:p>22.57142857</text:p>
          </table:table-cell>
          <table:table-cell office:value-type="float" office:value="21.42857143" calcext:value-type="float">
            <text:p>21.42857143</text:p>
          </table:table-cell>
          <table:table-cell office:value-type="float" office:value="29.42857143" calcext:value-type="float">
            <text:p>29.42857143</text:p>
          </table:table-cell>
          <table:table-cell office:value-type="float" office:value="31.14285714" calcext:value-type="float">
            <text:p>31.14285714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37.71428571" calcext:value-type="float">
            <text:p>37.71428571</text:p>
          </table:table-cell>
          <table:table-cell office:value-type="float" office:value="35.57142857" calcext:value-type="float">
            <text:p>35.57142857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9.142857143" calcext:value-type="float">
            <text:p>9.142857143</text:p>
          </table:table-cell>
        </table:table-row>
        <table:table-row table:style-name="ro1">
          <table:table-cell office:value-type="float" office:value="2.142857143" calcext:value-type="float">
            <text:p>2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.428571429" calcext:value-type="float">
            <text:p>4.428571429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11.71428571" calcext:value-type="float">
            <text:p>11.71428571</text:p>
          </table:table-cell>
          <table:table-cell office:value-type="float" office:value="20.14285714" calcext:value-type="float">
            <text:p>20.14285714</text:p>
          </table:table-cell>
          <table:table-cell office:value-type="float" office:value="29.71428571" calcext:value-type="float">
            <text:p>29.71428571</text:p>
          </table:table-cell>
          <table:table-cell office:value-type="float" office:value="28.28571429" calcext:value-type="float">
            <text:p>28.28571429</text:p>
          </table:table-cell>
          <table:table-cell office:value-type="float" office:value="30.71428571" calcext:value-type="float">
            <text:p>30.71428571</text:p>
          </table:table-cell>
          <table:table-cell office:value-type="float" office:value="37.57142857" calcext:value-type="float">
            <text:p>37.57142857</text:p>
          </table:table-cell>
          <table:table-cell office:value-type="float" office:value="36.42857143" calcext:value-type="float">
            <text:p>36.42857143</text:p>
          </table:table-cell>
          <table:table-cell office:value-type="float" office:value="36.57142857" calcext:value-type="float">
            <text:p>36.57142857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.142857143" calcext:value-type="float">
            <text:p>2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.428571429" calcext:value-type="float">
            <text:p>4.428571429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11.71428571" calcext:value-type="float">
            <text:p>11.71428571</text:p>
          </table:table-cell>
          <table:table-cell office:value-type="float" office:value="20.14285714" calcext:value-type="float">
            <text:p>20.14285714</text:p>
          </table:table-cell>
          <table:table-cell office:value-type="float" office:value="29.71428571" calcext:value-type="float">
            <text:p>29.71428571</text:p>
          </table:table-cell>
          <table:table-cell office:value-type="float" office:value="28.28571429" calcext:value-type="float">
            <text:p>28.28571429</text:p>
          </table:table-cell>
          <table:table-cell office:value-type="float" office:value="30.71428571" calcext:value-type="float">
            <text:p>30.71428571</text:p>
          </table:table-cell>
          <table:table-cell office:value-type="float" office:value="37.57142857" calcext:value-type="float">
            <text:p>37.57142857</text:p>
          </table:table-cell>
          <table:table-cell office:value-type="float" office:value="36.42857143" calcext:value-type="float">
            <text:p>36.42857143</text:p>
          </table:table-cell>
          <table:table-cell office:value-type="float" office:value="36.57142857" calcext:value-type="float">
            <text:p>36.57142857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.142857143" calcext:value-type="float">
            <text:p>2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.428571429" calcext:value-type="float">
            <text:p>4.428571429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11.71428571" calcext:value-type="float">
            <text:p>11.71428571</text:p>
          </table:table-cell>
          <table:table-cell office:value-type="float" office:value="20.14285714" calcext:value-type="float">
            <text:p>20.14285714</text:p>
          </table:table-cell>
          <table:table-cell office:value-type="float" office:value="29.71428571" calcext:value-type="float">
            <text:p>29.71428571</text:p>
          </table:table-cell>
          <table:table-cell office:value-type="float" office:value="28.28571429" calcext:value-type="float">
            <text:p>28.28571429</text:p>
          </table:table-cell>
          <table:table-cell office:value-type="float" office:value="30.71428571" calcext:value-type="float">
            <text:p>30.71428571</text:p>
          </table:table-cell>
          <table:table-cell office:value-type="float" office:value="37.57142857" calcext:value-type="float">
            <text:p>37.57142857</text:p>
          </table:table-cell>
          <table:table-cell office:value-type="float" office:value="36.42857143" calcext:value-type="float">
            <text:p>36.42857143</text:p>
          </table:table-cell>
          <table:table-cell office:value-type="float" office:value="36.57142857" calcext:value-type="float">
            <text:p>36.57142857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.142857143" calcext:value-type="float">
            <text:p>2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.428571429" calcext:value-type="float">
            <text:p>4.428571429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11.71428571" calcext:value-type="float">
            <text:p>11.71428571</text:p>
          </table:table-cell>
          <table:table-cell office:value-type="float" office:value="20.14285714" calcext:value-type="float">
            <text:p>20.14285714</text:p>
          </table:table-cell>
          <table:table-cell office:value-type="float" office:value="29.71428571" calcext:value-type="float">
            <text:p>29.71428571</text:p>
          </table:table-cell>
          <table:table-cell office:value-type="float" office:value="28.28571429" calcext:value-type="float">
            <text:p>28.28571429</text:p>
          </table:table-cell>
          <table:table-cell office:value-type="float" office:value="30.71428571" calcext:value-type="float">
            <text:p>30.71428571</text:p>
          </table:table-cell>
          <table:table-cell office:value-type="float" office:value="37.57142857" calcext:value-type="float">
            <text:p>37.57142857</text:p>
          </table:table-cell>
          <table:table-cell office:value-type="float" office:value="36.42857143" calcext:value-type="float">
            <text:p>36.42857143</text:p>
          </table:table-cell>
          <table:table-cell office:value-type="float" office:value="36.57142857" calcext:value-type="float">
            <text:p>36.57142857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.142857143" calcext:value-type="float">
            <text:p>2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.428571429" calcext:value-type="float">
            <text:p>4.428571429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11.71428571" calcext:value-type="float">
            <text:p>11.71428571</text:p>
          </table:table-cell>
          <table:table-cell office:value-type="float" office:value="20.14285714" calcext:value-type="float">
            <text:p>20.14285714</text:p>
          </table:table-cell>
          <table:table-cell office:value-type="float" office:value="29.71428571" calcext:value-type="float">
            <text:p>29.71428571</text:p>
          </table:table-cell>
          <table:table-cell office:value-type="float" office:value="28.28571429" calcext:value-type="float">
            <text:p>28.28571429</text:p>
          </table:table-cell>
          <table:table-cell office:value-type="float" office:value="30.71428571" calcext:value-type="float">
            <text:p>30.71428571</text:p>
          </table:table-cell>
          <table:table-cell office:value-type="float" office:value="37.57142857" calcext:value-type="float">
            <text:p>37.57142857</text:p>
          </table:table-cell>
          <table:table-cell office:value-type="float" office:value="36.42857143" calcext:value-type="float">
            <text:p>36.42857143</text:p>
          </table:table-cell>
          <table:table-cell office:value-type="float" office:value="36.57142857" calcext:value-type="float">
            <text:p>36.57142857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.142857143" calcext:value-type="float">
            <text:p>2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.428571429" calcext:value-type="float">
            <text:p>4.428571429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11.71428571" calcext:value-type="float">
            <text:p>11.71428571</text:p>
          </table:table-cell>
          <table:table-cell office:value-type="float" office:value="20.14285714" calcext:value-type="float">
            <text:p>20.14285714</text:p>
          </table:table-cell>
          <table:table-cell office:value-type="float" office:value="29.71428571" calcext:value-type="float">
            <text:p>29.71428571</text:p>
          </table:table-cell>
          <table:table-cell office:value-type="float" office:value="28.28571429" calcext:value-type="float">
            <text:p>28.28571429</text:p>
          </table:table-cell>
          <table:table-cell office:value-type="float" office:value="30.71428571" calcext:value-type="float">
            <text:p>30.71428571</text:p>
          </table:table-cell>
          <table:table-cell office:value-type="float" office:value="37.57142857" calcext:value-type="float">
            <text:p>37.57142857</text:p>
          </table:table-cell>
          <table:table-cell office:value-type="float" office:value="36.42857143" calcext:value-type="float">
            <text:p>36.42857143</text:p>
          </table:table-cell>
          <table:table-cell office:value-type="float" office:value="36.57142857" calcext:value-type="float">
            <text:p>36.57142857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.142857143" calcext:value-type="float">
            <text:p>2.142857143</text:p>
          </table:table-cell>
          <table:table-cell office:value-type="float" office:value="0.285714286" calcext:value-type="float">
            <text:p>0.285714286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3.142857143" calcext:value-type="float">
            <text:p>3.142857143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.428571429" calcext:value-type="float">
            <text:p>4.428571429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11.71428571" calcext:value-type="float">
            <text:p>11.71428571</text:p>
          </table:table-cell>
          <table:table-cell office:value-type="float" office:value="20.14285714" calcext:value-type="float">
            <text:p>20.14285714</text:p>
          </table:table-cell>
          <table:table-cell office:value-type="float" office:value="29.71428571" calcext:value-type="float">
            <text:p>29.71428571</text:p>
          </table:table-cell>
          <table:table-cell office:value-type="float" office:value="28.28571429" calcext:value-type="float">
            <text:p>28.28571429</text:p>
          </table:table-cell>
          <table:table-cell office:value-type="float" office:value="30.71428571" calcext:value-type="float">
            <text:p>30.71428571</text:p>
          </table:table-cell>
          <table:table-cell office:value-type="float" office:value="37.57142857" calcext:value-type="float">
            <text:p>37.57142857</text:p>
          </table:table-cell>
          <table:table-cell office:value-type="float" office:value="36.42857143" calcext:value-type="float">
            <text:p>36.42857143</text:p>
          </table:table-cell>
          <table:table-cell office:value-type="float" office:value="36.57142857" calcext:value-type="float">
            <text:p>36.57142857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3.857142857" calcext:value-type="float">
            <text:p>3.857142857</text:p>
          </table:table-cell>
          <table:table-cell office:value-type="float" office:value="5.571428571" calcext:value-type="float">
            <text:p>5.571428571</text:p>
          </table:table-cell>
          <table:table-cell office:value-type="float" office:value="9.285714286" calcext:value-type="float">
            <text:p>9.285714286</text:p>
          </table:table-cell>
          <table:table-cell office:value-type="float" office:value="13.57142857" calcext:value-type="float">
            <text:p>13.57142857</text:p>
          </table:table-cell>
          <table:table-cell office:value-type="float" office:value="20.71428571" calcext:value-type="float">
            <text:p>20.71428571</text:p>
          </table:table-cell>
          <table:table-cell office:value-type="float" office:value="27.71428571" calcext:value-type="float">
            <text:p>27.71428571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33.71428571" calcext:value-type="float">
            <text:p>33.71428571</text:p>
          </table:table-cell>
          <table:table-cell office:value-type="float" office:value="33.42857143" calcext:value-type="float">
            <text:p>33.42857143</text:p>
          </table:table-cell>
          <table:table-cell office:value-type="float" office:value="31.14285714" calcext:value-type="float">
            <text:p>31.14285714</text:p>
          </table:table-cell>
          <table:table-cell office:value-type="float" office:value="17.71428571" calcext:value-type="float">
            <text:p>17.71428571</text:p>
          </table:table-cell>
          <table:table-cell office:value-type="float" office:value="8.571428571" calcext:value-type="float">
            <text:p>8.571428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3.857142857" calcext:value-type="float">
            <text:p>3.857142857</text:p>
          </table:table-cell>
          <table:table-cell office:value-type="float" office:value="5.571428571" calcext:value-type="float">
            <text:p>5.571428571</text:p>
          </table:table-cell>
          <table:table-cell office:value-type="float" office:value="9.285714286" calcext:value-type="float">
            <text:p>9.285714286</text:p>
          </table:table-cell>
          <table:table-cell office:value-type="float" office:value="13.57142857" calcext:value-type="float">
            <text:p>13.57142857</text:p>
          </table:table-cell>
          <table:table-cell office:value-type="float" office:value="20.71428571" calcext:value-type="float">
            <text:p>20.71428571</text:p>
          </table:table-cell>
          <table:table-cell office:value-type="float" office:value="27.71428571" calcext:value-type="float">
            <text:p>27.71428571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33.71428571" calcext:value-type="float">
            <text:p>33.71428571</text:p>
          </table:table-cell>
          <table:table-cell office:value-type="float" office:value="33.42857143" calcext:value-type="float">
            <text:p>33.42857143</text:p>
          </table:table-cell>
          <table:table-cell office:value-type="float" office:value="31.14285714" calcext:value-type="float">
            <text:p>31.14285714</text:p>
          </table:table-cell>
          <table:table-cell office:value-type="float" office:value="17.71428571" calcext:value-type="float">
            <text:p>17.71428571</text:p>
          </table:table-cell>
          <table:table-cell office:value-type="float" office:value="8.571428571" calcext:value-type="float">
            <text:p>8.571428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3.857142857" calcext:value-type="float">
            <text:p>3.857142857</text:p>
          </table:table-cell>
          <table:table-cell office:value-type="float" office:value="5.571428571" calcext:value-type="float">
            <text:p>5.571428571</text:p>
          </table:table-cell>
          <table:table-cell office:value-type="float" office:value="9.285714286" calcext:value-type="float">
            <text:p>9.285714286</text:p>
          </table:table-cell>
          <table:table-cell office:value-type="float" office:value="13.57142857" calcext:value-type="float">
            <text:p>13.57142857</text:p>
          </table:table-cell>
          <table:table-cell office:value-type="float" office:value="20.71428571" calcext:value-type="float">
            <text:p>20.71428571</text:p>
          </table:table-cell>
          <table:table-cell office:value-type="float" office:value="27.71428571" calcext:value-type="float">
            <text:p>27.71428571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33.71428571" calcext:value-type="float">
            <text:p>33.71428571</text:p>
          </table:table-cell>
          <table:table-cell office:value-type="float" office:value="33.42857143" calcext:value-type="float">
            <text:p>33.42857143</text:p>
          </table:table-cell>
          <table:table-cell office:value-type="float" office:value="31.14285714" calcext:value-type="float">
            <text:p>31.14285714</text:p>
          </table:table-cell>
          <table:table-cell office:value-type="float" office:value="17.71428571" calcext:value-type="float">
            <text:p>17.71428571</text:p>
          </table:table-cell>
          <table:table-cell office:value-type="float" office:value="8.571428571" calcext:value-type="float">
            <text:p>8.571428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3.857142857" calcext:value-type="float">
            <text:p>3.857142857</text:p>
          </table:table-cell>
          <table:table-cell office:value-type="float" office:value="5.571428571" calcext:value-type="float">
            <text:p>5.571428571</text:p>
          </table:table-cell>
          <table:table-cell office:value-type="float" office:value="9.285714286" calcext:value-type="float">
            <text:p>9.285714286</text:p>
          </table:table-cell>
          <table:table-cell office:value-type="float" office:value="13.57142857" calcext:value-type="float">
            <text:p>13.57142857</text:p>
          </table:table-cell>
          <table:table-cell office:value-type="float" office:value="20.71428571" calcext:value-type="float">
            <text:p>20.71428571</text:p>
          </table:table-cell>
          <table:table-cell office:value-type="float" office:value="27.71428571" calcext:value-type="float">
            <text:p>27.71428571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33.71428571" calcext:value-type="float">
            <text:p>33.71428571</text:p>
          </table:table-cell>
          <table:table-cell office:value-type="float" office:value="33.42857143" calcext:value-type="float">
            <text:p>33.42857143</text:p>
          </table:table-cell>
          <table:table-cell office:value-type="float" office:value="31.14285714" calcext:value-type="float">
            <text:p>31.14285714</text:p>
          </table:table-cell>
          <table:table-cell office:value-type="float" office:value="17.71428571" calcext:value-type="float">
            <text:p>17.71428571</text:p>
          </table:table-cell>
          <table:table-cell office:value-type="float" office:value="8.571428571" calcext:value-type="float">
            <text:p>8.571428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3.857142857" calcext:value-type="float">
            <text:p>3.857142857</text:p>
          </table:table-cell>
          <table:table-cell office:value-type="float" office:value="5.571428571" calcext:value-type="float">
            <text:p>5.571428571</text:p>
          </table:table-cell>
          <table:table-cell office:value-type="float" office:value="9.285714286" calcext:value-type="float">
            <text:p>9.285714286</text:p>
          </table:table-cell>
          <table:table-cell office:value-type="float" office:value="13.57142857" calcext:value-type="float">
            <text:p>13.57142857</text:p>
          </table:table-cell>
          <table:table-cell office:value-type="float" office:value="20.71428571" calcext:value-type="float">
            <text:p>20.71428571</text:p>
          </table:table-cell>
          <table:table-cell office:value-type="float" office:value="27.71428571" calcext:value-type="float">
            <text:p>27.71428571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33.71428571" calcext:value-type="float">
            <text:p>33.71428571</text:p>
          </table:table-cell>
          <table:table-cell office:value-type="float" office:value="33.42857143" calcext:value-type="float">
            <text:p>33.42857143</text:p>
          </table:table-cell>
          <table:table-cell office:value-type="float" office:value="31.14285714" calcext:value-type="float">
            <text:p>31.14285714</text:p>
          </table:table-cell>
          <table:table-cell office:value-type="float" office:value="17.71428571" calcext:value-type="float">
            <text:p>17.71428571</text:p>
          </table:table-cell>
          <table:table-cell office:value-type="float" office:value="8.571428571" calcext:value-type="float">
            <text:p>8.571428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3.857142857" calcext:value-type="float">
            <text:p>3.857142857</text:p>
          </table:table-cell>
          <table:table-cell office:value-type="float" office:value="5.571428571" calcext:value-type="float">
            <text:p>5.571428571</text:p>
          </table:table-cell>
          <table:table-cell office:value-type="float" office:value="9.285714286" calcext:value-type="float">
            <text:p>9.285714286</text:p>
          </table:table-cell>
          <table:table-cell office:value-type="float" office:value="13.57142857" calcext:value-type="float">
            <text:p>13.57142857</text:p>
          </table:table-cell>
          <table:table-cell office:value-type="float" office:value="20.71428571" calcext:value-type="float">
            <text:p>20.71428571</text:p>
          </table:table-cell>
          <table:table-cell office:value-type="float" office:value="27.71428571" calcext:value-type="float">
            <text:p>27.71428571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33.71428571" calcext:value-type="float">
            <text:p>33.71428571</text:p>
          </table:table-cell>
          <table:table-cell office:value-type="float" office:value="33.42857143" calcext:value-type="float">
            <text:p>33.42857143</text:p>
          </table:table-cell>
          <table:table-cell office:value-type="float" office:value="31.14285714" calcext:value-type="float">
            <text:p>31.14285714</text:p>
          </table:table-cell>
          <table:table-cell office:value-type="float" office:value="17.71428571" calcext:value-type="float">
            <text:p>17.71428571</text:p>
          </table:table-cell>
          <table:table-cell office:value-type="float" office:value="8.571428571" calcext:value-type="float">
            <text:p>8.571428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2.142857143" calcext:value-type="float">
            <text:p>2.142857143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3.857142857" calcext:value-type="float">
            <text:p>3.857142857</text:p>
          </table:table-cell>
          <table:table-cell office:value-type="float" office:value="5.571428571" calcext:value-type="float">
            <text:p>5.571428571</text:p>
          </table:table-cell>
          <table:table-cell office:value-type="float" office:value="9.285714286" calcext:value-type="float">
            <text:p>9.285714286</text:p>
          </table:table-cell>
          <table:table-cell office:value-type="float" office:value="13.57142857" calcext:value-type="float">
            <text:p>13.57142857</text:p>
          </table:table-cell>
          <table:table-cell office:value-type="float" office:value="20.71428571" calcext:value-type="float">
            <text:p>20.71428571</text:p>
          </table:table-cell>
          <table:table-cell office:value-type="float" office:value="27.71428571" calcext:value-type="float">
            <text:p>27.71428571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33.71428571" calcext:value-type="float">
            <text:p>33.71428571</text:p>
          </table:table-cell>
          <table:table-cell office:value-type="float" office:value="33.42857143" calcext:value-type="float">
            <text:p>33.42857143</text:p>
          </table:table-cell>
          <table:table-cell office:value-type="float" office:value="31.14285714" calcext:value-type="float">
            <text:p>31.14285714</text:p>
          </table:table-cell>
          <table:table-cell office:value-type="float" office:value="17.71428571" calcext:value-type="float">
            <text:p>17.71428571</text:p>
          </table:table-cell>
          <table:table-cell office:value-type="float" office:value="8.571428571" calcext:value-type="float">
            <text:p>8.571428571</text:p>
          </table:table-cell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4" calcext:value-type="float">
            <text:p>4</text:p>
          </table:table-cell>
          <table:table-cell office:value-type="float" office:value="7.285714286" calcext:value-type="float">
            <text:p>7.285714286</text:p>
          </table:table-cell>
          <table:table-cell office:value-type="float" office:value="13.85714286" calcext:value-type="float">
            <text:p>13.85714286</text:p>
          </table:table-cell>
          <table:table-cell office:value-type="float" office:value="20.42857143" calcext:value-type="float">
            <text:p>20.42857143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23.28571429" calcext:value-type="float">
            <text:p>23.28571429</text:p>
          </table:table-cell>
          <table:table-cell office:value-type="float" office:value="29.14285714" calcext:value-type="float">
            <text:p>29.14285714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17.85714286" calcext:value-type="float">
            <text:p>17.857142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4" calcext:value-type="float">
            <text:p>4</text:p>
          </table:table-cell>
          <table:table-cell office:value-type="float" office:value="7.285714286" calcext:value-type="float">
            <text:p>7.285714286</text:p>
          </table:table-cell>
          <table:table-cell office:value-type="float" office:value="13.85714286" calcext:value-type="float">
            <text:p>13.85714286</text:p>
          </table:table-cell>
          <table:table-cell office:value-type="float" office:value="20.42857143" calcext:value-type="float">
            <text:p>20.42857143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23.28571429" calcext:value-type="float">
            <text:p>23.28571429</text:p>
          </table:table-cell>
          <table:table-cell office:value-type="float" office:value="29.14285714" calcext:value-type="float">
            <text:p>29.14285714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17.85714286" calcext:value-type="float">
            <text:p>17.857142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4" calcext:value-type="float">
            <text:p>4</text:p>
          </table:table-cell>
          <table:table-cell office:value-type="float" office:value="7.285714286" calcext:value-type="float">
            <text:p>7.285714286</text:p>
          </table:table-cell>
          <table:table-cell office:value-type="float" office:value="13.85714286" calcext:value-type="float">
            <text:p>13.85714286</text:p>
          </table:table-cell>
          <table:table-cell office:value-type="float" office:value="20.42857143" calcext:value-type="float">
            <text:p>20.42857143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23.28571429" calcext:value-type="float">
            <text:p>23.28571429</text:p>
          </table:table-cell>
          <table:table-cell office:value-type="float" office:value="29.14285714" calcext:value-type="float">
            <text:p>29.14285714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17.85714286" calcext:value-type="float">
            <text:p>17.857142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4" calcext:value-type="float">
            <text:p>4</text:p>
          </table:table-cell>
          <table:table-cell office:value-type="float" office:value="7.285714286" calcext:value-type="float">
            <text:p>7.285714286</text:p>
          </table:table-cell>
          <table:table-cell office:value-type="float" office:value="13.85714286" calcext:value-type="float">
            <text:p>13.85714286</text:p>
          </table:table-cell>
          <table:table-cell office:value-type="float" office:value="20.42857143" calcext:value-type="float">
            <text:p>20.42857143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23.28571429" calcext:value-type="float">
            <text:p>23.28571429</text:p>
          </table:table-cell>
          <table:table-cell office:value-type="float" office:value="29.14285714" calcext:value-type="float">
            <text:p>29.14285714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17.85714286" calcext:value-type="float">
            <text:p>17.857142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4" calcext:value-type="float">
            <text:p>4</text:p>
          </table:table-cell>
          <table:table-cell office:value-type="float" office:value="7.285714286" calcext:value-type="float">
            <text:p>7.285714286</text:p>
          </table:table-cell>
          <table:table-cell office:value-type="float" office:value="13.85714286" calcext:value-type="float">
            <text:p>13.85714286</text:p>
          </table:table-cell>
          <table:table-cell office:value-type="float" office:value="20.42857143" calcext:value-type="float">
            <text:p>20.42857143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23.28571429" calcext:value-type="float">
            <text:p>23.28571429</text:p>
          </table:table-cell>
          <table:table-cell office:value-type="float" office:value="29.14285714" calcext:value-type="float">
            <text:p>29.14285714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17.85714286" calcext:value-type="float">
            <text:p>17.857142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4" calcext:value-type="float">
            <text:p>4</text:p>
          </table:table-cell>
          <table:table-cell office:value-type="float" office:value="7.285714286" calcext:value-type="float">
            <text:p>7.285714286</text:p>
          </table:table-cell>
          <table:table-cell office:value-type="float" office:value="13.85714286" calcext:value-type="float">
            <text:p>13.85714286</text:p>
          </table:table-cell>
          <table:table-cell office:value-type="float" office:value="20.42857143" calcext:value-type="float">
            <text:p>20.42857143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23.28571429" calcext:value-type="float">
            <text:p>23.28571429</text:p>
          </table:table-cell>
          <table:table-cell office:value-type="float" office:value="29.14285714" calcext:value-type="float">
            <text:p>29.14285714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17.85714286" calcext:value-type="float">
            <text:p>17.857142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4" calcext:value-type="float">
            <text:p>4</text:p>
          </table:table-cell>
          <table:table-cell office:value-type="float" office:value="7.285714286" calcext:value-type="float">
            <text:p>7.285714286</text:p>
          </table:table-cell>
          <table:table-cell office:value-type="float" office:value="13.85714286" calcext:value-type="float">
            <text:p>13.85714286</text:p>
          </table:table-cell>
          <table:table-cell office:value-type="float" office:value="20.42857143" calcext:value-type="float">
            <text:p>20.42857143</text:p>
          </table:table-cell>
          <table:table-cell office:value-type="float" office:value="22.85714286" calcext:value-type="float">
            <text:p>22.85714286</text:p>
          </table:table-cell>
          <table:table-cell office:value-type="float" office:value="23.28571429" calcext:value-type="float">
            <text:p>23.28571429</text:p>
          </table:table-cell>
          <table:table-cell office:value-type="float" office:value="29.14285714" calcext:value-type="float">
            <text:p>29.14285714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17.85714286" calcext:value-type="float">
            <text:p>17.857142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.428571429" calcext:value-type="float">
            <text:p>4.428571429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12.57142857" calcext:value-type="float">
            <text:p>12.57142857</text:p>
          </table:table-cell>
          <table:table-cell office:value-type="float" office:value="16.71428571" calcext:value-type="float">
            <text:p>16.7142857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.71428571" calcext:value-type="float">
            <text:p>21.71428571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2" calcext:value-type="float">
            <text:p>22</text:p>
          </table:table-cell>
          <table:table-cell office:value-type="float" office:value="15.28571429" calcext:value-type="float">
            <text:p>15.28571429</text:p>
          </table:table-cell>
          <table:table-cell office:value-type="float" office:value="5.571428571" calcext:value-type="float">
            <text:p>5.571428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.428571429" calcext:value-type="float">
            <text:p>4.428571429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12.57142857" calcext:value-type="float">
            <text:p>12.57142857</text:p>
          </table:table-cell>
          <table:table-cell office:value-type="float" office:value="16.71428571" calcext:value-type="float">
            <text:p>16.7142857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.71428571" calcext:value-type="float">
            <text:p>21.71428571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2" calcext:value-type="float">
            <text:p>22</text:p>
          </table:table-cell>
          <table:table-cell office:value-type="float" office:value="15.28571429" calcext:value-type="float">
            <text:p>15.28571429</text:p>
          </table:table-cell>
          <table:table-cell office:value-type="float" office:value="5.571428571" calcext:value-type="float">
            <text:p>5.571428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.428571429" calcext:value-type="float">
            <text:p>4.428571429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12.57142857" calcext:value-type="float">
            <text:p>12.57142857</text:p>
          </table:table-cell>
          <table:table-cell office:value-type="float" office:value="16.71428571" calcext:value-type="float">
            <text:p>16.7142857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.71428571" calcext:value-type="float">
            <text:p>21.71428571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2" calcext:value-type="float">
            <text:p>22</text:p>
          </table:table-cell>
          <table:table-cell office:value-type="float" office:value="15.28571429" calcext:value-type="float">
            <text:p>15.28571429</text:p>
          </table:table-cell>
          <table:table-cell office:value-type="float" office:value="5.571428571" calcext:value-type="float">
            <text:p>5.571428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.428571429" calcext:value-type="float">
            <text:p>4.428571429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12.57142857" calcext:value-type="float">
            <text:p>12.57142857</text:p>
          </table:table-cell>
          <table:table-cell office:value-type="float" office:value="16.71428571" calcext:value-type="float">
            <text:p>16.7142857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.71428571" calcext:value-type="float">
            <text:p>21.71428571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2" calcext:value-type="float">
            <text:p>22</text:p>
          </table:table-cell>
          <table:table-cell office:value-type="float" office:value="15.28571429" calcext:value-type="float">
            <text:p>15.28571429</text:p>
          </table:table-cell>
          <table:table-cell office:value-type="float" office:value="5.571428571" calcext:value-type="float">
            <text:p>5.571428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.428571429" calcext:value-type="float">
            <text:p>4.428571429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12.57142857" calcext:value-type="float">
            <text:p>12.57142857</text:p>
          </table:table-cell>
          <table:table-cell office:value-type="float" office:value="16.71428571" calcext:value-type="float">
            <text:p>16.7142857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.71428571" calcext:value-type="float">
            <text:p>21.71428571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2" calcext:value-type="float">
            <text:p>22</text:p>
          </table:table-cell>
          <table:table-cell office:value-type="float" office:value="15.28571429" calcext:value-type="float">
            <text:p>15.28571429</text:p>
          </table:table-cell>
          <table:table-cell office:value-type="float" office:value="5.571428571" calcext:value-type="float">
            <text:p>5.571428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.428571429" calcext:value-type="float">
            <text:p>4.428571429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12.57142857" calcext:value-type="float">
            <text:p>12.57142857</text:p>
          </table:table-cell>
          <table:table-cell office:value-type="float" office:value="16.71428571" calcext:value-type="float">
            <text:p>16.7142857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.71428571" calcext:value-type="float">
            <text:p>21.71428571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2" calcext:value-type="float">
            <text:p>22</text:p>
          </table:table-cell>
          <table:table-cell office:value-type="float" office:value="15.28571429" calcext:value-type="float">
            <text:p>15.28571429</text:p>
          </table:table-cell>
          <table:table-cell office:value-type="float" office:value="5.571428571" calcext:value-type="float">
            <text:p>5.571428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3.714285714" calcext:value-type="float">
            <text:p>3.714285714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4.428571429" calcext:value-type="float">
            <text:p>4.428571429</text:p>
          </table:table-cell>
          <table:table-cell office:value-type="float" office:value="6.714285714" calcext:value-type="float">
            <text:p>6.714285714</text:p>
          </table:table-cell>
          <table:table-cell office:value-type="float" office:value="12.57142857" calcext:value-type="float">
            <text:p>12.57142857</text:p>
          </table:table-cell>
          <table:table-cell office:value-type="float" office:value="16.71428571" calcext:value-type="float">
            <text:p>16.7142857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.71428571" calcext:value-type="float">
            <text:p>21.71428571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2" calcext:value-type="float">
            <text:p>22</text:p>
          </table:table-cell>
          <table:table-cell office:value-type="float" office:value="15.28571429" calcext:value-type="float">
            <text:p>15.28571429</text:p>
          </table:table-cell>
          <table:table-cell office:value-type="float" office:value="5.571428571" calcext:value-type="float">
            <text:p>5.571428571</text:p>
          </table:table-cell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3" calcext:value-type="float">
            <text:p>3</text:p>
          </table:table-cell>
          <table:table-cell office:value-type="float" office:value="5.714285714" calcext:value-type="float">
            <text:p>5.714285714</text:p>
          </table:table-cell>
          <table:table-cell office:value-type="float" office:value="10.85714286" calcext:value-type="float">
            <text:p>10.85714286</text:p>
          </table:table-cell>
          <table:table-cell office:value-type="float" office:value="16.14285714" calcext:value-type="float">
            <text:p>16.14285714</text:p>
          </table:table-cell>
          <table:table-cell office:value-type="float" office:value="15" calcext:value-type="float">
            <text:p>15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23.57142857" calcext:value-type="float">
            <text:p>23.57142857</text:p>
          </table:table-cell>
          <table:table-cell office:value-type="float" office:value="24.85714286" calcext:value-type="float">
            <text:p>24.85714286</text:p>
          </table:table-cell>
          <table:table-cell office:value-type="float" office:value="17.28571429" calcext:value-type="float">
            <text:p>17.28571429</text:p>
          </table:table-cell>
          <table:table-cell office:value-type="float" office:value="14.42857143" calcext:value-type="float">
            <text:p>14.42857143</text:p>
          </table:table-cell>
          <table:table-cell office:value-type="float" office:value="6.571428571" calcext:value-type="float">
            <text:p>6.571428571</text:p>
          </table:table-cell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3" calcext:value-type="float">
            <text:p>3</text:p>
          </table:table-cell>
          <table:table-cell office:value-type="float" office:value="5.714285714" calcext:value-type="float">
            <text:p>5.714285714</text:p>
          </table:table-cell>
          <table:table-cell office:value-type="float" office:value="10.85714286" calcext:value-type="float">
            <text:p>10.85714286</text:p>
          </table:table-cell>
          <table:table-cell office:value-type="float" office:value="16.14285714" calcext:value-type="float">
            <text:p>16.14285714</text:p>
          </table:table-cell>
          <table:table-cell office:value-type="float" office:value="15" calcext:value-type="float">
            <text:p>15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23.57142857" calcext:value-type="float">
            <text:p>23.57142857</text:p>
          </table:table-cell>
          <table:table-cell office:value-type="float" office:value="24.85714286" calcext:value-type="float">
            <text:p>24.85714286</text:p>
          </table:table-cell>
          <table:table-cell office:value-type="float" office:value="17.28571429" calcext:value-type="float">
            <text:p>17.28571429</text:p>
          </table:table-cell>
          <table:table-cell office:value-type="float" office:value="14.42857143" calcext:value-type="float">
            <text:p>14.42857143</text:p>
          </table:table-cell>
          <table:table-cell office:value-type="float" office:value="6.571428571" calcext:value-type="float">
            <text:p>6.571428571</text:p>
          </table:table-cell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3" calcext:value-type="float">
            <text:p>3</text:p>
          </table:table-cell>
          <table:table-cell office:value-type="float" office:value="5.714285714" calcext:value-type="float">
            <text:p>5.714285714</text:p>
          </table:table-cell>
          <table:table-cell office:value-type="float" office:value="10.85714286" calcext:value-type="float">
            <text:p>10.85714286</text:p>
          </table:table-cell>
          <table:table-cell office:value-type="float" office:value="16.14285714" calcext:value-type="float">
            <text:p>16.14285714</text:p>
          </table:table-cell>
          <table:table-cell office:value-type="float" office:value="15" calcext:value-type="float">
            <text:p>15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23.57142857" calcext:value-type="float">
            <text:p>23.57142857</text:p>
          </table:table-cell>
          <table:table-cell office:value-type="float" office:value="24.85714286" calcext:value-type="float">
            <text:p>24.85714286</text:p>
          </table:table-cell>
          <table:table-cell office:value-type="float" office:value="17.28571429" calcext:value-type="float">
            <text:p>17.28571429</text:p>
          </table:table-cell>
          <table:table-cell office:value-type="float" office:value="14.42857143" calcext:value-type="float">
            <text:p>14.42857143</text:p>
          </table:table-cell>
          <table:table-cell office:value-type="float" office:value="6.571428571" calcext:value-type="float">
            <text:p>6.571428571</text:p>
          </table:table-cell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3" calcext:value-type="float">
            <text:p>3</text:p>
          </table:table-cell>
          <table:table-cell office:value-type="float" office:value="5.714285714" calcext:value-type="float">
            <text:p>5.714285714</text:p>
          </table:table-cell>
          <table:table-cell office:value-type="float" office:value="10.85714286" calcext:value-type="float">
            <text:p>10.85714286</text:p>
          </table:table-cell>
          <table:table-cell office:value-type="float" office:value="16.14285714" calcext:value-type="float">
            <text:p>16.14285714</text:p>
          </table:table-cell>
          <table:table-cell office:value-type="float" office:value="15" calcext:value-type="float">
            <text:p>15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23.57142857" calcext:value-type="float">
            <text:p>23.57142857</text:p>
          </table:table-cell>
          <table:table-cell office:value-type="float" office:value="24.85714286" calcext:value-type="float">
            <text:p>24.85714286</text:p>
          </table:table-cell>
          <table:table-cell office:value-type="float" office:value="17.28571429" calcext:value-type="float">
            <text:p>17.28571429</text:p>
          </table:table-cell>
          <table:table-cell office:value-type="float" office:value="14.42857143" calcext:value-type="float">
            <text:p>14.42857143</text:p>
          </table:table-cell>
          <table:table-cell office:value-type="float" office:value="6.571428571" calcext:value-type="float">
            <text:p>6.571428571</text:p>
          </table:table-cell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3" calcext:value-type="float">
            <text:p>3</text:p>
          </table:table-cell>
          <table:table-cell office:value-type="float" office:value="5.714285714" calcext:value-type="float">
            <text:p>5.714285714</text:p>
          </table:table-cell>
          <table:table-cell office:value-type="float" office:value="10.85714286" calcext:value-type="float">
            <text:p>10.85714286</text:p>
          </table:table-cell>
          <table:table-cell office:value-type="float" office:value="16.14285714" calcext:value-type="float">
            <text:p>16.14285714</text:p>
          </table:table-cell>
          <table:table-cell office:value-type="float" office:value="15" calcext:value-type="float">
            <text:p>15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23.57142857" calcext:value-type="float">
            <text:p>23.57142857</text:p>
          </table:table-cell>
          <table:table-cell office:value-type="float" office:value="24.85714286" calcext:value-type="float">
            <text:p>24.85714286</text:p>
          </table:table-cell>
          <table:table-cell office:value-type="float" office:value="17.28571429" calcext:value-type="float">
            <text:p>17.28571429</text:p>
          </table:table-cell>
          <table:table-cell office:value-type="float" office:value="14.42857143" calcext:value-type="float">
            <text:p>14.42857143</text:p>
          </table:table-cell>
          <table:table-cell office:value-type="float" office:value="6.571428571" calcext:value-type="float">
            <text:p>6.571428571</text:p>
          </table:table-cell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3" calcext:value-type="float">
            <text:p>3</text:p>
          </table:table-cell>
          <table:table-cell office:value-type="float" office:value="5.714285714" calcext:value-type="float">
            <text:p>5.714285714</text:p>
          </table:table-cell>
          <table:table-cell office:value-type="float" office:value="10.85714286" calcext:value-type="float">
            <text:p>10.85714286</text:p>
          </table:table-cell>
          <table:table-cell office:value-type="float" office:value="16.14285714" calcext:value-type="float">
            <text:p>16.14285714</text:p>
          </table:table-cell>
          <table:table-cell office:value-type="float" office:value="15" calcext:value-type="float">
            <text:p>15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23.57142857" calcext:value-type="float">
            <text:p>23.57142857</text:p>
          </table:table-cell>
          <table:table-cell office:value-type="float" office:value="24.85714286" calcext:value-type="float">
            <text:p>24.85714286</text:p>
          </table:table-cell>
          <table:table-cell office:value-type="float" office:value="17.28571429" calcext:value-type="float">
            <text:p>17.28571429</text:p>
          </table:table-cell>
          <table:table-cell office:value-type="float" office:value="14.42857143" calcext:value-type="float">
            <text:p>14.42857143</text:p>
          </table:table-cell>
          <table:table-cell office:value-type="float" office:value="6.571428571" calcext:value-type="float">
            <text:p>6.571428571</text:p>
          </table:table-cell>
        </table:table-row>
        <table:table-row table:style-name="ro1">
          <table:table-cell office:value-type="float" office:value="1.571428571" calcext:value-type="float">
            <text:p>1.571428571</text:p>
          </table:table-cell>
          <table:table-cell office:value-type="float" office:value="0.714285714" calcext:value-type="float">
            <text:p>0.714285714</text:p>
          </table:table-cell>
          <table:table-cell office:value-type="float" office:value="0.857142857" calcext:value-type="float">
            <text:p>0.857142857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3.571428571" calcext:value-type="float">
            <text:p>3.571428571</text:p>
          </table:table-cell>
          <table:table-cell office:value-type="float" office:value="3" calcext:value-type="float">
            <text:p>3</text:p>
          </table:table-cell>
          <table:table-cell office:value-type="float" office:value="5.714285714" calcext:value-type="float">
            <text:p>5.714285714</text:p>
          </table:table-cell>
          <table:table-cell office:value-type="float" office:value="10.85714286" calcext:value-type="float">
            <text:p>10.85714286</text:p>
          </table:table-cell>
          <table:table-cell office:value-type="float" office:value="16.14285714" calcext:value-type="float">
            <text:p>16.14285714</text:p>
          </table:table-cell>
          <table:table-cell office:value-type="float" office:value="15" calcext:value-type="float">
            <text:p>15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23.57142857" calcext:value-type="float">
            <text:p>23.57142857</text:p>
          </table:table-cell>
          <table:table-cell office:value-type="float" office:value="24.85714286" calcext:value-type="float">
            <text:p>24.85714286</text:p>
          </table:table-cell>
          <table:table-cell office:value-type="float" office:value="17.28571429" calcext:value-type="float">
            <text:p>17.28571429</text:p>
          </table:table-cell>
          <table:table-cell office:value-type="float" office:value="14.42857143" calcext:value-type="float">
            <text:p>14.42857143</text:p>
          </table:table-cell>
          <table:table-cell office:value-type="float" office:value="6.571428571" calcext:value-type="float">
            <text:p>6.571428571</text:p>
          </table:table-cell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" calcext:value-type="float">
            <text:p>1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14.85714286" calcext:value-type="float">
            <text:p>14.85714286</text:p>
          </table:table-cell>
          <table:table-cell office:value-type="float" office:value="16.14285714" calcext:value-type="float">
            <text:p>16.14285714</text:p>
          </table:table-cell>
          <table:table-cell office:value-type="float" office:value="19.57142857" calcext:value-type="float">
            <text:p>19.57142857</text:p>
          </table:table-cell>
          <table:table-cell office:value-type="float" office:value="23.28571429" calcext:value-type="float">
            <text:p>23.28571429</text:p>
          </table:table-cell>
          <table:table-cell office:value-type="float" office:value="22.28571429" calcext:value-type="float">
            <text:p>22.28571429</text:p>
          </table:table-cell>
          <table:table-cell office:value-type="float" office:value="21" calcext:value-type="float">
            <text:p>21</text:p>
          </table:table-cell>
          <table:table-cell office:value-type="float" office:value="13.42857143" calcext:value-type="float">
            <text:p>13.42857143</text:p>
          </table:table-cell>
          <table:table-cell office:value-type="float" office:value="7.571428571" calcext:value-type="float">
            <text:p>7.571428571</text:p>
          </table:table-cell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" calcext:value-type="float">
            <text:p>1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14.85714286" calcext:value-type="float">
            <text:p>14.85714286</text:p>
          </table:table-cell>
          <table:table-cell office:value-type="float" office:value="16.14285714" calcext:value-type="float">
            <text:p>16.14285714</text:p>
          </table:table-cell>
          <table:table-cell office:value-type="float" office:value="19.57142857" calcext:value-type="float">
            <text:p>19.57142857</text:p>
          </table:table-cell>
          <table:table-cell office:value-type="float" office:value="23.28571429" calcext:value-type="float">
            <text:p>23.28571429</text:p>
          </table:table-cell>
          <table:table-cell office:value-type="float" office:value="22.28571429" calcext:value-type="float">
            <text:p>22.28571429</text:p>
          </table:table-cell>
          <table:table-cell office:value-type="float" office:value="21" calcext:value-type="float">
            <text:p>21</text:p>
          </table:table-cell>
          <table:table-cell office:value-type="float" office:value="13.42857143" calcext:value-type="float">
            <text:p>13.42857143</text:p>
          </table:table-cell>
          <table:table-cell office:value-type="float" office:value="7.571428571" calcext:value-type="float">
            <text:p>7.571428571</text:p>
          </table:table-cell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" calcext:value-type="float">
            <text:p>1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14.85714286" calcext:value-type="float">
            <text:p>14.85714286</text:p>
          </table:table-cell>
          <table:table-cell office:value-type="float" office:value="16.14285714" calcext:value-type="float">
            <text:p>16.14285714</text:p>
          </table:table-cell>
          <table:table-cell office:value-type="float" office:value="19.57142857" calcext:value-type="float">
            <text:p>19.57142857</text:p>
          </table:table-cell>
          <table:table-cell office:value-type="float" office:value="23.28571429" calcext:value-type="float">
            <text:p>23.28571429</text:p>
          </table:table-cell>
          <table:table-cell office:value-type="float" office:value="22.28571429" calcext:value-type="float">
            <text:p>22.28571429</text:p>
          </table:table-cell>
          <table:table-cell office:value-type="float" office:value="21" calcext:value-type="float">
            <text:p>21</text:p>
          </table:table-cell>
          <table:table-cell office:value-type="float" office:value="13.42857143" calcext:value-type="float">
            <text:p>13.42857143</text:p>
          </table:table-cell>
          <table:table-cell office:value-type="float" office:value="7.571428571" calcext:value-type="float">
            <text:p>7.571428571</text:p>
          </table:table-cell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" calcext:value-type="float">
            <text:p>1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14.85714286" calcext:value-type="float">
            <text:p>14.85714286</text:p>
          </table:table-cell>
          <table:table-cell office:value-type="float" office:value="16.14285714" calcext:value-type="float">
            <text:p>16.14285714</text:p>
          </table:table-cell>
          <table:table-cell office:value-type="float" office:value="19.57142857" calcext:value-type="float">
            <text:p>19.57142857</text:p>
          </table:table-cell>
          <table:table-cell office:value-type="float" office:value="23.28571429" calcext:value-type="float">
            <text:p>23.28571429</text:p>
          </table:table-cell>
          <table:table-cell office:value-type="float" office:value="22.28571429" calcext:value-type="float">
            <text:p>22.28571429</text:p>
          </table:table-cell>
          <table:table-cell office:value-type="float" office:value="21" calcext:value-type="float">
            <text:p>21</text:p>
          </table:table-cell>
          <table:table-cell office:value-type="float" office:value="13.42857143" calcext:value-type="float">
            <text:p>13.42857143</text:p>
          </table:table-cell>
          <table:table-cell office:value-type="float" office:value="7.571428571" calcext:value-type="float">
            <text:p>7.571428571</text:p>
          </table:table-cell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" calcext:value-type="float">
            <text:p>1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14.85714286" calcext:value-type="float">
            <text:p>14.85714286</text:p>
          </table:table-cell>
          <table:table-cell office:value-type="float" office:value="16.14285714" calcext:value-type="float">
            <text:p>16.14285714</text:p>
          </table:table-cell>
          <table:table-cell office:value-type="float" office:value="19.57142857" calcext:value-type="float">
            <text:p>19.57142857</text:p>
          </table:table-cell>
          <table:table-cell office:value-type="float" office:value="23.28571429" calcext:value-type="float">
            <text:p>23.28571429</text:p>
          </table:table-cell>
          <table:table-cell office:value-type="float" office:value="22.28571429" calcext:value-type="float">
            <text:p>22.28571429</text:p>
          </table:table-cell>
          <table:table-cell office:value-type="float" office:value="21" calcext:value-type="float">
            <text:p>21</text:p>
          </table:table-cell>
          <table:table-cell office:value-type="float" office:value="13.42857143" calcext:value-type="float">
            <text:p>13.42857143</text:p>
          </table:table-cell>
          <table:table-cell office:value-type="float" office:value="7.571428571" calcext:value-type="float">
            <text:p>7.571428571</text:p>
          </table:table-cell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" calcext:value-type="float">
            <text:p>1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14.85714286" calcext:value-type="float">
            <text:p>14.85714286</text:p>
          </table:table-cell>
          <table:table-cell office:value-type="float" office:value="16.14285714" calcext:value-type="float">
            <text:p>16.14285714</text:p>
          </table:table-cell>
          <table:table-cell office:value-type="float" office:value="19.57142857" calcext:value-type="float">
            <text:p>19.57142857</text:p>
          </table:table-cell>
          <table:table-cell office:value-type="float" office:value="23.28571429" calcext:value-type="float">
            <text:p>23.28571429</text:p>
          </table:table-cell>
          <table:table-cell office:value-type="float" office:value="22.28571429" calcext:value-type="float">
            <text:p>22.28571429</text:p>
          </table:table-cell>
          <table:table-cell office:value-type="float" office:value="21" calcext:value-type="float">
            <text:p>21</text:p>
          </table:table-cell>
          <table:table-cell office:value-type="float" office:value="13.42857143" calcext:value-type="float">
            <text:p>13.42857143</text:p>
          </table:table-cell>
          <table:table-cell office:value-type="float" office:value="7.571428571" calcext:value-type="float">
            <text:p>7.571428571</text:p>
          </table:table-cell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0.571428571" calcext:value-type="float">
            <text:p>0.571428571</text:p>
          </table:table-cell>
          <table:table-cell office:value-type="float" office:value="1" calcext:value-type="float">
            <text:p>1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2.714285714" calcext:value-type="float">
            <text:p>2.714285714</text:p>
          </table:table-cell>
          <table:table-cell office:value-type="float" office:value="7.142857143" calcext:value-type="float">
            <text:p>7.142857143</text:p>
          </table:table-cell>
          <table:table-cell office:value-type="float" office:value="10.57142857" calcext:value-type="float">
            <text:p>10.57142857</text:p>
          </table:table-cell>
          <table:table-cell office:value-type="float" office:value="14.85714286" calcext:value-type="float">
            <text:p>14.85714286</text:p>
          </table:table-cell>
          <table:table-cell office:value-type="float" office:value="16.14285714" calcext:value-type="float">
            <text:p>16.14285714</text:p>
          </table:table-cell>
          <table:table-cell office:value-type="float" office:value="19.57142857" calcext:value-type="float">
            <text:p>19.57142857</text:p>
          </table:table-cell>
          <table:table-cell office:value-type="float" office:value="23.28571429" calcext:value-type="float">
            <text:p>23.28571429</text:p>
          </table:table-cell>
          <table:table-cell office:value-type="float" office:value="22.28571429" calcext:value-type="float">
            <text:p>22.28571429</text:p>
          </table:table-cell>
          <table:table-cell office:value-type="float" office:value="21" calcext:value-type="float">
            <text:p>21</text:p>
          </table:table-cell>
          <table:table-cell office:value-type="float" office:value="13.42857143" calcext:value-type="float">
            <text:p>13.42857143</text:p>
          </table:table-cell>
          <table:table-cell office:value-type="float" office:value="7.571428571" calcext:value-type="float">
            <text:p>7.571428571</text:p>
          </table:table-cell>
        </table:table-row>
        <table:table-row table:style-name="ro1">
          <table:table-cell table:number-columns-repeated="3" office:value-type="float" office:value="1.285714286" calcext:value-type="float">
            <text:p>1.285714286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9" calcext:value-type="float">
            <text:p>9</text:p>
          </table:table-cell>
          <table:table-cell office:value-type="float" office:value="13.85714286" calcext:value-type="float">
            <text:p>13.85714286</text:p>
          </table:table-cell>
          <table:table-cell office:value-type="float" office:value="14.71428571" calcext:value-type="float">
            <text:p>14.71428571</text:p>
          </table:table-cell>
          <table:table-cell office:value-type="float" office:value="16.85714286" calcext:value-type="float">
            <text:p>16.85714286</text:p>
          </table:table-cell>
          <table:table-cell office:value-type="float" office:value="24" calcext:value-type="float">
            <text:p>24</text:p>
          </table:table-cell>
          <table:table-cell office:value-type="float" office:value="27.71428571" calcext:value-type="float">
            <text:p>27.71428571</text:p>
          </table:table-cell>
          <table:table-cell office:value-type="float" office:value="26.71428571" calcext:value-type="float">
            <text:p>26.71428571</text:p>
          </table:table-cell>
          <table:table-cell office:value-type="float" office:value="26" calcext:value-type="float">
            <text:p>26</text:p>
          </table:table-cell>
          <table:table-cell office:value-type="float" office:value="17.85714286" calcext:value-type="float">
            <text:p>17.85714286</text:p>
          </table:table-cell>
          <table:table-cell office:value-type="float" office:value="7.857142857" calcext:value-type="float">
            <text:p>7.857142857</text:p>
          </table:table-cell>
        </table:table-row>
        <table:table-row table:style-name="ro1">
          <table:table-cell table:number-columns-repeated="3" office:value-type="float" office:value="1.285714286" calcext:value-type="float">
            <text:p>1.285714286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9" calcext:value-type="float">
            <text:p>9</text:p>
          </table:table-cell>
          <table:table-cell office:value-type="float" office:value="13.85714286" calcext:value-type="float">
            <text:p>13.85714286</text:p>
          </table:table-cell>
          <table:table-cell office:value-type="float" office:value="14.71428571" calcext:value-type="float">
            <text:p>14.71428571</text:p>
          </table:table-cell>
          <table:table-cell office:value-type="float" office:value="16.85714286" calcext:value-type="float">
            <text:p>16.85714286</text:p>
          </table:table-cell>
          <table:table-cell office:value-type="float" office:value="24" calcext:value-type="float">
            <text:p>24</text:p>
          </table:table-cell>
          <table:table-cell office:value-type="float" office:value="27.71428571" calcext:value-type="float">
            <text:p>27.71428571</text:p>
          </table:table-cell>
          <table:table-cell office:value-type="float" office:value="26.71428571" calcext:value-type="float">
            <text:p>26.71428571</text:p>
          </table:table-cell>
          <table:table-cell office:value-type="float" office:value="26" calcext:value-type="float">
            <text:p>26</text:p>
          </table:table-cell>
          <table:table-cell office:value-type="float" office:value="17.85714286" calcext:value-type="float">
            <text:p>17.85714286</text:p>
          </table:table-cell>
          <table:table-cell office:value-type="float" office:value="7.857142857" calcext:value-type="float">
            <text:p>7.857142857</text:p>
          </table:table-cell>
        </table:table-row>
        <table:table-row table:style-name="ro1">
          <table:table-cell table:number-columns-repeated="3" office:value-type="float" office:value="1.285714286" calcext:value-type="float">
            <text:p>1.285714286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9" calcext:value-type="float">
            <text:p>9</text:p>
          </table:table-cell>
          <table:table-cell office:value-type="float" office:value="13.85714286" calcext:value-type="float">
            <text:p>13.85714286</text:p>
          </table:table-cell>
          <table:table-cell office:value-type="float" office:value="14.71428571" calcext:value-type="float">
            <text:p>14.71428571</text:p>
          </table:table-cell>
          <table:table-cell office:value-type="float" office:value="16.85714286" calcext:value-type="float">
            <text:p>16.85714286</text:p>
          </table:table-cell>
          <table:table-cell office:value-type="float" office:value="24" calcext:value-type="float">
            <text:p>24</text:p>
          </table:table-cell>
          <table:table-cell office:value-type="float" office:value="27.71428571" calcext:value-type="float">
            <text:p>27.71428571</text:p>
          </table:table-cell>
          <table:table-cell office:value-type="float" office:value="26.71428571" calcext:value-type="float">
            <text:p>26.71428571</text:p>
          </table:table-cell>
          <table:table-cell office:value-type="float" office:value="26" calcext:value-type="float">
            <text:p>26</text:p>
          </table:table-cell>
          <table:table-cell office:value-type="float" office:value="17.85714286" calcext:value-type="float">
            <text:p>17.85714286</text:p>
          </table:table-cell>
          <table:table-cell office:value-type="float" office:value="7.857142857" calcext:value-type="float">
            <text:p>7.857142857</text:p>
          </table:table-cell>
        </table:table-row>
        <table:table-row table:style-name="ro1">
          <table:table-cell table:number-columns-repeated="3" office:value-type="float" office:value="1.285714286" calcext:value-type="float">
            <text:p>1.285714286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9" calcext:value-type="float">
            <text:p>9</text:p>
          </table:table-cell>
          <table:table-cell office:value-type="float" office:value="13.85714286" calcext:value-type="float">
            <text:p>13.85714286</text:p>
          </table:table-cell>
          <table:table-cell office:value-type="float" office:value="14.71428571" calcext:value-type="float">
            <text:p>14.71428571</text:p>
          </table:table-cell>
          <table:table-cell office:value-type="float" office:value="16.85714286" calcext:value-type="float">
            <text:p>16.85714286</text:p>
          </table:table-cell>
          <table:table-cell office:value-type="float" office:value="24" calcext:value-type="float">
            <text:p>24</text:p>
          </table:table-cell>
          <table:table-cell office:value-type="float" office:value="27.71428571" calcext:value-type="float">
            <text:p>27.71428571</text:p>
          </table:table-cell>
          <table:table-cell office:value-type="float" office:value="26.71428571" calcext:value-type="float">
            <text:p>26.71428571</text:p>
          </table:table-cell>
          <table:table-cell office:value-type="float" office:value="26" calcext:value-type="float">
            <text:p>26</text:p>
          </table:table-cell>
          <table:table-cell office:value-type="float" office:value="17.85714286" calcext:value-type="float">
            <text:p>17.85714286</text:p>
          </table:table-cell>
          <table:table-cell office:value-type="float" office:value="7.857142857" calcext:value-type="float">
            <text:p>7.857142857</text:p>
          </table:table-cell>
        </table:table-row>
        <table:table-row table:style-name="ro1">
          <table:table-cell table:number-columns-repeated="3" office:value-type="float" office:value="1.285714286" calcext:value-type="float">
            <text:p>1.285714286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9" calcext:value-type="float">
            <text:p>9</text:p>
          </table:table-cell>
          <table:table-cell office:value-type="float" office:value="13.85714286" calcext:value-type="float">
            <text:p>13.85714286</text:p>
          </table:table-cell>
          <table:table-cell office:value-type="float" office:value="14.71428571" calcext:value-type="float">
            <text:p>14.71428571</text:p>
          </table:table-cell>
          <table:table-cell office:value-type="float" office:value="16.85714286" calcext:value-type="float">
            <text:p>16.85714286</text:p>
          </table:table-cell>
          <table:table-cell office:value-type="float" office:value="24" calcext:value-type="float">
            <text:p>24</text:p>
          </table:table-cell>
          <table:table-cell office:value-type="float" office:value="27.71428571" calcext:value-type="float">
            <text:p>27.71428571</text:p>
          </table:table-cell>
          <table:table-cell office:value-type="float" office:value="26.71428571" calcext:value-type="float">
            <text:p>26.71428571</text:p>
          </table:table-cell>
          <table:table-cell office:value-type="float" office:value="26" calcext:value-type="float">
            <text:p>26</text:p>
          </table:table-cell>
          <table:table-cell office:value-type="float" office:value="17.85714286" calcext:value-type="float">
            <text:p>17.85714286</text:p>
          </table:table-cell>
          <table:table-cell office:value-type="float" office:value="7.857142857" calcext:value-type="float">
            <text:p>7.857142857</text:p>
          </table:table-cell>
        </table:table-row>
        <table:table-row table:style-name="ro1">
          <table:table-cell table:number-columns-repeated="3" office:value-type="float" office:value="1.285714286" calcext:value-type="float">
            <text:p>1.285714286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9" calcext:value-type="float">
            <text:p>9</text:p>
          </table:table-cell>
          <table:table-cell office:value-type="float" office:value="13.85714286" calcext:value-type="float">
            <text:p>13.85714286</text:p>
          </table:table-cell>
          <table:table-cell office:value-type="float" office:value="14.71428571" calcext:value-type="float">
            <text:p>14.71428571</text:p>
          </table:table-cell>
          <table:table-cell office:value-type="float" office:value="16.85714286" calcext:value-type="float">
            <text:p>16.85714286</text:p>
          </table:table-cell>
          <table:table-cell office:value-type="float" office:value="24" calcext:value-type="float">
            <text:p>24</text:p>
          </table:table-cell>
          <table:table-cell office:value-type="float" office:value="27.71428571" calcext:value-type="float">
            <text:p>27.71428571</text:p>
          </table:table-cell>
          <table:table-cell office:value-type="float" office:value="26.71428571" calcext:value-type="float">
            <text:p>26.71428571</text:p>
          </table:table-cell>
          <table:table-cell office:value-type="float" office:value="26" calcext:value-type="float">
            <text:p>26</text:p>
          </table:table-cell>
          <table:table-cell office:value-type="float" office:value="17.85714286" calcext:value-type="float">
            <text:p>17.85714286</text:p>
          </table:table-cell>
          <table:table-cell office:value-type="float" office:value="7.857142857" calcext:value-type="float">
            <text:p>7.857142857</text:p>
          </table:table-cell>
        </table:table-row>
        <table:table-row table:style-name="ro1">
          <table:table-cell table:number-columns-repeated="3" office:value-type="float" office:value="1.285714286" calcext:value-type="float">
            <text:p>1.285714286</text:p>
          </table:table-cell>
          <table:table-cell office:value-type="float" office:value="2.285714286" calcext:value-type="float">
            <text:p>2.285714286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2.428571429" calcext:value-type="float">
            <text:p>2.428571429</text:p>
          </table:table-cell>
          <table:table-cell office:value-type="float" office:value="4.714285714" calcext:value-type="float">
            <text:p>4.714285714</text:p>
          </table:table-cell>
          <table:table-cell office:value-type="float" office:value="9" calcext:value-type="float">
            <text:p>9</text:p>
          </table:table-cell>
          <table:table-cell office:value-type="float" office:value="13.85714286" calcext:value-type="float">
            <text:p>13.85714286</text:p>
          </table:table-cell>
          <table:table-cell office:value-type="float" office:value="14.71428571" calcext:value-type="float">
            <text:p>14.71428571</text:p>
          </table:table-cell>
          <table:table-cell office:value-type="float" office:value="16.85714286" calcext:value-type="float">
            <text:p>16.85714286</text:p>
          </table:table-cell>
          <table:table-cell office:value-type="float" office:value="24" calcext:value-type="float">
            <text:p>24</text:p>
          </table:table-cell>
          <table:table-cell office:value-type="float" office:value="27.71428571" calcext:value-type="float">
            <text:p>27.71428571</text:p>
          </table:table-cell>
          <table:table-cell office:value-type="float" office:value="26.71428571" calcext:value-type="float">
            <text:p>26.71428571</text:p>
          </table:table-cell>
          <table:table-cell office:value-type="float" office:value="26" calcext:value-type="float">
            <text:p>26</text:p>
          </table:table-cell>
          <table:table-cell office:value-type="float" office:value="17.85714286" calcext:value-type="float">
            <text:p>17.85714286</text:p>
          </table:table-cell>
          <table:table-cell office:value-type="float" office:value="7.857142857" calcext:value-type="float">
            <text:p>7.857142857</text:p>
          </table:table-cell>
        </table:table-row>
        <table:table-row table:style-name="ro1">
          <table:table-cell office:value-type="float" office:value="2.571428571" calcext:value-type="float">
            <text:p>2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571428571" calcext:value-type="float">
            <text:p>2.571428571</text:p>
          </table:table-cell>
          <table:table-cell table:number-columns-repeated="2" office:value-type="float" office:value="4.285714286" calcext:value-type="float">
            <text:p>4.285714286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7.714285714" calcext:value-type="float">
            <text:p>7.714285714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20.71428571" calcext:value-type="float">
            <text:p>20.71428571</text:p>
          </table:table-cell>
          <table:table-cell office:value-type="float" office:value="23.42857143" calcext:value-type="float">
            <text:p>23.42857143</text:p>
          </table:table-cell>
          <table:table-cell office:value-type="float" office:value="26.28571429" calcext:value-type="float">
            <text:p>26.28571429</text:p>
          </table:table-cell>
          <table:table-cell office:value-type="float" office:value="36.28571429" calcext:value-type="float">
            <text:p>36.28571429</text:p>
          </table:table-cell>
          <table:table-cell office:value-type="float" office:value="36.57142857" calcext:value-type="float">
            <text:p>36.57142857</text:p>
          </table:table-cell>
          <table:table-cell office:value-type="float" office:value="30.85714286" calcext:value-type="float">
            <text:p>30.85714286</text:p>
          </table:table-cell>
          <table:table-cell office:value-type="float" office:value="19.71428571" calcext:value-type="float">
            <text:p>19.71428571</text:p>
          </table:table-cell>
          <table:table-cell office:value-type="float" office:value="9.428571429" calcext:value-type="float">
            <text:p>9.428571429</text:p>
          </table:table-cell>
        </table:table-row>
        <table:table-row table:style-name="ro1">
          <table:table-cell office:value-type="float" office:value="2.571428571" calcext:value-type="float">
            <text:p>2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571428571" calcext:value-type="float">
            <text:p>2.571428571</text:p>
          </table:table-cell>
          <table:table-cell table:number-columns-repeated="2" office:value-type="float" office:value="4.285714286" calcext:value-type="float">
            <text:p>4.285714286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7.714285714" calcext:value-type="float">
            <text:p>7.714285714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20.71428571" calcext:value-type="float">
            <text:p>20.71428571</text:p>
          </table:table-cell>
          <table:table-cell office:value-type="float" office:value="23.42857143" calcext:value-type="float">
            <text:p>23.42857143</text:p>
          </table:table-cell>
          <table:table-cell office:value-type="float" office:value="26.28571429" calcext:value-type="float">
            <text:p>26.28571429</text:p>
          </table:table-cell>
          <table:table-cell office:value-type="float" office:value="36.28571429" calcext:value-type="float">
            <text:p>36.28571429</text:p>
          </table:table-cell>
          <table:table-cell office:value-type="float" office:value="36.57142857" calcext:value-type="float">
            <text:p>36.57142857</text:p>
          </table:table-cell>
          <table:table-cell office:value-type="float" office:value="30.85714286" calcext:value-type="float">
            <text:p>30.85714286</text:p>
          </table:table-cell>
          <table:table-cell office:value-type="float" office:value="19.71428571" calcext:value-type="float">
            <text:p>19.71428571</text:p>
          </table:table-cell>
          <table:table-cell office:value-type="float" office:value="9.428571429" calcext:value-type="float">
            <text:p>9.428571429</text:p>
          </table:table-cell>
        </table:table-row>
        <table:table-row table:style-name="ro1">
          <table:table-cell office:value-type="float" office:value="2.571428571" calcext:value-type="float">
            <text:p>2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571428571" calcext:value-type="float">
            <text:p>2.571428571</text:p>
          </table:table-cell>
          <table:table-cell table:number-columns-repeated="2" office:value-type="float" office:value="4.285714286" calcext:value-type="float">
            <text:p>4.285714286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7.714285714" calcext:value-type="float">
            <text:p>7.714285714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20.71428571" calcext:value-type="float">
            <text:p>20.71428571</text:p>
          </table:table-cell>
          <table:table-cell office:value-type="float" office:value="23.42857143" calcext:value-type="float">
            <text:p>23.42857143</text:p>
          </table:table-cell>
          <table:table-cell office:value-type="float" office:value="26.28571429" calcext:value-type="float">
            <text:p>26.28571429</text:p>
          </table:table-cell>
          <table:table-cell office:value-type="float" office:value="36.28571429" calcext:value-type="float">
            <text:p>36.28571429</text:p>
          </table:table-cell>
          <table:table-cell office:value-type="float" office:value="36.57142857" calcext:value-type="float">
            <text:p>36.57142857</text:p>
          </table:table-cell>
          <table:table-cell office:value-type="float" office:value="30.85714286" calcext:value-type="float">
            <text:p>30.85714286</text:p>
          </table:table-cell>
          <table:table-cell office:value-type="float" office:value="19.71428571" calcext:value-type="float">
            <text:p>19.71428571</text:p>
          </table:table-cell>
          <table:table-cell office:value-type="float" office:value="9.428571429" calcext:value-type="float">
            <text:p>9.428571429</text:p>
          </table:table-cell>
        </table:table-row>
        <table:table-row table:style-name="ro1">
          <table:table-cell office:value-type="float" office:value="2.571428571" calcext:value-type="float">
            <text:p>2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571428571" calcext:value-type="float">
            <text:p>2.571428571</text:p>
          </table:table-cell>
          <table:table-cell table:number-columns-repeated="2" office:value-type="float" office:value="4.285714286" calcext:value-type="float">
            <text:p>4.285714286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7.714285714" calcext:value-type="float">
            <text:p>7.714285714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20.71428571" calcext:value-type="float">
            <text:p>20.71428571</text:p>
          </table:table-cell>
          <table:table-cell office:value-type="float" office:value="23.42857143" calcext:value-type="float">
            <text:p>23.42857143</text:p>
          </table:table-cell>
          <table:table-cell office:value-type="float" office:value="26.28571429" calcext:value-type="float">
            <text:p>26.28571429</text:p>
          </table:table-cell>
          <table:table-cell office:value-type="float" office:value="36.28571429" calcext:value-type="float">
            <text:p>36.28571429</text:p>
          </table:table-cell>
          <table:table-cell office:value-type="float" office:value="36.57142857" calcext:value-type="float">
            <text:p>36.57142857</text:p>
          </table:table-cell>
          <table:table-cell office:value-type="float" office:value="30.85714286" calcext:value-type="float">
            <text:p>30.85714286</text:p>
          </table:table-cell>
          <table:table-cell office:value-type="float" office:value="19.71428571" calcext:value-type="float">
            <text:p>19.71428571</text:p>
          </table:table-cell>
          <table:table-cell office:value-type="float" office:value="9.428571429" calcext:value-type="float">
            <text:p>9.428571429</text:p>
          </table:table-cell>
        </table:table-row>
        <table:table-row table:style-name="ro1">
          <table:table-cell office:value-type="float" office:value="2.571428571" calcext:value-type="float">
            <text:p>2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571428571" calcext:value-type="float">
            <text:p>2.571428571</text:p>
          </table:table-cell>
          <table:table-cell table:number-columns-repeated="2" office:value-type="float" office:value="4.285714286" calcext:value-type="float">
            <text:p>4.285714286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7.714285714" calcext:value-type="float">
            <text:p>7.714285714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20.71428571" calcext:value-type="float">
            <text:p>20.71428571</text:p>
          </table:table-cell>
          <table:table-cell office:value-type="float" office:value="23.42857143" calcext:value-type="float">
            <text:p>23.42857143</text:p>
          </table:table-cell>
          <table:table-cell office:value-type="float" office:value="26.28571429" calcext:value-type="float">
            <text:p>26.28571429</text:p>
          </table:table-cell>
          <table:table-cell office:value-type="float" office:value="36.28571429" calcext:value-type="float">
            <text:p>36.28571429</text:p>
          </table:table-cell>
          <table:table-cell office:value-type="float" office:value="36.57142857" calcext:value-type="float">
            <text:p>36.57142857</text:p>
          </table:table-cell>
          <table:table-cell office:value-type="float" office:value="30.85714286" calcext:value-type="float">
            <text:p>30.85714286</text:p>
          </table:table-cell>
          <table:table-cell office:value-type="float" office:value="19.71428571" calcext:value-type="float">
            <text:p>19.71428571</text:p>
          </table:table-cell>
          <table:table-cell office:value-type="float" office:value="9.428571429" calcext:value-type="float">
            <text:p>9.428571429</text:p>
          </table:table-cell>
        </table:table-row>
        <table:table-row table:style-name="ro1">
          <table:table-cell office:value-type="float" office:value="2.571428571" calcext:value-type="float">
            <text:p>2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571428571" calcext:value-type="float">
            <text:p>2.571428571</text:p>
          </table:table-cell>
          <table:table-cell table:number-columns-repeated="2" office:value-type="float" office:value="4.285714286" calcext:value-type="float">
            <text:p>4.285714286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7.714285714" calcext:value-type="float">
            <text:p>7.714285714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20.71428571" calcext:value-type="float">
            <text:p>20.71428571</text:p>
          </table:table-cell>
          <table:table-cell office:value-type="float" office:value="23.42857143" calcext:value-type="float">
            <text:p>23.42857143</text:p>
          </table:table-cell>
          <table:table-cell office:value-type="float" office:value="26.28571429" calcext:value-type="float">
            <text:p>26.28571429</text:p>
          </table:table-cell>
          <table:table-cell office:value-type="float" office:value="36.28571429" calcext:value-type="float">
            <text:p>36.28571429</text:p>
          </table:table-cell>
          <table:table-cell office:value-type="float" office:value="36.57142857" calcext:value-type="float">
            <text:p>36.57142857</text:p>
          </table:table-cell>
          <table:table-cell office:value-type="float" office:value="30.85714286" calcext:value-type="float">
            <text:p>30.85714286</text:p>
          </table:table-cell>
          <table:table-cell office:value-type="float" office:value="19.71428571" calcext:value-type="float">
            <text:p>19.71428571</text:p>
          </table:table-cell>
          <table:table-cell office:value-type="float" office:value="9.428571429" calcext:value-type="float">
            <text:p>9.428571429</text:p>
          </table:table-cell>
        </table:table-row>
        <table:table-row table:style-name="ro1">
          <table:table-cell office:value-type="float" office:value="2.571428571" calcext:value-type="float">
            <text:p>2.571428571</text:p>
          </table:table-cell>
          <table:table-cell office:value-type="float" office:value="0.428571429" calcext:value-type="float">
            <text:p>0.428571429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2.571428571" calcext:value-type="float">
            <text:p>2.571428571</text:p>
          </table:table-cell>
          <table:table-cell table:number-columns-repeated="2" office:value-type="float" office:value="4.285714286" calcext:value-type="float">
            <text:p>4.285714286</text:p>
          </table:table-cell>
          <table:table-cell office:value-type="float" office:value="6.428571429" calcext:value-type="float">
            <text:p>6.428571429</text:p>
          </table:table-cell>
          <table:table-cell office:value-type="float" office:value="7.714285714" calcext:value-type="float">
            <text:p>7.714285714</text:p>
          </table:table-cell>
          <table:table-cell office:value-type="float" office:value="15.85714286" calcext:value-type="float">
            <text:p>15.85714286</text:p>
          </table:table-cell>
          <table:table-cell office:value-type="float" office:value="20.71428571" calcext:value-type="float">
            <text:p>20.71428571</text:p>
          </table:table-cell>
          <table:table-cell office:value-type="float" office:value="23.42857143" calcext:value-type="float">
            <text:p>23.42857143</text:p>
          </table:table-cell>
          <table:table-cell office:value-type="float" office:value="26.28571429" calcext:value-type="float">
            <text:p>26.28571429</text:p>
          </table:table-cell>
          <table:table-cell office:value-type="float" office:value="36.28571429" calcext:value-type="float">
            <text:p>36.28571429</text:p>
          </table:table-cell>
          <table:table-cell office:value-type="float" office:value="36.57142857" calcext:value-type="float">
            <text:p>36.57142857</text:p>
          </table:table-cell>
          <table:table-cell office:value-type="float" office:value="30.85714286" calcext:value-type="float">
            <text:p>30.85714286</text:p>
          </table:table-cell>
          <table:table-cell office:value-type="float" office:value="19.71428571" calcext:value-type="float">
            <text:p>19.71428571</text:p>
          </table:table-cell>
          <table:table-cell office:value-type="float" office:value="9.428571429" calcext:value-type="float">
            <text:p>9.428571429</text:p>
          </table:table-cell>
        </table:table-row>
      </table:table>
      <table:table table:name="0-65_65-inf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0-65</text:p>
          </table:table-cell>
          <table:table-cell office:value-type="string" calcext:value-type="string">
            <text:p>65-inf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1.142857144" calcext:value-type="float">
            <text:p>1.142857144</text:p>
          </table:table-cell>
          <table:table-cell office:value-type="float" office:value="1.285714287" calcext:value-type="float">
            <text:p>1.285714287</text:p>
          </table:table-cell>
          <table:table-cell table:formula="of:=SUM([.A2:.B2])" office:value-type="float" office:value="2.428571431" calcext:value-type="float">
            <text:p>2.428571431</text:p>
          </table:table-cell>
        </table:table-row>
        <table:table-row table:style-name="ro1">
          <table:table-cell office:value-type="float" office:value="1.142857144" calcext:value-type="float">
            <text:p>1.142857144</text:p>
          </table:table-cell>
          <table:table-cell office:value-type="float" office:value="1.285714287" calcext:value-type="float">
            <text:p>1.285714287</text:p>
          </table:table-cell>
          <table:table-cell table:formula="of:=SUM([.A3:.B3])" office:value-type="float" office:value="2.428571431" calcext:value-type="float">
            <text:p>2.428571431</text:p>
          </table:table-cell>
        </table:table-row>
        <table:table-row table:style-name="ro1">
          <table:table-cell office:value-type="float" office:value="1.142857144" calcext:value-type="float">
            <text:p>1.142857144</text:p>
          </table:table-cell>
          <table:table-cell office:value-type="float" office:value="1.285714287" calcext:value-type="float">
            <text:p>1.285714287</text:p>
          </table:table-cell>
          <table:table-cell table:formula="of:=SUM([.A4:.B4])" office:value-type="float" office:value="2.428571431" calcext:value-type="float">
            <text:p>2.428571431</text:p>
          </table:table-cell>
        </table:table-row>
        <table:table-row table:style-name="ro1">
          <table:table-cell office:value-type="float" office:value="1.142857144" calcext:value-type="float">
            <text:p>1.142857144</text:p>
          </table:table-cell>
          <table:table-cell office:value-type="float" office:value="1.285714287" calcext:value-type="float">
            <text:p>1.285714287</text:p>
          </table:table-cell>
          <table:table-cell table:formula="of:=SUM([.A5:.B5])" office:value-type="float" office:value="2.428571431" calcext:value-type="float">
            <text:p>2.428571431</text:p>
          </table:table-cell>
        </table:table-row>
        <table:table-row table:style-name="ro1">
          <table:table-cell office:value-type="float" office:value="1.142857144" calcext:value-type="float">
            <text:p>1.142857144</text:p>
          </table:table-cell>
          <table:table-cell office:value-type="float" office:value="1.285714287" calcext:value-type="float">
            <text:p>1.285714287</text:p>
          </table:table-cell>
          <table:table-cell table:formula="of:=SUM([.A6:.B6])" office:value-type="float" office:value="2.428571431" calcext:value-type="float">
            <text:p>2.428571431</text:p>
          </table:table-cell>
        </table:table-row>
        <table:table-row table:style-name="ro1">
          <table:table-cell office:value-type="float" office:value="1.142857144" calcext:value-type="float">
            <text:p>1.142857144</text:p>
          </table:table-cell>
          <table:table-cell office:value-type="float" office:value="1.285714287" calcext:value-type="float">
            <text:p>1.285714287</text:p>
          </table:table-cell>
          <table:table-cell table:formula="of:=SUM([.A7:.B7])" office:value-type="float" office:value="2.428571431" calcext:value-type="float">
            <text:p>2.428571431</text:p>
          </table:table-cell>
        </table:table-row>
        <table:table-row table:style-name="ro1">
          <table:table-cell office:value-type="float" office:value="1.142857144" calcext:value-type="float">
            <text:p>1.142857144</text:p>
          </table:table-cell>
          <table:table-cell office:value-type="float" office:value="1.285714287" calcext:value-type="float">
            <text:p>1.285714287</text:p>
          </table:table-cell>
          <table:table-cell table:formula="of:=SUM([.A8:.B8])" office:value-type="float" office:value="2.428571431" calcext:value-type="float">
            <text:p>2.428571431</text:p>
          </table:table-cell>
        </table:table-row>
        <table:table-row table:style-name="ro1">
          <table:table-cell office:value-type="float" office:value="3.571428572" calcext:value-type="float">
            <text:p>3.571428572</text:p>
          </table:table-cell>
          <table:table-cell office:value-type="float" office:value="10.000000001" calcext:value-type="float">
            <text:p>10.000000001</text:p>
          </table:table-cell>
          <table:table-cell table:formula="of:=SUM([.A9:.B9])" office:value-type="float" office:value="13.571428573" calcext:value-type="float">
            <text:p>13.571428573</text:p>
          </table:table-cell>
        </table:table-row>
        <table:table-row table:style-name="ro1">
          <table:table-cell office:value-type="float" office:value="3.571428572" calcext:value-type="float">
            <text:p>3.571428572</text:p>
          </table:table-cell>
          <table:table-cell office:value-type="float" office:value="10.000000001" calcext:value-type="float">
            <text:p>10.000000001</text:p>
          </table:table-cell>
          <table:table-cell table:formula="of:=SUM([.A10:.B10])" office:value-type="float" office:value="13.571428573" calcext:value-type="float">
            <text:p>13.571428573</text:p>
          </table:table-cell>
        </table:table-row>
        <table:table-row table:style-name="ro1">
          <table:table-cell office:value-type="float" office:value="3.571428572" calcext:value-type="float">
            <text:p>3.571428572</text:p>
          </table:table-cell>
          <table:table-cell office:value-type="float" office:value="10.000000001" calcext:value-type="float">
            <text:p>10.000000001</text:p>
          </table:table-cell>
          <table:table-cell table:formula="of:=SUM([.A11:.B11])" office:value-type="float" office:value="13.571428573" calcext:value-type="float">
            <text:p>13.571428573</text:p>
          </table:table-cell>
        </table:table-row>
        <table:table-row table:style-name="ro1">
          <table:table-cell office:value-type="float" office:value="3.571428572" calcext:value-type="float">
            <text:p>3.571428572</text:p>
          </table:table-cell>
          <table:table-cell office:value-type="float" office:value="10.000000001" calcext:value-type="float">
            <text:p>10.000000001</text:p>
          </table:table-cell>
          <table:table-cell table:formula="of:=SUM([.A12:.B12])" office:value-type="float" office:value="13.571428573" calcext:value-type="float">
            <text:p>13.571428573</text:p>
          </table:table-cell>
        </table:table-row>
        <table:table-row table:style-name="ro1">
          <table:table-cell office:value-type="float" office:value="3.571428572" calcext:value-type="float">
            <text:p>3.571428572</text:p>
          </table:table-cell>
          <table:table-cell office:value-type="float" office:value="10.000000001" calcext:value-type="float">
            <text:p>10.000000001</text:p>
          </table:table-cell>
          <table:table-cell table:formula="of:=SUM([.A13:.B13])" office:value-type="float" office:value="13.571428573" calcext:value-type="float">
            <text:p>13.571428573</text:p>
          </table:table-cell>
        </table:table-row>
        <table:table-row table:style-name="ro1">
          <table:table-cell office:value-type="float" office:value="3.571428572" calcext:value-type="float">
            <text:p>3.571428572</text:p>
          </table:table-cell>
          <table:table-cell office:value-type="float" office:value="10.000000001" calcext:value-type="float">
            <text:p>10.000000001</text:p>
          </table:table-cell>
          <table:table-cell table:formula="of:=SUM([.A14:.B14])" office:value-type="float" office:value="13.571428573" calcext:value-type="float">
            <text:p>13.571428573</text:p>
          </table:table-cell>
        </table:table-row>
        <table:table-row table:style-name="ro1">
          <table:table-cell office:value-type="float" office:value="3.571428572" calcext:value-type="float">
            <text:p>3.571428572</text:p>
          </table:table-cell>
          <table:table-cell office:value-type="float" office:value="10.000000001" calcext:value-type="float">
            <text:p>10.000000001</text:p>
          </table:table-cell>
          <table:table-cell table:formula="of:=SUM([.A15:.B15])" office:value-type="float" office:value="13.571428573" calcext:value-type="float">
            <text:p>13.571428573</text:p>
          </table:table-cell>
        </table:table-row>
        <table:table-row table:style-name="ro1">
          <table:table-cell office:value-type="float" office:value="131.119718312" calcext:value-type="float">
            <text:p>131.119718312</text:p>
          </table:table-cell>
          <table:table-cell office:value-type="float" office:value="301.88028169" calcext:value-type="float">
            <text:p>301.88028169</text:p>
          </table:table-cell>
          <table:table-cell table:formula="of:=SUM([.A16:.B16])" office:value-type="float" office:value="433.000000002" calcext:value-type="float">
            <text:p>433.000000002</text:p>
          </table:table-cell>
        </table:table-row>
        <table:table-row table:style-name="ro1">
          <table:table-cell office:value-type="float" office:value="18.73138833" calcext:value-type="float">
            <text:p>18.73138833</text:p>
          </table:table-cell>
          <table:table-cell office:value-type="float" office:value="43.125754528" calcext:value-type="float">
            <text:p>43.125754528</text:p>
          </table:table-cell>
          <table:table-cell table:formula="of:=SUM([.A17:.B17])" office:value-type="float" office:value="61.857142858" calcext:value-type="float">
            <text:p>61.857142858</text:p>
          </table:table-cell>
        </table:table-row>
        <table:table-row table:style-name="ro1">
          <table:table-cell office:value-type="float" office:value="18.73138833" calcext:value-type="float">
            <text:p>18.73138833</text:p>
          </table:table-cell>
          <table:table-cell office:value-type="float" office:value="43.125754528" calcext:value-type="float">
            <text:p>43.125754528</text:p>
          </table:table-cell>
          <table:table-cell table:formula="of:=SUM([.A18:.B18])" office:value-type="float" office:value="61.857142858" calcext:value-type="float">
            <text:p>61.857142858</text:p>
          </table:table-cell>
        </table:table-row>
        <table:table-row table:style-name="ro1">
          <table:table-cell office:value-type="float" office:value="18.73138833" calcext:value-type="float">
            <text:p>18.73138833</text:p>
          </table:table-cell>
          <table:table-cell office:value-type="float" office:value="43.125754528" calcext:value-type="float">
            <text:p>43.125754528</text:p>
          </table:table-cell>
          <table:table-cell table:formula="of:=SUM([.A19:.B19])" office:value-type="float" office:value="61.857142858" calcext:value-type="float">
            <text:p>61.857142858</text:p>
          </table:table-cell>
        </table:table-row>
        <table:table-row table:style-name="ro1">
          <table:table-cell office:value-type="float" office:value="18.73138833" calcext:value-type="float">
            <text:p>18.73138833</text:p>
          </table:table-cell>
          <table:table-cell office:value-type="float" office:value="43.125754528" calcext:value-type="float">
            <text:p>43.125754528</text:p>
          </table:table-cell>
          <table:table-cell table:formula="of:=SUM([.A20:.B20])" office:value-type="float" office:value="61.857142858" calcext:value-type="float">
            <text:p>61.857142858</text:p>
          </table:table-cell>
        </table:table-row>
        <table:table-row table:style-name="ro1">
          <table:table-cell office:value-type="float" office:value="18.73138833" calcext:value-type="float">
            <text:p>18.73138833</text:p>
          </table:table-cell>
          <table:table-cell office:value-type="float" office:value="43.125754528" calcext:value-type="float">
            <text:p>43.125754528</text:p>
          </table:table-cell>
          <table:table-cell table:formula="of:=SUM([.A21:.B21])" office:value-type="float" office:value="61.857142858" calcext:value-type="float">
            <text:p>61.857142858</text:p>
          </table:table-cell>
        </table:table-row>
        <table:table-row table:style-name="ro1">
          <table:table-cell office:value-type="float" office:value="18.73138833" calcext:value-type="float">
            <text:p>18.73138833</text:p>
          </table:table-cell>
          <table:table-cell office:value-type="float" office:value="43.125754528" calcext:value-type="float">
            <text:p>43.125754528</text:p>
          </table:table-cell>
          <table:table-cell table:formula="of:=SUM([.A22:.B22])" office:value-type="float" office:value="61.857142858" calcext:value-type="float">
            <text:p>61.857142858</text:p>
          </table:table-cell>
        </table:table-row>
        <table:table-row table:style-name="ro1">
          <table:table-cell office:value-type="float" office:value="74.714285709" calcext:value-type="float">
            <text:p>74.714285709</text:p>
          </table:table-cell>
          <table:table-cell office:value-type="float" office:value="166.71428572" calcext:value-type="float">
            <text:p>166.71428572</text:p>
          </table:table-cell>
          <table:table-cell table:formula="of:=SUM([.A23:.B23])" office:value-type="float" office:value="241.428571429" calcext:value-type="float">
            <text:p>241.428571429</text:p>
          </table:table-cell>
        </table:table-row>
        <table:table-row table:style-name="ro1">
          <table:table-cell office:value-type="float" office:value="74.714285709" calcext:value-type="float">
            <text:p>74.714285709</text:p>
          </table:table-cell>
          <table:table-cell office:value-type="float" office:value="166.71428572" calcext:value-type="float">
            <text:p>166.71428572</text:p>
          </table:table-cell>
          <table:table-cell table:formula="of:=SUM([.A24:.B24])" office:value-type="float" office:value="241.428571429" calcext:value-type="float">
            <text:p>241.428571429</text:p>
          </table:table-cell>
        </table:table-row>
        <table:table-row table:style-name="ro1">
          <table:table-cell office:value-type="float" office:value="74.714285709" calcext:value-type="float">
            <text:p>74.714285709</text:p>
          </table:table-cell>
          <table:table-cell office:value-type="float" office:value="166.71428572" calcext:value-type="float">
            <text:p>166.71428572</text:p>
          </table:table-cell>
          <table:table-cell table:formula="of:=SUM([.A25:.B25])" office:value-type="float" office:value="241.428571429" calcext:value-type="float">
            <text:p>241.428571429</text:p>
          </table:table-cell>
        </table:table-row>
        <table:table-row table:style-name="ro1">
          <table:table-cell office:value-type="float" office:value="74.714285709" calcext:value-type="float">
            <text:p>74.714285709</text:p>
          </table:table-cell>
          <table:table-cell office:value-type="float" office:value="166.71428572" calcext:value-type="float">
            <text:p>166.71428572</text:p>
          </table:table-cell>
          <table:table-cell table:formula="of:=SUM([.A26:.B26])" office:value-type="float" office:value="241.428571429" calcext:value-type="float">
            <text:p>241.428571429</text:p>
          </table:table-cell>
        </table:table-row>
        <table:table-row table:style-name="ro1">
          <table:table-cell office:value-type="float" office:value="74.714285709" calcext:value-type="float">
            <text:p>74.714285709</text:p>
          </table:table-cell>
          <table:table-cell office:value-type="float" office:value="166.71428572" calcext:value-type="float">
            <text:p>166.71428572</text:p>
          </table:table-cell>
          <table:table-cell table:formula="of:=SUM([.A27:.B27])" office:value-type="float" office:value="241.428571429" calcext:value-type="float">
            <text:p>241.428571429</text:p>
          </table:table-cell>
        </table:table-row>
        <table:table-row table:style-name="ro1">
          <table:table-cell office:value-type="float" office:value="74.714285709" calcext:value-type="float">
            <text:p>74.714285709</text:p>
          </table:table-cell>
          <table:table-cell office:value-type="float" office:value="166.71428572" calcext:value-type="float">
            <text:p>166.71428572</text:p>
          </table:table-cell>
          <table:table-cell table:formula="of:=SUM([.A28:.B28])" office:value-type="float" office:value="241.428571429" calcext:value-type="float">
            <text:p>241.428571429</text:p>
          </table:table-cell>
        </table:table-row>
        <table:table-row table:style-name="ro1">
          <table:table-cell office:value-type="float" office:value="74.714285709" calcext:value-type="float">
            <text:p>74.714285709</text:p>
          </table:table-cell>
          <table:table-cell office:value-type="float" office:value="166.71428572" calcext:value-type="float">
            <text:p>166.71428572</text:p>
          </table:table-cell>
          <table:table-cell table:formula="of:=SUM([.A29:.B29])" office:value-type="float" office:value="241.428571429" calcext:value-type="float">
            <text:p>241.428571429</text:p>
          </table:table-cell>
        </table:table-row>
        <table:table-row table:style-name="ro1">
          <table:table-cell office:value-type="float" office:value="174.000000007" calcext:value-type="float">
            <text:p>174.000000007</text:p>
          </table:table-cell>
          <table:table-cell office:value-type="float" office:value="296.000000011" calcext:value-type="float">
            <text:p>296.000000011</text:p>
          </table:table-cell>
          <table:table-cell table:formula="of:=SUM([.A30:.B30])" office:value-type="float" office:value="470.000000018" calcext:value-type="float">
            <text:p>470.000000018</text:p>
          </table:table-cell>
        </table:table-row>
        <table:table-row table:style-name="ro1">
          <table:table-cell office:value-type="float" office:value="174.000000007" calcext:value-type="float">
            <text:p>174.000000007</text:p>
          </table:table-cell>
          <table:table-cell office:value-type="float" office:value="296.000000011" calcext:value-type="float">
            <text:p>296.000000011</text:p>
          </table:table-cell>
          <table:table-cell table:formula="of:=SUM([.A31:.B31])" office:value-type="float" office:value="470.000000018" calcext:value-type="float">
            <text:p>470.000000018</text:p>
          </table:table-cell>
        </table:table-row>
        <table:table-row table:style-name="ro1">
          <table:table-cell office:value-type="float" office:value="174.000000007" calcext:value-type="float">
            <text:p>174.000000007</text:p>
          </table:table-cell>
          <table:table-cell office:value-type="float" office:value="296.000000011" calcext:value-type="float">
            <text:p>296.000000011</text:p>
          </table:table-cell>
          <table:table-cell table:formula="of:=SUM([.A32:.B32])" office:value-type="float" office:value="470.000000018" calcext:value-type="float">
            <text:p>470.000000018</text:p>
          </table:table-cell>
        </table:table-row>
        <table:table-row table:style-name="ro1">
          <table:table-cell office:value-type="float" office:value="174.000000007" calcext:value-type="float">
            <text:p>174.000000007</text:p>
          </table:table-cell>
          <table:table-cell office:value-type="float" office:value="296.000000011" calcext:value-type="float">
            <text:p>296.000000011</text:p>
          </table:table-cell>
          <table:table-cell table:formula="of:=SUM([.A33:.B33])" office:value-type="float" office:value="470.000000018" calcext:value-type="float">
            <text:p>470.000000018</text:p>
          </table:table-cell>
        </table:table-row>
        <table:table-row table:style-name="ro1">
          <table:table-cell office:value-type="float" office:value="174.000000007" calcext:value-type="float">
            <text:p>174.000000007</text:p>
          </table:table-cell>
          <table:table-cell office:value-type="float" office:value="296.000000011" calcext:value-type="float">
            <text:p>296.000000011</text:p>
          </table:table-cell>
          <table:table-cell table:formula="of:=SUM([.A34:.B34])" office:value-type="float" office:value="470.000000018" calcext:value-type="float">
            <text:p>470.000000018</text:p>
          </table:table-cell>
        </table:table-row>
        <table:table-row table:style-name="ro1">
          <table:table-cell office:value-type="float" office:value="174.000000007" calcext:value-type="float">
            <text:p>174.000000007</text:p>
          </table:table-cell>
          <table:table-cell office:value-type="float" office:value="296.000000011" calcext:value-type="float">
            <text:p>296.000000011</text:p>
          </table:table-cell>
          <table:table-cell table:formula="of:=SUM([.A35:.B35])" office:value-type="float" office:value="470.000000018" calcext:value-type="float">
            <text:p>470.000000018</text:p>
          </table:table-cell>
        </table:table-row>
        <table:table-row table:style-name="ro1">
          <table:table-cell office:value-type="float" office:value="174.000000007" calcext:value-type="float">
            <text:p>174.000000007</text:p>
          </table:table-cell>
          <table:table-cell office:value-type="float" office:value="296.000000011" calcext:value-type="float">
            <text:p>296.000000011</text:p>
          </table:table-cell>
          <table:table-cell table:formula="of:=SUM([.A36:.B36])" office:value-type="float" office:value="470.000000018" calcext:value-type="float">
            <text:p>470.000000018</text:p>
          </table:table-cell>
        </table:table-row>
        <table:table-row table:style-name="ro1">
          <table:table-cell office:value-type="float" office:value="144.571428581" calcext:value-type="float">
            <text:p>144.571428581</text:p>
          </table:table-cell>
          <table:table-cell office:value-type="float" office:value="201.571428563" calcext:value-type="float">
            <text:p>201.571428563</text:p>
          </table:table-cell>
          <table:table-cell table:formula="of:=SUM([.A37:.B37])" office:value-type="float" office:value="346.142857144" calcext:value-type="float">
            <text:p>346.142857144</text:p>
          </table:table-cell>
        </table:table-row>
        <table:table-row table:style-name="ro1">
          <table:table-cell office:value-type="float" office:value="144.571428581" calcext:value-type="float">
            <text:p>144.571428581</text:p>
          </table:table-cell>
          <table:table-cell office:value-type="float" office:value="201.571428563" calcext:value-type="float">
            <text:p>201.571428563</text:p>
          </table:table-cell>
          <table:table-cell table:formula="of:=SUM([.A38:.B38])" office:value-type="float" office:value="346.142857144" calcext:value-type="float">
            <text:p>346.142857144</text:p>
          </table:table-cell>
        </table:table-row>
        <table:table-row table:style-name="ro1">
          <table:table-cell office:value-type="float" office:value="144.571428581" calcext:value-type="float">
            <text:p>144.571428581</text:p>
          </table:table-cell>
          <table:table-cell office:value-type="float" office:value="201.571428563" calcext:value-type="float">
            <text:p>201.571428563</text:p>
          </table:table-cell>
          <table:table-cell table:formula="of:=SUM([.A39:.B39])" office:value-type="float" office:value="346.142857144" calcext:value-type="float">
            <text:p>346.142857144</text:p>
          </table:table-cell>
        </table:table-row>
        <table:table-row table:style-name="ro1">
          <table:table-cell office:value-type="float" office:value="144.571428581" calcext:value-type="float">
            <text:p>144.571428581</text:p>
          </table:table-cell>
          <table:table-cell office:value-type="float" office:value="201.571428563" calcext:value-type="float">
            <text:p>201.571428563</text:p>
          </table:table-cell>
          <table:table-cell table:formula="of:=SUM([.A40:.B40])" office:value-type="float" office:value="346.142857144" calcext:value-type="float">
            <text:p>346.142857144</text:p>
          </table:table-cell>
        </table:table-row>
        <table:table-row table:style-name="ro1">
          <table:table-cell office:value-type="float" office:value="144.571428581" calcext:value-type="float">
            <text:p>144.571428581</text:p>
          </table:table-cell>
          <table:table-cell office:value-type="float" office:value="201.571428563" calcext:value-type="float">
            <text:p>201.571428563</text:p>
          </table:table-cell>
          <table:table-cell table:formula="of:=SUM([.A41:.B41])" office:value-type="float" office:value="346.142857144" calcext:value-type="float">
            <text:p>346.142857144</text:p>
          </table:table-cell>
        </table:table-row>
        <table:table-row table:style-name="ro1">
          <table:table-cell office:value-type="float" office:value="144.571428581" calcext:value-type="float">
            <text:p>144.571428581</text:p>
          </table:table-cell>
          <table:table-cell office:value-type="float" office:value="201.571428563" calcext:value-type="float">
            <text:p>201.571428563</text:p>
          </table:table-cell>
          <table:table-cell table:formula="of:=SUM([.A42:.B42])" office:value-type="float" office:value="346.142857144" calcext:value-type="float">
            <text:p>346.142857144</text:p>
          </table:table-cell>
        </table:table-row>
        <table:table-row table:style-name="ro1">
          <table:table-cell office:value-type="float" office:value="144.571428581" calcext:value-type="float">
            <text:p>144.571428581</text:p>
          </table:table-cell>
          <table:table-cell office:value-type="float" office:value="201.571428563" calcext:value-type="float">
            <text:p>201.571428563</text:p>
          </table:table-cell>
          <table:table-cell table:formula="of:=SUM([.A43:.B43])" office:value-type="float" office:value="346.142857144" calcext:value-type="float">
            <text:p>346.142857144</text:p>
          </table:table-cell>
        </table:table-row>
        <table:table-row table:style-name="ro1">
          <table:table-cell office:value-type="float" office:value="97.285714292" calcext:value-type="float">
            <text:p>97.285714292</text:p>
          </table:table-cell>
          <table:table-cell office:value-type="float" office:value="119.714285704" calcext:value-type="float">
            <text:p>119.714285704</text:p>
          </table:table-cell>
          <table:table-cell table:formula="of:=SUM([.A44:.B44])" office:value-type="float" office:value="216.999999996" calcext:value-type="float">
            <text:p>216.999999996</text:p>
          </table:table-cell>
        </table:table-row>
        <table:table-row table:style-name="ro1">
          <table:table-cell office:value-type="float" office:value="97.285714292" calcext:value-type="float">
            <text:p>97.285714292</text:p>
          </table:table-cell>
          <table:table-cell office:value-type="float" office:value="119.714285704" calcext:value-type="float">
            <text:p>119.714285704</text:p>
          </table:table-cell>
          <table:table-cell table:formula="of:=SUM([.A45:.B45])" office:value-type="float" office:value="216.999999996" calcext:value-type="float">
            <text:p>216.999999996</text:p>
          </table:table-cell>
        </table:table-row>
        <table:table-row table:style-name="ro1">
          <table:table-cell office:value-type="float" office:value="97.285714292" calcext:value-type="float">
            <text:p>97.285714292</text:p>
          </table:table-cell>
          <table:table-cell office:value-type="float" office:value="119.714285704" calcext:value-type="float">
            <text:p>119.714285704</text:p>
          </table:table-cell>
          <table:table-cell table:formula="of:=SUM([.A46:.B46])" office:value-type="float" office:value="216.999999996" calcext:value-type="float">
            <text:p>216.999999996</text:p>
          </table:table-cell>
        </table:table-row>
        <table:table-row table:style-name="ro1">
          <table:table-cell office:value-type="float" office:value="97.285714292" calcext:value-type="float">
            <text:p>97.285714292</text:p>
          </table:table-cell>
          <table:table-cell office:value-type="float" office:value="119.714285704" calcext:value-type="float">
            <text:p>119.714285704</text:p>
          </table:table-cell>
          <table:table-cell table:formula="of:=SUM([.A47:.B47])" office:value-type="float" office:value="216.999999996" calcext:value-type="float">
            <text:p>216.999999996</text:p>
          </table:table-cell>
        </table:table-row>
        <table:table-row table:style-name="ro1">
          <table:table-cell office:value-type="float" office:value="97.285714292" calcext:value-type="float">
            <text:p>97.285714292</text:p>
          </table:table-cell>
          <table:table-cell office:value-type="float" office:value="119.714285704" calcext:value-type="float">
            <text:p>119.714285704</text:p>
          </table:table-cell>
          <table:table-cell table:formula="of:=SUM([.A48:.B48])" office:value-type="float" office:value="216.999999996" calcext:value-type="float">
            <text:p>216.999999996</text:p>
          </table:table-cell>
        </table:table-row>
        <table:table-row table:style-name="ro1">
          <table:table-cell office:value-type="float" office:value="97.285714292" calcext:value-type="float">
            <text:p>97.285714292</text:p>
          </table:table-cell>
          <table:table-cell office:value-type="float" office:value="119.714285704" calcext:value-type="float">
            <text:p>119.714285704</text:p>
          </table:table-cell>
          <table:table-cell table:formula="of:=SUM([.A49:.B49])" office:value-type="float" office:value="216.999999996" calcext:value-type="float">
            <text:p>216.999999996</text:p>
          </table:table-cell>
        </table:table-row>
        <table:table-row table:style-name="ro1">
          <table:table-cell office:value-type="float" office:value="97.285714292" calcext:value-type="float">
            <text:p>97.285714292</text:p>
          </table:table-cell>
          <table:table-cell office:value-type="float" office:value="119.714285704" calcext:value-type="float">
            <text:p>119.714285704</text:p>
          </table:table-cell>
          <table:table-cell table:formula="of:=SUM([.A50:.B50])" office:value-type="float" office:value="216.999999996" calcext:value-type="float">
            <text:p>216.999999996</text:p>
          </table:table-cell>
        </table:table-row>
        <table:table-row table:style-name="ro1">
          <table:table-cell office:value-type="float" office:value="58.714285716" calcext:value-type="float">
            <text:p>58.714285716</text:p>
          </table:table-cell>
          <table:table-cell office:value-type="float" office:value="70.428571423" calcext:value-type="float">
            <text:p>70.428571423</text:p>
          </table:table-cell>
          <table:table-cell table:formula="of:=SUM([.A51:.B51])" office:value-type="float" office:value="129.142857139" calcext:value-type="float">
            <text:p>129.142857139</text:p>
          </table:table-cell>
        </table:table-row>
        <table:table-row table:style-name="ro1">
          <table:table-cell office:value-type="float" office:value="58.714285716" calcext:value-type="float">
            <text:p>58.714285716</text:p>
          </table:table-cell>
          <table:table-cell office:value-type="float" office:value="70.428571423" calcext:value-type="float">
            <text:p>70.428571423</text:p>
          </table:table-cell>
          <table:table-cell table:formula="of:=SUM([.A52:.B52])" office:value-type="float" office:value="129.142857139" calcext:value-type="float">
            <text:p>129.142857139</text:p>
          </table:table-cell>
        </table:table-row>
        <table:table-row table:style-name="ro1">
          <table:table-cell office:value-type="float" office:value="58.714285716" calcext:value-type="float">
            <text:p>58.714285716</text:p>
          </table:table-cell>
          <table:table-cell office:value-type="float" office:value="70.428571423" calcext:value-type="float">
            <text:p>70.428571423</text:p>
          </table:table-cell>
          <table:table-cell table:formula="of:=SUM([.A53:.B53])" office:value-type="float" office:value="129.142857139" calcext:value-type="float">
            <text:p>129.142857139</text:p>
          </table:table-cell>
        </table:table-row>
        <table:table-row table:style-name="ro1">
          <table:table-cell office:value-type="float" office:value="58.714285716" calcext:value-type="float">
            <text:p>58.714285716</text:p>
          </table:table-cell>
          <table:table-cell office:value-type="float" office:value="70.428571423" calcext:value-type="float">
            <text:p>70.428571423</text:p>
          </table:table-cell>
          <table:table-cell table:formula="of:=SUM([.A54:.B54])" office:value-type="float" office:value="129.142857139" calcext:value-type="float">
            <text:p>129.142857139</text:p>
          </table:table-cell>
        </table:table-row>
        <table:table-row table:style-name="ro1">
          <table:table-cell office:value-type="float" office:value="58.714285716" calcext:value-type="float">
            <text:p>58.714285716</text:p>
          </table:table-cell>
          <table:table-cell office:value-type="float" office:value="70.428571423" calcext:value-type="float">
            <text:p>70.428571423</text:p>
          </table:table-cell>
          <table:table-cell table:formula="of:=SUM([.A55:.B55])" office:value-type="float" office:value="129.142857139" calcext:value-type="float">
            <text:p>129.142857139</text:p>
          </table:table-cell>
        </table:table-row>
        <table:table-row table:style-name="ro1">
          <table:table-cell office:value-type="float" office:value="58.714285716" calcext:value-type="float">
            <text:p>58.714285716</text:p>
          </table:table-cell>
          <table:table-cell office:value-type="float" office:value="70.428571423" calcext:value-type="float">
            <text:p>70.428571423</text:p>
          </table:table-cell>
          <table:table-cell table:formula="of:=SUM([.A56:.B56])" office:value-type="float" office:value="129.142857139" calcext:value-type="float">
            <text:p>129.142857139</text:p>
          </table:table-cell>
        </table:table-row>
        <table:table-row table:style-name="ro1">
          <table:table-cell office:value-type="float" office:value="58.714285716" calcext:value-type="float">
            <text:p>58.714285716</text:p>
          </table:table-cell>
          <table:table-cell office:value-type="float" office:value="70.428571423" calcext:value-type="float">
            <text:p>70.428571423</text:p>
          </table:table-cell>
          <table:table-cell table:formula="of:=SUM([.A57:.B57])" office:value-type="float" office:value="129.142857139" calcext:value-type="float">
            <text:p>129.142857139</text:p>
          </table:table-cell>
        </table:table-row>
        <table:table-row table:style-name="ro1">
          <table:table-cell office:value-type="float" office:value="38.142857146" calcext:value-type="float">
            <text:p>38.142857146</text:p>
          </table:table-cell>
          <table:table-cell office:value-type="float" office:value="45.000000001" calcext:value-type="float">
            <text:p>45.000000001</text:p>
          </table:table-cell>
          <table:table-cell table:formula="of:=SUM([.A58:.B58])" office:value-type="float" office:value="83.142857147" calcext:value-type="float">
            <text:p>83.142857147</text:p>
          </table:table-cell>
        </table:table-row>
        <table:table-row table:style-name="ro1">
          <table:table-cell office:value-type="float" office:value="38.142857146" calcext:value-type="float">
            <text:p>38.142857146</text:p>
          </table:table-cell>
          <table:table-cell office:value-type="float" office:value="45.000000001" calcext:value-type="float">
            <text:p>45.000000001</text:p>
          </table:table-cell>
          <table:table-cell table:formula="of:=SUM([.A59:.B59])" office:value-type="float" office:value="83.142857147" calcext:value-type="float">
            <text:p>83.142857147</text:p>
          </table:table-cell>
        </table:table-row>
        <table:table-row table:style-name="ro1">
          <table:table-cell office:value-type="float" office:value="38.142857146" calcext:value-type="float">
            <text:p>38.142857146</text:p>
          </table:table-cell>
          <table:table-cell office:value-type="float" office:value="45.000000001" calcext:value-type="float">
            <text:p>45.000000001</text:p>
          </table:table-cell>
          <table:table-cell table:formula="of:=SUM([.A60:.B60])" office:value-type="float" office:value="83.142857147" calcext:value-type="float">
            <text:p>83.142857147</text:p>
          </table:table-cell>
        </table:table-row>
        <table:table-row table:style-name="ro1">
          <table:table-cell office:value-type="float" office:value="38.142857146" calcext:value-type="float">
            <text:p>38.142857146</text:p>
          </table:table-cell>
          <table:table-cell office:value-type="float" office:value="45.000000001" calcext:value-type="float">
            <text:p>45.000000001</text:p>
          </table:table-cell>
          <table:table-cell table:formula="of:=SUM([.A61:.B61])" office:value-type="float" office:value="83.142857147" calcext:value-type="float">
            <text:p>83.142857147</text:p>
          </table:table-cell>
        </table:table-row>
        <table:table-row table:style-name="ro1">
          <table:table-cell office:value-type="float" office:value="38.142857146" calcext:value-type="float">
            <text:p>38.142857146</text:p>
          </table:table-cell>
          <table:table-cell office:value-type="float" office:value="45.000000001" calcext:value-type="float">
            <text:p>45.000000001</text:p>
          </table:table-cell>
          <table:table-cell table:formula="of:=SUM([.A62:.B62])" office:value-type="float" office:value="83.142857147" calcext:value-type="float">
            <text:p>83.142857147</text:p>
          </table:table-cell>
        </table:table-row>
        <table:table-row table:style-name="ro1">
          <table:table-cell office:value-type="float" office:value="38.142857146" calcext:value-type="float">
            <text:p>38.142857146</text:p>
          </table:table-cell>
          <table:table-cell office:value-type="float" office:value="45.000000001" calcext:value-type="float">
            <text:p>45.000000001</text:p>
          </table:table-cell>
          <table:table-cell table:formula="of:=SUM([.A63:.B63])" office:value-type="float" office:value="83.142857147" calcext:value-type="float">
            <text:p>83.142857147</text:p>
          </table:table-cell>
        </table:table-row>
        <table:table-row table:style-name="ro1">
          <table:table-cell office:value-type="float" office:value="38.142857146" calcext:value-type="float">
            <text:p>38.142857146</text:p>
          </table:table-cell>
          <table:table-cell office:value-type="float" office:value="45.000000001" calcext:value-type="float">
            <text:p>45.000000001</text:p>
          </table:table-cell>
          <table:table-cell table:formula="of:=SUM([.A64:.B64])" office:value-type="float" office:value="83.142857147" calcext:value-type="float">
            <text:p>83.142857147</text:p>
          </table:table-cell>
        </table:table-row>
        <table:table-row table:style-name="ro1">
          <table:table-cell office:value-type="float" office:value="24.714285715" calcext:value-type="float">
            <text:p>24.714285715</text:p>
          </table:table-cell>
          <table:table-cell office:value-type="float" office:value="31.000000001" calcext:value-type="float">
            <text:p>31.000000001</text:p>
          </table:table-cell>
          <table:table-cell table:formula="of:=SUM([.A65:.B65])" office:value-type="float" office:value="55.714285716" calcext:value-type="float">
            <text:p>55.714285716</text:p>
          </table:table-cell>
        </table:table-row>
        <table:table-row table:style-name="ro1">
          <table:table-cell office:value-type="float" office:value="24.714285715" calcext:value-type="float">
            <text:p>24.714285715</text:p>
          </table:table-cell>
          <table:table-cell office:value-type="float" office:value="31.000000001" calcext:value-type="float">
            <text:p>31.000000001</text:p>
          </table:table-cell>
          <table:table-cell table:formula="of:=SUM([.A66:.B66])" office:value-type="float" office:value="55.714285716" calcext:value-type="float">
            <text:p>55.714285716</text:p>
          </table:table-cell>
        </table:table-row>
        <table:table-row table:style-name="ro1">
          <table:table-cell office:value-type="float" office:value="24.714285715" calcext:value-type="float">
            <text:p>24.714285715</text:p>
          </table:table-cell>
          <table:table-cell office:value-type="float" office:value="31.000000001" calcext:value-type="float">
            <text:p>31.000000001</text:p>
          </table:table-cell>
          <table:table-cell table:formula="of:=SUM([.A67:.B67])" office:value-type="float" office:value="55.714285716" calcext:value-type="float">
            <text:p>55.714285716</text:p>
          </table:table-cell>
        </table:table-row>
        <table:table-row table:style-name="ro1">
          <table:table-cell office:value-type="float" office:value="24.714285715" calcext:value-type="float">
            <text:p>24.714285715</text:p>
          </table:table-cell>
          <table:table-cell office:value-type="float" office:value="31.000000001" calcext:value-type="float">
            <text:p>31.000000001</text:p>
          </table:table-cell>
          <table:table-cell table:formula="of:=SUM([.A68:.B68])" office:value-type="float" office:value="55.714285716" calcext:value-type="float">
            <text:p>55.714285716</text:p>
          </table:table-cell>
        </table:table-row>
        <table:table-row table:style-name="ro1">
          <table:table-cell office:value-type="float" office:value="24.714285715" calcext:value-type="float">
            <text:p>24.714285715</text:p>
          </table:table-cell>
          <table:table-cell office:value-type="float" office:value="31.000000001" calcext:value-type="float">
            <text:p>31.000000001</text:p>
          </table:table-cell>
          <table:table-cell table:formula="of:=SUM([.A69:.B69])" office:value-type="float" office:value="55.714285716" calcext:value-type="float">
            <text:p>55.714285716</text:p>
          </table:table-cell>
        </table:table-row>
        <table:table-row table:style-name="ro1">
          <table:table-cell office:value-type="float" office:value="24.714285715" calcext:value-type="float">
            <text:p>24.714285715</text:p>
          </table:table-cell>
          <table:table-cell office:value-type="float" office:value="31.000000001" calcext:value-type="float">
            <text:p>31.000000001</text:p>
          </table:table-cell>
          <table:table-cell table:formula="of:=SUM([.A70:.B70])" office:value-type="float" office:value="55.714285716" calcext:value-type="float">
            <text:p>55.714285716</text:p>
          </table:table-cell>
        </table:table-row>
        <table:table-row table:style-name="ro1">
          <table:table-cell office:value-type="float" office:value="24.714285715" calcext:value-type="float">
            <text:p>24.714285715</text:p>
          </table:table-cell>
          <table:table-cell office:value-type="float" office:value="31.000000001" calcext:value-type="float">
            <text:p>31.000000001</text:p>
          </table:table-cell>
          <table:table-cell table:formula="of:=SUM([.A71:.B71])" office:value-type="float" office:value="55.714285716" calcext:value-type="float">
            <text:p>55.714285716</text:p>
          </table:table-cell>
        </table:table-row>
        <table:table-row table:style-name="ro1">
          <table:table-cell office:value-type="float" office:value="19.714285714" calcext:value-type="float">
            <text:p>19.714285714</text:p>
          </table:table-cell>
          <table:table-cell office:value-type="float" office:value="22.142857142" calcext:value-type="float">
            <text:p>22.142857142</text:p>
          </table:table-cell>
          <table:table-cell table:formula="of:=SUM([.A72:.B72])" office:value-type="float" office:value="41.857142856" calcext:value-type="float">
            <text:p>41.857142856</text:p>
          </table:table-cell>
        </table:table-row>
        <table:table-row table:style-name="ro1">
          <table:table-cell office:value-type="float" office:value="19.714285714" calcext:value-type="float">
            <text:p>19.714285714</text:p>
          </table:table-cell>
          <table:table-cell office:value-type="float" office:value="22.142857142" calcext:value-type="float">
            <text:p>22.142857142</text:p>
          </table:table-cell>
          <table:table-cell table:formula="of:=SUM([.A73:.B73])" office:value-type="float" office:value="41.857142856" calcext:value-type="float">
            <text:p>41.857142856</text:p>
          </table:table-cell>
        </table:table-row>
        <table:table-row table:style-name="ro1">
          <table:table-cell office:value-type="float" office:value="19.714285714" calcext:value-type="float">
            <text:p>19.714285714</text:p>
          </table:table-cell>
          <table:table-cell office:value-type="float" office:value="22.142857142" calcext:value-type="float">
            <text:p>22.142857142</text:p>
          </table:table-cell>
          <table:table-cell table:formula="of:=SUM([.A74:.B74])" office:value-type="float" office:value="41.857142856" calcext:value-type="float">
            <text:p>41.857142856</text:p>
          </table:table-cell>
        </table:table-row>
        <table:table-row table:style-name="ro1">
          <table:table-cell office:value-type="float" office:value="19.714285714" calcext:value-type="float">
            <text:p>19.714285714</text:p>
          </table:table-cell>
          <table:table-cell office:value-type="float" office:value="22.142857142" calcext:value-type="float">
            <text:p>22.142857142</text:p>
          </table:table-cell>
          <table:table-cell table:formula="of:=SUM([.A75:.B75])" office:value-type="float" office:value="41.857142856" calcext:value-type="float">
            <text:p>41.857142856</text:p>
          </table:table-cell>
        </table:table-row>
        <table:table-row table:style-name="ro1">
          <table:table-cell office:value-type="float" office:value="19.714285714" calcext:value-type="float">
            <text:p>19.714285714</text:p>
          </table:table-cell>
          <table:table-cell office:value-type="float" office:value="22.142857142" calcext:value-type="float">
            <text:p>22.142857142</text:p>
          </table:table-cell>
          <table:table-cell table:formula="of:=SUM([.A76:.B76])" office:value-type="float" office:value="41.857142856" calcext:value-type="float">
            <text:p>41.857142856</text:p>
          </table:table-cell>
        </table:table-row>
        <table:table-row table:style-name="ro1">
          <table:table-cell office:value-type="float" office:value="19.714285714" calcext:value-type="float">
            <text:p>19.714285714</text:p>
          </table:table-cell>
          <table:table-cell office:value-type="float" office:value="22.142857142" calcext:value-type="float">
            <text:p>22.142857142</text:p>
          </table:table-cell>
          <table:table-cell table:formula="of:=SUM([.A77:.B77])" office:value-type="float" office:value="41.857142856" calcext:value-type="float">
            <text:p>41.857142856</text:p>
          </table:table-cell>
        </table:table-row>
        <table:table-row table:style-name="ro1">
          <table:table-cell office:value-type="float" office:value="19.714285714" calcext:value-type="float">
            <text:p>19.714285714</text:p>
          </table:table-cell>
          <table:table-cell office:value-type="float" office:value="22.142857142" calcext:value-type="float">
            <text:p>22.142857142</text:p>
          </table:table-cell>
          <table:table-cell table:formula="of:=SUM([.A78:.B78])" office:value-type="float" office:value="41.857142856" calcext:value-type="float">
            <text:p>41.857142856</text:p>
          </table:table-cell>
        </table:table-row>
        <table:table-row table:style-name="ro1">
          <table:table-cell office:value-type="float" office:value="12.571428573" calcext:value-type="float">
            <text:p>12.571428573</text:p>
          </table:table-cell>
          <table:table-cell office:value-type="float" office:value="16.714285714" calcext:value-type="float">
            <text:p>16.714285714</text:p>
          </table:table-cell>
          <table:table-cell table:formula="of:=SUM([.A79:.B79])" office:value-type="float" office:value="29.285714287" calcext:value-type="float">
            <text:p>29.285714287</text:p>
          </table:table-cell>
        </table:table-row>
        <table:table-row table:style-name="ro1">
          <table:table-cell office:value-type="float" office:value="12.571428573" calcext:value-type="float">
            <text:p>12.571428573</text:p>
          </table:table-cell>
          <table:table-cell office:value-type="float" office:value="16.714285714" calcext:value-type="float">
            <text:p>16.714285714</text:p>
          </table:table-cell>
          <table:table-cell table:formula="of:=SUM([.A80:.B80])" office:value-type="float" office:value="29.285714287" calcext:value-type="float">
            <text:p>29.285714287</text:p>
          </table:table-cell>
        </table:table-row>
        <table:table-row table:style-name="ro1">
          <table:table-cell office:value-type="float" office:value="12.571428573" calcext:value-type="float">
            <text:p>12.571428573</text:p>
          </table:table-cell>
          <table:table-cell office:value-type="float" office:value="16.714285714" calcext:value-type="float">
            <text:p>16.714285714</text:p>
          </table:table-cell>
          <table:table-cell table:formula="of:=SUM([.A81:.B81])" office:value-type="float" office:value="29.285714287" calcext:value-type="float">
            <text:p>29.285714287</text:p>
          </table:table-cell>
        </table:table-row>
        <table:table-row table:style-name="ro1">
          <table:table-cell office:value-type="float" office:value="12.571428573" calcext:value-type="float">
            <text:p>12.571428573</text:p>
          </table:table-cell>
          <table:table-cell office:value-type="float" office:value="16.714285714" calcext:value-type="float">
            <text:p>16.714285714</text:p>
          </table:table-cell>
          <table:table-cell table:formula="of:=SUM([.A82:.B82])" office:value-type="float" office:value="29.285714287" calcext:value-type="float">
            <text:p>29.285714287</text:p>
          </table:table-cell>
        </table:table-row>
        <table:table-row table:style-name="ro1">
          <table:table-cell office:value-type="float" office:value="12.571428573" calcext:value-type="float">
            <text:p>12.571428573</text:p>
          </table:table-cell>
          <table:table-cell office:value-type="float" office:value="16.714285714" calcext:value-type="float">
            <text:p>16.714285714</text:p>
          </table:table-cell>
          <table:table-cell table:formula="of:=SUM([.A83:.B83])" office:value-type="float" office:value="29.285714287" calcext:value-type="float">
            <text:p>29.285714287</text:p>
          </table:table-cell>
        </table:table-row>
        <table:table-row table:style-name="ro1">
          <table:table-cell office:value-type="float" office:value="12.571428573" calcext:value-type="float">
            <text:p>12.571428573</text:p>
          </table:table-cell>
          <table:table-cell office:value-type="float" office:value="16.714285714" calcext:value-type="float">
            <text:p>16.714285714</text:p>
          </table:table-cell>
          <table:table-cell table:formula="of:=SUM([.A84:.B84])" office:value-type="float" office:value="29.285714287" calcext:value-type="float">
            <text:p>29.285714287</text:p>
          </table:table-cell>
        </table:table-row>
        <table:table-row table:style-name="ro1">
          <table:table-cell office:value-type="float" office:value="12.571428573" calcext:value-type="float">
            <text:p>12.571428573</text:p>
          </table:table-cell>
          <table:table-cell office:value-type="float" office:value="16.714285714" calcext:value-type="float">
            <text:p>16.714285714</text:p>
          </table:table-cell>
          <table:table-cell table:formula="of:=SUM([.A85:.B85])" office:value-type="float" office:value="29.285714287" calcext:value-type="float">
            <text:p>29.285714287</text:p>
          </table:table-cell>
        </table:table-row>
        <table:table-row table:style-name="ro1">
          <table:table-cell office:value-type="float" office:value="8.571428574" calcext:value-type="float">
            <text:p>8.571428574</text:p>
          </table:table-cell>
          <table:table-cell office:value-type="float" office:value="12.714285715" calcext:value-type="float">
            <text:p>12.714285715</text:p>
          </table:table-cell>
          <table:table-cell table:formula="of:=SUM([.A86:.B86])" office:value-type="float" office:value="21.285714289" calcext:value-type="float">
            <text:p>21.285714289</text:p>
          </table:table-cell>
        </table:table-row>
        <table:table-row table:style-name="ro1">
          <table:table-cell office:value-type="float" office:value="8.571428574" calcext:value-type="float">
            <text:p>8.571428574</text:p>
          </table:table-cell>
          <table:table-cell office:value-type="float" office:value="12.714285715" calcext:value-type="float">
            <text:p>12.714285715</text:p>
          </table:table-cell>
          <table:table-cell table:formula="of:=SUM([.A87:.B87])" office:value-type="float" office:value="21.285714289" calcext:value-type="float">
            <text:p>21.285714289</text:p>
          </table:table-cell>
        </table:table-row>
        <table:table-row table:style-name="ro1">
          <table:table-cell office:value-type="float" office:value="8.571428574" calcext:value-type="float">
            <text:p>8.571428574</text:p>
          </table:table-cell>
          <table:table-cell office:value-type="float" office:value="12.714285715" calcext:value-type="float">
            <text:p>12.714285715</text:p>
          </table:table-cell>
          <table:table-cell table:formula="of:=SUM([.A88:.B88])" office:value-type="float" office:value="21.285714289" calcext:value-type="float">
            <text:p>21.285714289</text:p>
          </table:table-cell>
        </table:table-row>
        <table:table-row table:style-name="ro1">
          <table:table-cell office:value-type="float" office:value="8.571428574" calcext:value-type="float">
            <text:p>8.571428574</text:p>
          </table:table-cell>
          <table:table-cell office:value-type="float" office:value="12.714285715" calcext:value-type="float">
            <text:p>12.714285715</text:p>
          </table:table-cell>
          <table:table-cell table:formula="of:=SUM([.A89:.B89])" office:value-type="float" office:value="21.285714289" calcext:value-type="float">
            <text:p>21.285714289</text:p>
          </table:table-cell>
        </table:table-row>
        <table:table-row table:style-name="ro1">
          <table:table-cell office:value-type="float" office:value="8.571428574" calcext:value-type="float">
            <text:p>8.571428574</text:p>
          </table:table-cell>
          <table:table-cell office:value-type="float" office:value="12.714285715" calcext:value-type="float">
            <text:p>12.714285715</text:p>
          </table:table-cell>
          <table:table-cell table:formula="of:=SUM([.A90:.B90])" office:value-type="float" office:value="21.285714289" calcext:value-type="float">
            <text:p>21.285714289</text:p>
          </table:table-cell>
        </table:table-row>
        <table:table-row table:style-name="ro1">
          <table:table-cell office:value-type="float" office:value="8.571428574" calcext:value-type="float">
            <text:p>8.571428574</text:p>
          </table:table-cell>
          <table:table-cell office:value-type="float" office:value="12.714285715" calcext:value-type="float">
            <text:p>12.714285715</text:p>
          </table:table-cell>
          <table:table-cell table:formula="of:=SUM([.A91:.B91])" office:value-type="float" office:value="21.285714289" calcext:value-type="float">
            <text:p>21.285714289</text:p>
          </table:table-cell>
        </table:table-row>
        <table:table-row table:style-name="ro1">
          <table:table-cell office:value-type="float" office:value="8.571428574" calcext:value-type="float">
            <text:p>8.571428574</text:p>
          </table:table-cell>
          <table:table-cell office:value-type="float" office:value="12.714285715" calcext:value-type="float">
            <text:p>12.714285715</text:p>
          </table:table-cell>
          <table:table-cell table:formula="of:=SUM([.A92:.B92])" office:value-type="float" office:value="21.285714289" calcext:value-type="float">
            <text:p>21.285714289</text:p>
          </table:table-cell>
        </table:table-row>
        <table:table-row table:style-name="ro1">
          <table:table-cell office:value-type="float" office:value="8.285714288" calcext:value-type="float">
            <text:p>8.285714288</text:p>
          </table:table-cell>
          <table:table-cell office:value-type="float" office:value="11.285714286" calcext:value-type="float">
            <text:p>11.285714286</text:p>
          </table:table-cell>
          <table:table-cell table:formula="of:=SUM([.A93:.B93])" office:value-type="float" office:value="19.571428574" calcext:value-type="float">
            <text:p>19.571428574</text:p>
          </table:table-cell>
        </table:table-row>
        <table:table-row table:style-name="ro1">
          <table:table-cell office:value-type="float" office:value="8.285714288" calcext:value-type="float">
            <text:p>8.285714288</text:p>
          </table:table-cell>
          <table:table-cell office:value-type="float" office:value="11.285714286" calcext:value-type="float">
            <text:p>11.285714286</text:p>
          </table:table-cell>
          <table:table-cell table:formula="of:=SUM([.A94:.B94])" office:value-type="float" office:value="19.571428574" calcext:value-type="float">
            <text:p>19.571428574</text:p>
          </table:table-cell>
        </table:table-row>
        <table:table-row table:style-name="ro1">
          <table:table-cell office:value-type="float" office:value="8.285714288" calcext:value-type="float">
            <text:p>8.285714288</text:p>
          </table:table-cell>
          <table:table-cell office:value-type="float" office:value="11.285714286" calcext:value-type="float">
            <text:p>11.285714286</text:p>
          </table:table-cell>
          <table:table-cell table:formula="of:=SUM([.A95:.B95])" office:value-type="float" office:value="19.571428574" calcext:value-type="float">
            <text:p>19.571428574</text:p>
          </table:table-cell>
        </table:table-row>
        <table:table-row table:style-name="ro1">
          <table:table-cell office:value-type="float" office:value="8.285714288" calcext:value-type="float">
            <text:p>8.285714288</text:p>
          </table:table-cell>
          <table:table-cell office:value-type="float" office:value="11.285714286" calcext:value-type="float">
            <text:p>11.285714286</text:p>
          </table:table-cell>
          <table:table-cell table:formula="of:=SUM([.A96:.B96])" office:value-type="float" office:value="19.571428574" calcext:value-type="float">
            <text:p>19.571428574</text:p>
          </table:table-cell>
        </table:table-row>
        <table:table-row table:style-name="ro1">
          <table:table-cell office:value-type="float" office:value="8.285714288" calcext:value-type="float">
            <text:p>8.285714288</text:p>
          </table:table-cell>
          <table:table-cell office:value-type="float" office:value="11.285714286" calcext:value-type="float">
            <text:p>11.285714286</text:p>
          </table:table-cell>
          <table:table-cell table:formula="of:=SUM([.A97:.B97])" office:value-type="float" office:value="19.571428574" calcext:value-type="float">
            <text:p>19.571428574</text:p>
          </table:table-cell>
        </table:table-row>
        <table:table-row table:style-name="ro1">
          <table:table-cell office:value-type="float" office:value="8.285714288" calcext:value-type="float">
            <text:p>8.285714288</text:p>
          </table:table-cell>
          <table:table-cell office:value-type="float" office:value="11.285714286" calcext:value-type="float">
            <text:p>11.285714286</text:p>
          </table:table-cell>
          <table:table-cell table:formula="of:=SUM([.A98:.B98])" office:value-type="float" office:value="19.571428574" calcext:value-type="float">
            <text:p>19.571428574</text:p>
          </table:table-cell>
        </table:table-row>
        <table:table-row table:style-name="ro1">
          <table:table-cell office:value-type="float" office:value="8.285714288" calcext:value-type="float">
            <text:p>8.285714288</text:p>
          </table:table-cell>
          <table:table-cell office:value-type="float" office:value="11.285714286" calcext:value-type="float">
            <text:p>11.285714286</text:p>
          </table:table-cell>
          <table:table-cell table:formula="of:=SUM([.A99:.B99])" office:value-type="float" office:value="19.571428574" calcext:value-type="float">
            <text:p>19.571428574</text:p>
          </table:table-cell>
        </table:table-row>
        <table:table-row table:style-name="ro1">
          <table:table-cell office:value-type="float" office:value="4.857142859" calcext:value-type="float">
            <text:p>4.857142859</text:p>
          </table:table-cell>
          <table:table-cell office:value-type="float" office:value="6.857142858" calcext:value-type="float">
            <text:p>6.857142858</text:p>
          </table:table-cell>
          <table:table-cell table:formula="of:=SUM([.A100:.B100])" office:value-type="float" office:value="11.714285717" calcext:value-type="float">
            <text:p>11.714285717</text:p>
          </table:table-cell>
        </table:table-row>
        <table:table-row table:style-name="ro1">
          <table:table-cell office:value-type="float" office:value="4.857142859" calcext:value-type="float">
            <text:p>4.857142859</text:p>
          </table:table-cell>
          <table:table-cell office:value-type="float" office:value="6.857142858" calcext:value-type="float">
            <text:p>6.857142858</text:p>
          </table:table-cell>
          <table:table-cell table:formula="of:=SUM([.A101:.B101])" office:value-type="float" office:value="11.714285717" calcext:value-type="float">
            <text:p>11.714285717</text:p>
          </table:table-cell>
        </table:table-row>
        <table:table-row table:style-name="ro1">
          <table:table-cell office:value-type="float" office:value="4.857142859" calcext:value-type="float">
            <text:p>4.857142859</text:p>
          </table:table-cell>
          <table:table-cell office:value-type="float" office:value="6.857142858" calcext:value-type="float">
            <text:p>6.857142858</text:p>
          </table:table-cell>
          <table:table-cell table:formula="of:=SUM([.A102:.B102])" office:value-type="float" office:value="11.714285717" calcext:value-type="float">
            <text:p>11.714285717</text:p>
          </table:table-cell>
        </table:table-row>
        <table:table-row table:style-name="ro1">
          <table:table-cell office:value-type="float" office:value="4.857142859" calcext:value-type="float">
            <text:p>4.857142859</text:p>
          </table:table-cell>
          <table:table-cell office:value-type="float" office:value="6.857142858" calcext:value-type="float">
            <text:p>6.857142858</text:p>
          </table:table-cell>
          <table:table-cell table:formula="of:=SUM([.A103:.B103])" office:value-type="float" office:value="11.714285717" calcext:value-type="float">
            <text:p>11.714285717</text:p>
          </table:table-cell>
        </table:table-row>
        <table:table-row table:style-name="ro1">
          <table:table-cell office:value-type="float" office:value="4.857142859" calcext:value-type="float">
            <text:p>4.857142859</text:p>
          </table:table-cell>
          <table:table-cell office:value-type="float" office:value="6.857142858" calcext:value-type="float">
            <text:p>6.857142858</text:p>
          </table:table-cell>
          <table:table-cell table:formula="of:=SUM([.A104:.B104])" office:value-type="float" office:value="11.714285717" calcext:value-type="float">
            <text:p>11.714285717</text:p>
          </table:table-cell>
        </table:table-row>
        <table:table-row table:style-name="ro1">
          <table:table-cell office:value-type="float" office:value="4.857142859" calcext:value-type="float">
            <text:p>4.857142859</text:p>
          </table:table-cell>
          <table:table-cell office:value-type="float" office:value="6.857142858" calcext:value-type="float">
            <text:p>6.857142858</text:p>
          </table:table-cell>
          <table:table-cell table:formula="of:=SUM([.A105:.B105])" office:value-type="float" office:value="11.714285717" calcext:value-type="float">
            <text:p>11.714285717</text:p>
          </table:table-cell>
        </table:table-row>
        <table:table-row table:style-name="ro1">
          <table:table-cell office:value-type="float" office:value="4.857142859" calcext:value-type="float">
            <text:p>4.857142859</text:p>
          </table:table-cell>
          <table:table-cell office:value-type="float" office:value="6.857142858" calcext:value-type="float">
            <text:p>6.857142858</text:p>
          </table:table-cell>
          <table:table-cell table:formula="of:=SUM([.A106:.B106])" office:value-type="float" office:value="11.714285717" calcext:value-type="float">
            <text:p>11.714285717</text:p>
          </table:table-cell>
        </table:table-row>
        <table:table-row table:style-name="ro1">
          <table:table-cell office:value-type="float" office:value="3.285714288" calcext:value-type="float">
            <text:p>3.285714288</text:p>
          </table:table-cell>
          <table:table-cell office:value-type="float" office:value="4" calcext:value-type="float">
            <text:p>4</text:p>
          </table:table-cell>
          <table:table-cell table:formula="of:=SUM([.A107:.B107])" office:value-type="float" office:value="7.285714288" calcext:value-type="float">
            <text:p>7.285714288</text:p>
          </table:table-cell>
        </table:table-row>
        <table:table-row table:style-name="ro1">
          <table:table-cell office:value-type="float" office:value="3.285714288" calcext:value-type="float">
            <text:p>3.285714288</text:p>
          </table:table-cell>
          <table:table-cell office:value-type="float" office:value="4" calcext:value-type="float">
            <text:p>4</text:p>
          </table:table-cell>
          <table:table-cell table:formula="of:=SUM([.A108:.B108])" office:value-type="float" office:value="7.285714288" calcext:value-type="float">
            <text:p>7.285714288</text:p>
          </table:table-cell>
        </table:table-row>
        <table:table-row table:style-name="ro1">
          <table:table-cell office:value-type="float" office:value="3.285714288" calcext:value-type="float">
            <text:p>3.285714288</text:p>
          </table:table-cell>
          <table:table-cell office:value-type="float" office:value="4" calcext:value-type="float">
            <text:p>4</text:p>
          </table:table-cell>
          <table:table-cell table:formula="of:=SUM([.A109:.B109])" office:value-type="float" office:value="7.285714288" calcext:value-type="float">
            <text:p>7.285714288</text:p>
          </table:table-cell>
        </table:table-row>
        <table:table-row table:style-name="ro1">
          <table:table-cell office:value-type="float" office:value="3.285714288" calcext:value-type="float">
            <text:p>3.285714288</text:p>
          </table:table-cell>
          <table:table-cell office:value-type="float" office:value="4" calcext:value-type="float">
            <text:p>4</text:p>
          </table:table-cell>
          <table:table-cell table:formula="of:=SUM([.A110:.B110])" office:value-type="float" office:value="7.285714288" calcext:value-type="float">
            <text:p>7.285714288</text:p>
          </table:table-cell>
        </table:table-row>
        <table:table-row table:style-name="ro1">
          <table:table-cell office:value-type="float" office:value="3.285714288" calcext:value-type="float">
            <text:p>3.285714288</text:p>
          </table:table-cell>
          <table:table-cell office:value-type="float" office:value="4" calcext:value-type="float">
            <text:p>4</text:p>
          </table:table-cell>
          <table:table-cell table:formula="of:=SUM([.A111:.B111])" office:value-type="float" office:value="7.285714288" calcext:value-type="float">
            <text:p>7.285714288</text:p>
          </table:table-cell>
        </table:table-row>
        <table:table-row table:style-name="ro1">
          <table:table-cell office:value-type="float" office:value="3.285714288" calcext:value-type="float">
            <text:p>3.285714288</text:p>
          </table:table-cell>
          <table:table-cell office:value-type="float" office:value="4" calcext:value-type="float">
            <text:p>4</text:p>
          </table:table-cell>
          <table:table-cell table:formula="of:=SUM([.A112:.B112])" office:value-type="float" office:value="7.285714288" calcext:value-type="float">
            <text:p>7.285714288</text:p>
          </table:table-cell>
        </table:table-row>
        <table:table-row table:style-name="ro1">
          <table:table-cell office:value-type="float" office:value="3.285714288" calcext:value-type="float">
            <text:p>3.285714288</text:p>
          </table:table-cell>
          <table:table-cell office:value-type="float" office:value="4" calcext:value-type="float">
            <text:p>4</text:p>
          </table:table-cell>
          <table:table-cell table:formula="of:=SUM([.A113:.B113])" office:value-type="float" office:value="7.285714288" calcext:value-type="float">
            <text:p>7.285714288</text:p>
          </table:table-cell>
        </table:table-row>
        <table:table-row table:style-name="ro1">
          <table:table-cell office:value-type="float" office:value="2.714285715" calcext:value-type="float">
            <text:p>2.714285715</text:p>
          </table:table-cell>
          <table:table-cell office:value-type="float" office:value="2.142857144" calcext:value-type="float">
            <text:p>2.142857144</text:p>
          </table:table-cell>
          <table:table-cell table:formula="of:=SUM([.A114:.B114])" office:value-type="float" office:value="4.857142859" calcext:value-type="float">
            <text:p>4.857142859</text:p>
          </table:table-cell>
        </table:table-row>
        <table:table-row table:style-name="ro1">
          <table:table-cell office:value-type="float" office:value="2.714285715" calcext:value-type="float">
            <text:p>2.714285715</text:p>
          </table:table-cell>
          <table:table-cell office:value-type="float" office:value="2.142857144" calcext:value-type="float">
            <text:p>2.142857144</text:p>
          </table:table-cell>
          <table:table-cell table:formula="of:=SUM([.A115:.B115])" office:value-type="float" office:value="4.857142859" calcext:value-type="float">
            <text:p>4.857142859</text:p>
          </table:table-cell>
        </table:table-row>
        <table:table-row table:style-name="ro1">
          <table:table-cell office:value-type="float" office:value="2.714285715" calcext:value-type="float">
            <text:p>2.714285715</text:p>
          </table:table-cell>
          <table:table-cell office:value-type="float" office:value="2.142857144" calcext:value-type="float">
            <text:p>2.142857144</text:p>
          </table:table-cell>
          <table:table-cell table:formula="of:=SUM([.A116:.B116])" office:value-type="float" office:value="4.857142859" calcext:value-type="float">
            <text:p>4.857142859</text:p>
          </table:table-cell>
        </table:table-row>
        <table:table-row table:style-name="ro1">
          <table:table-cell office:value-type="float" office:value="2.714285715" calcext:value-type="float">
            <text:p>2.714285715</text:p>
          </table:table-cell>
          <table:table-cell office:value-type="float" office:value="2.142857144" calcext:value-type="float">
            <text:p>2.142857144</text:p>
          </table:table-cell>
          <table:table-cell table:formula="of:=SUM([.A117:.B117])" office:value-type="float" office:value="4.857142859" calcext:value-type="float">
            <text:p>4.857142859</text:p>
          </table:table-cell>
        </table:table-row>
        <table:table-row table:style-name="ro1">
          <table:table-cell office:value-type="float" office:value="2.714285715" calcext:value-type="float">
            <text:p>2.714285715</text:p>
          </table:table-cell>
          <table:table-cell office:value-type="float" office:value="2.142857144" calcext:value-type="float">
            <text:p>2.142857144</text:p>
          </table:table-cell>
          <table:table-cell table:formula="of:=SUM([.A118:.B118])" office:value-type="float" office:value="4.857142859" calcext:value-type="float">
            <text:p>4.857142859</text:p>
          </table:table-cell>
        </table:table-row>
        <table:table-row table:style-name="ro1">
          <table:table-cell office:value-type="float" office:value="2.714285715" calcext:value-type="float">
            <text:p>2.714285715</text:p>
          </table:table-cell>
          <table:table-cell office:value-type="float" office:value="2.142857144" calcext:value-type="float">
            <text:p>2.142857144</text:p>
          </table:table-cell>
          <table:table-cell table:formula="of:=SUM([.A119:.B119])" office:value-type="float" office:value="4.857142859" calcext:value-type="float">
            <text:p>4.857142859</text:p>
          </table:table-cell>
        </table:table-row>
        <table:table-row table:style-name="ro1">
          <table:table-cell office:value-type="float" office:value="2.714285715" calcext:value-type="float">
            <text:p>2.714285715</text:p>
          </table:table-cell>
          <table:table-cell office:value-type="float" office:value="2.142857144" calcext:value-type="float">
            <text:p>2.142857144</text:p>
          </table:table-cell>
          <table:table-cell table:formula="of:=SUM([.A120:.B120])" office:value-type="float" office:value="4.857142859" calcext:value-type="float">
            <text:p>4.857142859</text:p>
          </table:table-cell>
        </table:table-row>
        <table:table-row table:style-name="ro1">
          <table:table-cell office:value-type="float" office:value="3.142857144" calcext:value-type="float">
            <text:p>3.142857144</text:p>
          </table:table-cell>
          <table:table-cell office:value-type="float" office:value="1.42857143" calcext:value-type="float">
            <text:p>1.42857143</text:p>
          </table:table-cell>
          <table:table-cell table:formula="of:=SUM([.A121:.B121])" office:value-type="float" office:value="4.571428574" calcext:value-type="float">
            <text:p>4.571428574</text:p>
          </table:table-cell>
        </table:table-row>
        <table:table-row table:style-name="ro1">
          <table:table-cell office:value-type="float" office:value="3.142857144" calcext:value-type="float">
            <text:p>3.142857144</text:p>
          </table:table-cell>
          <table:table-cell office:value-type="float" office:value="1.42857143" calcext:value-type="float">
            <text:p>1.42857143</text:p>
          </table:table-cell>
          <table:table-cell table:formula="of:=SUM([.A122:.B122])" office:value-type="float" office:value="4.571428574" calcext:value-type="float">
            <text:p>4.571428574</text:p>
          </table:table-cell>
        </table:table-row>
        <table:table-row table:style-name="ro1">
          <table:table-cell office:value-type="float" office:value="3.142857144" calcext:value-type="float">
            <text:p>3.142857144</text:p>
          </table:table-cell>
          <table:table-cell office:value-type="float" office:value="1.42857143" calcext:value-type="float">
            <text:p>1.42857143</text:p>
          </table:table-cell>
          <table:table-cell table:formula="of:=SUM([.A123:.B123])" office:value-type="float" office:value="4.571428574" calcext:value-type="float">
            <text:p>4.571428574</text:p>
          </table:table-cell>
        </table:table-row>
        <table:table-row table:style-name="ro1">
          <table:table-cell office:value-type="float" office:value="3.142857144" calcext:value-type="float">
            <text:p>3.142857144</text:p>
          </table:table-cell>
          <table:table-cell office:value-type="float" office:value="1.42857143" calcext:value-type="float">
            <text:p>1.42857143</text:p>
          </table:table-cell>
          <table:table-cell table:formula="of:=SUM([.A124:.B124])" office:value-type="float" office:value="4.571428574" calcext:value-type="float">
            <text:p>4.571428574</text:p>
          </table:table-cell>
        </table:table-row>
        <table:table-row table:style-name="ro1">
          <table:table-cell office:value-type="float" office:value="3.142857144" calcext:value-type="float">
            <text:p>3.142857144</text:p>
          </table:table-cell>
          <table:table-cell office:value-type="float" office:value="1.42857143" calcext:value-type="float">
            <text:p>1.42857143</text:p>
          </table:table-cell>
          <table:table-cell table:formula="of:=SUM([.A125:.B125])" office:value-type="float" office:value="4.571428574" calcext:value-type="float">
            <text:p>4.571428574</text:p>
          </table:table-cell>
        </table:table-row>
        <table:table-row table:style-name="ro1">
          <table:table-cell office:value-type="float" office:value="3.142857144" calcext:value-type="float">
            <text:p>3.142857144</text:p>
          </table:table-cell>
          <table:table-cell office:value-type="float" office:value="1.42857143" calcext:value-type="float">
            <text:p>1.42857143</text:p>
          </table:table-cell>
          <table:table-cell table:formula="of:=SUM([.A126:.B126])" office:value-type="float" office:value="4.571428574" calcext:value-type="float">
            <text:p>4.571428574</text:p>
          </table:table-cell>
        </table:table-row>
        <table:table-row table:style-name="ro1">
          <table:table-cell office:value-type="float" office:value="3.142857144" calcext:value-type="float">
            <text:p>3.142857144</text:p>
          </table:table-cell>
          <table:table-cell office:value-type="float" office:value="1.42857143" calcext:value-type="float">
            <text:p>1.42857143</text:p>
          </table:table-cell>
          <table:table-cell table:formula="of:=SUM([.A127:.B127])" office:value-type="float" office:value="4.571428574" calcext:value-type="float">
            <text:p>4.571428574</text:p>
          </table:table-cell>
        </table:table-row>
        <table:table-row table:style-name="ro1">
          <table:table-cell office:value-type="float" office:value="1.571428573" calcext:value-type="float">
            <text:p>1.571428573</text:p>
          </table:table-cell>
          <table:table-cell office:value-type="float" office:value="1.714285715" calcext:value-type="float">
            <text:p>1.714285715</text:p>
          </table:table-cell>
          <table:table-cell table:formula="of:=SUM([.A128:.B128])" office:value-type="float" office:value="3.285714288" calcext:value-type="float">
            <text:p>3.285714288</text:p>
          </table:table-cell>
        </table:table-row>
        <table:table-row table:style-name="ro1">
          <table:table-cell office:value-type="float" office:value="1.571428573" calcext:value-type="float">
            <text:p>1.571428573</text:p>
          </table:table-cell>
          <table:table-cell office:value-type="float" office:value="1.714285715" calcext:value-type="float">
            <text:p>1.714285715</text:p>
          </table:table-cell>
          <table:table-cell table:formula="of:=SUM([.A129:.B129])" office:value-type="float" office:value="3.285714288" calcext:value-type="float">
            <text:p>3.285714288</text:p>
          </table:table-cell>
        </table:table-row>
        <table:table-row table:style-name="ro1">
          <table:table-cell office:value-type="float" office:value="1.571428573" calcext:value-type="float">
            <text:p>1.571428573</text:p>
          </table:table-cell>
          <table:table-cell office:value-type="float" office:value="1.714285715" calcext:value-type="float">
            <text:p>1.714285715</text:p>
          </table:table-cell>
          <table:table-cell table:formula="of:=SUM([.A130:.B130])" office:value-type="float" office:value="3.285714288" calcext:value-type="float">
            <text:p>3.285714288</text:p>
          </table:table-cell>
        </table:table-row>
        <table:table-row table:style-name="ro1">
          <table:table-cell office:value-type="float" office:value="1.571428573" calcext:value-type="float">
            <text:p>1.571428573</text:p>
          </table:table-cell>
          <table:table-cell office:value-type="float" office:value="1.714285715" calcext:value-type="float">
            <text:p>1.714285715</text:p>
          </table:table-cell>
          <table:table-cell table:formula="of:=SUM([.A131:.B131])" office:value-type="float" office:value="3.285714288" calcext:value-type="float">
            <text:p>3.285714288</text:p>
          </table:table-cell>
        </table:table-row>
        <table:table-row table:style-name="ro1">
          <table:table-cell office:value-type="float" office:value="1.571428573" calcext:value-type="float">
            <text:p>1.571428573</text:p>
          </table:table-cell>
          <table:table-cell office:value-type="float" office:value="1.714285715" calcext:value-type="float">
            <text:p>1.714285715</text:p>
          </table:table-cell>
          <table:table-cell table:formula="of:=SUM([.A132:.B132])" office:value-type="float" office:value="3.285714288" calcext:value-type="float">
            <text:p>3.285714288</text:p>
          </table:table-cell>
        </table:table-row>
        <table:table-row table:style-name="ro1">
          <table:table-cell office:value-type="float" office:value="1.571428573" calcext:value-type="float">
            <text:p>1.571428573</text:p>
          </table:table-cell>
          <table:table-cell office:value-type="float" office:value="1.714285715" calcext:value-type="float">
            <text:p>1.714285715</text:p>
          </table:table-cell>
          <table:table-cell table:formula="of:=SUM([.A133:.B133])" office:value-type="float" office:value="3.285714288" calcext:value-type="float">
            <text:p>3.285714288</text:p>
          </table:table-cell>
        </table:table-row>
        <table:table-row table:style-name="ro1">
          <table:table-cell office:value-type="float" office:value="1.571428573" calcext:value-type="float">
            <text:p>1.571428573</text:p>
          </table:table-cell>
          <table:table-cell office:value-type="float" office:value="1.714285715" calcext:value-type="float">
            <text:p>1.714285715</text:p>
          </table:table-cell>
          <table:table-cell table:formula="of:=SUM([.A134:.B134])" office:value-type="float" office:value="3.285714288" calcext:value-type="float">
            <text:p>3.285714288</text:p>
          </table:table-cell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2.000000001" calcext:value-type="float">
            <text:p>2.000000001</text:p>
          </table:table-cell>
          <table:table-cell table:formula="of:=SUM([.A135:.B135])" office:value-type="float" office:value="3.285714287" calcext:value-type="float">
            <text:p>3.285714287</text:p>
          </table:table-cell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2.000000001" calcext:value-type="float">
            <text:p>2.000000001</text:p>
          </table:table-cell>
          <table:table-cell table:formula="of:=SUM([.A136:.B136])" office:value-type="float" office:value="3.285714287" calcext:value-type="float">
            <text:p>3.285714287</text:p>
          </table:table-cell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2.000000001" calcext:value-type="float">
            <text:p>2.000000001</text:p>
          </table:table-cell>
          <table:table-cell table:formula="of:=SUM([.A137:.B137])" office:value-type="float" office:value="3.285714287" calcext:value-type="float">
            <text:p>3.285714287</text:p>
          </table:table-cell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2.000000001" calcext:value-type="float">
            <text:p>2.000000001</text:p>
          </table:table-cell>
          <table:table-cell table:formula="of:=SUM([.A138:.B138])" office:value-type="float" office:value="3.285714287" calcext:value-type="float">
            <text:p>3.285714287</text:p>
          </table:table-cell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2.000000001" calcext:value-type="float">
            <text:p>2.000000001</text:p>
          </table:table-cell>
          <table:table-cell table:formula="of:=SUM([.A139:.B139])" office:value-type="float" office:value="3.285714287" calcext:value-type="float">
            <text:p>3.285714287</text:p>
          </table:table-cell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2.000000001" calcext:value-type="float">
            <text:p>2.000000001</text:p>
          </table:table-cell>
          <table:table-cell table:formula="of:=SUM([.A140:.B140])" office:value-type="float" office:value="3.285714287" calcext:value-type="float">
            <text:p>3.285714287</text:p>
          </table:table-cell>
        </table:table-row>
        <table:table-row table:style-name="ro1">
          <table:table-cell office:value-type="float" office:value="1.285714286" calcext:value-type="float">
            <text:p>1.285714286</text:p>
          </table:table-cell>
          <table:table-cell office:value-type="float" office:value="2.000000001" calcext:value-type="float">
            <text:p>2.000000001</text:p>
          </table:table-cell>
          <table:table-cell table:formula="of:=SUM([.A141:.B141])" office:value-type="float" office:value="3.285714287" calcext:value-type="float">
            <text:p>3.285714287</text:p>
          </table:table-cell>
        </table:table-row>
        <table:table-row table:style-name="ro1">
          <table:table-cell office:value-type="float" office:value="2.571428572" calcext:value-type="float">
            <text:p>2.571428572</text:p>
          </table:table-cell>
          <table:table-cell office:value-type="float" office:value="2.142857143" calcext:value-type="float">
            <text:p>2.142857143</text:p>
          </table:table-cell>
          <table:table-cell table:formula="of:=SUM([.A142:.B142])" office:value-type="float" office:value="4.714285715" calcext:value-type="float">
            <text:p>4.714285715</text:p>
          </table:table-cell>
        </table:table-row>
        <table:table-row table:style-name="ro1">
          <table:table-cell office:value-type="float" office:value="2.571428572" calcext:value-type="float">
            <text:p>2.571428572</text:p>
          </table:table-cell>
          <table:table-cell office:value-type="float" office:value="2.142857143" calcext:value-type="float">
            <text:p>2.142857143</text:p>
          </table:table-cell>
          <table:table-cell table:formula="of:=SUM([.A143:.B143])" office:value-type="float" office:value="4.714285715" calcext:value-type="float">
            <text:p>4.714285715</text:p>
          </table:table-cell>
        </table:table-row>
        <table:table-row table:style-name="ro1">
          <table:table-cell office:value-type="float" office:value="2.571428572" calcext:value-type="float">
            <text:p>2.571428572</text:p>
          </table:table-cell>
          <table:table-cell office:value-type="float" office:value="2.142857143" calcext:value-type="float">
            <text:p>2.142857143</text:p>
          </table:table-cell>
          <table:table-cell table:formula="of:=SUM([.A144:.B144])" office:value-type="float" office:value="4.714285715" calcext:value-type="float">
            <text:p>4.714285715</text:p>
          </table:table-cell>
        </table:table-row>
        <table:table-row table:style-name="ro1">
          <table:table-cell office:value-type="float" office:value="2.571428572" calcext:value-type="float">
            <text:p>2.571428572</text:p>
          </table:table-cell>
          <table:table-cell office:value-type="float" office:value="2.142857143" calcext:value-type="float">
            <text:p>2.142857143</text:p>
          </table:table-cell>
          <table:table-cell table:formula="of:=SUM([.A145:.B145])" office:value-type="float" office:value="4.714285715" calcext:value-type="float">
            <text:p>4.714285715</text:p>
          </table:table-cell>
        </table:table-row>
        <table:table-row table:style-name="ro1">
          <table:table-cell office:value-type="float" office:value="2.571428572" calcext:value-type="float">
            <text:p>2.571428572</text:p>
          </table:table-cell>
          <table:table-cell office:value-type="float" office:value="2.142857143" calcext:value-type="float">
            <text:p>2.142857143</text:p>
          </table:table-cell>
          <table:table-cell table:formula="of:=SUM([.A146:.B146])" office:value-type="float" office:value="4.714285715" calcext:value-type="float">
            <text:p>4.714285715</text:p>
          </table:table-cell>
        </table:table-row>
        <table:table-row table:style-name="ro1">
          <table:table-cell office:value-type="float" office:value="2.571428572" calcext:value-type="float">
            <text:p>2.571428572</text:p>
          </table:table-cell>
          <table:table-cell office:value-type="float" office:value="2.142857143" calcext:value-type="float">
            <text:p>2.142857143</text:p>
          </table:table-cell>
          <table:table-cell table:formula="of:=SUM([.A147:.B147])" office:value-type="float" office:value="4.714285715" calcext:value-type="float">
            <text:p>4.714285715</text:p>
          </table:table-cell>
        </table:table-row>
        <table:table-row table:style-name="ro1">
          <table:table-cell office:value-type="float" office:value="2.571428572" calcext:value-type="float">
            <text:p>2.571428572</text:p>
          </table:table-cell>
          <table:table-cell office:value-type="float" office:value="2.142857143" calcext:value-type="float">
            <text:p>2.142857143</text:p>
          </table:table-cell>
          <table:table-cell table:formula="of:=SUM([.A148:.B148])" office:value-type="float" office:value="4.714285715" calcext:value-type="float">
            <text:p>4.714285715</text:p>
          </table:table-cell>
        </table:table-row>
        <table:table-row table:style-name="ro1">
          <table:table-cell office:value-type="float" office:value="3.571428572" calcext:value-type="float">
            <text:p>3.571428572</text:p>
          </table:table-cell>
          <table:table-cell office:value-type="float" office:value="3" calcext:value-type="float">
            <text:p>3</text:p>
          </table:table-cell>
          <table:table-cell table:formula="of:=SUM([.A149:.B149])" office:value-type="float" office:value="6.571428572" calcext:value-type="float">
            <text:p>6.571428572</text:p>
          </table:table-cell>
        </table:table-row>
        <table:table-row table:style-name="ro1">
          <table:table-cell office:value-type="float" office:value="3.571428572" calcext:value-type="float">
            <text:p>3.571428572</text:p>
          </table:table-cell>
          <table:table-cell office:value-type="float" office:value="3" calcext:value-type="float">
            <text:p>3</text:p>
          </table:table-cell>
          <table:table-cell table:formula="of:=SUM([.A150:.B150])" office:value-type="float" office:value="6.571428572" calcext:value-type="float">
            <text:p>6.571428572</text:p>
          </table:table-cell>
        </table:table-row>
        <table:table-row table:style-name="ro1">
          <table:table-cell office:value-type="float" office:value="3.571428572" calcext:value-type="float">
            <text:p>3.571428572</text:p>
          </table:table-cell>
          <table:table-cell office:value-type="float" office:value="3" calcext:value-type="float">
            <text:p>3</text:p>
          </table:table-cell>
          <table:table-cell table:formula="of:=SUM([.A151:.B151])" office:value-type="float" office:value="6.571428572" calcext:value-type="float">
            <text:p>6.571428572</text:p>
          </table:table-cell>
        </table:table-row>
        <table:table-row table:style-name="ro1">
          <table:table-cell office:value-type="float" office:value="3.571428572" calcext:value-type="float">
            <text:p>3.571428572</text:p>
          </table:table-cell>
          <table:table-cell office:value-type="float" office:value="3" calcext:value-type="float">
            <text:p>3</text:p>
          </table:table-cell>
          <table:table-cell table:formula="of:=SUM([.A152:.B152])" office:value-type="float" office:value="6.571428572" calcext:value-type="float">
            <text:p>6.571428572</text:p>
          </table:table-cell>
        </table:table-row>
        <table:table-row table:style-name="ro1">
          <table:table-cell office:value-type="float" office:value="3.571428572" calcext:value-type="float">
            <text:p>3.571428572</text:p>
          </table:table-cell>
          <table:table-cell office:value-type="float" office:value="3" calcext:value-type="float">
            <text:p>3</text:p>
          </table:table-cell>
          <table:table-cell table:formula="of:=SUM([.A153:.B153])" office:value-type="float" office:value="6.571428572" calcext:value-type="float">
            <text:p>6.571428572</text:p>
          </table:table-cell>
        </table:table-row>
        <table:table-row table:style-name="ro1">
          <table:table-cell office:value-type="float" office:value="3.571428572" calcext:value-type="float">
            <text:p>3.571428572</text:p>
          </table:table-cell>
          <table:table-cell office:value-type="float" office:value="3" calcext:value-type="float">
            <text:p>3</text:p>
          </table:table-cell>
          <table:table-cell table:formula="of:=SUM([.A154:.B154])" office:value-type="float" office:value="6.571428572" calcext:value-type="float">
            <text:p>6.571428572</text:p>
          </table:table-cell>
        </table:table-row>
        <table:table-row table:style-name="ro1">
          <table:table-cell office:value-type="float" office:value="3.571428572" calcext:value-type="float">
            <text:p>3.571428572</text:p>
          </table:table-cell>
          <table:table-cell office:value-type="float" office:value="3" calcext:value-type="float">
            <text:p>3</text:p>
          </table:table-cell>
          <table:table-cell table:formula="of:=SUM([.A155:.B155])" office:value-type="float" office:value="6.571428572" calcext:value-type="float">
            <text:p>6.571428572</text:p>
          </table:table-cell>
        </table:table-row>
        <table:table-row table:style-name="ro1">
          <table:table-cell office:value-type="float" office:value="5.000000001" calcext:value-type="float">
            <text:p>5.000000001</text:p>
          </table:table-cell>
          <table:table-cell office:value-type="float" office:value="5.285714287" calcext:value-type="float">
            <text:p>5.285714287</text:p>
          </table:table-cell>
          <table:table-cell table:formula="of:=SUM([.A156:.B156])" office:value-type="float" office:value="10.285714288" calcext:value-type="float">
            <text:p>10.285714288</text:p>
          </table:table-cell>
        </table:table-row>
        <table:table-row table:style-name="ro1">
          <table:table-cell office:value-type="float" office:value="5.000000001" calcext:value-type="float">
            <text:p>5.000000001</text:p>
          </table:table-cell>
          <table:table-cell office:value-type="float" office:value="5.285714287" calcext:value-type="float">
            <text:p>5.285714287</text:p>
          </table:table-cell>
          <table:table-cell table:formula="of:=SUM([.A157:.B157])" office:value-type="float" office:value="10.285714288" calcext:value-type="float">
            <text:p>10.285714288</text:p>
          </table:table-cell>
        </table:table-row>
        <table:table-row table:style-name="ro1">
          <table:table-cell office:value-type="float" office:value="5.000000001" calcext:value-type="float">
            <text:p>5.000000001</text:p>
          </table:table-cell>
          <table:table-cell office:value-type="float" office:value="5.285714287" calcext:value-type="float">
            <text:p>5.285714287</text:p>
          </table:table-cell>
          <table:table-cell table:formula="of:=SUM([.A158:.B158])" office:value-type="float" office:value="10.285714288" calcext:value-type="float">
            <text:p>10.285714288</text:p>
          </table:table-cell>
        </table:table-row>
        <table:table-row table:style-name="ro1">
          <table:table-cell office:value-type="float" office:value="5.000000001" calcext:value-type="float">
            <text:p>5.000000001</text:p>
          </table:table-cell>
          <table:table-cell office:value-type="float" office:value="5.285714287" calcext:value-type="float">
            <text:p>5.285714287</text:p>
          </table:table-cell>
          <table:table-cell table:formula="of:=SUM([.A159:.B159])" office:value-type="float" office:value="10.285714288" calcext:value-type="float">
            <text:p>10.285714288</text:p>
          </table:table-cell>
        </table:table-row>
        <table:table-row table:style-name="ro1">
          <table:table-cell office:value-type="float" office:value="5.000000001" calcext:value-type="float">
            <text:p>5.000000001</text:p>
          </table:table-cell>
          <table:table-cell office:value-type="float" office:value="5.285714287" calcext:value-type="float">
            <text:p>5.285714287</text:p>
          </table:table-cell>
          <table:table-cell table:formula="of:=SUM([.A160:.B160])" office:value-type="float" office:value="10.285714288" calcext:value-type="float">
            <text:p>10.285714288</text:p>
          </table:table-cell>
        </table:table-row>
        <table:table-row table:style-name="ro1">
          <table:table-cell office:value-type="float" office:value="5.000000001" calcext:value-type="float">
            <text:p>5.000000001</text:p>
          </table:table-cell>
          <table:table-cell office:value-type="float" office:value="5.285714287" calcext:value-type="float">
            <text:p>5.285714287</text:p>
          </table:table-cell>
          <table:table-cell table:formula="of:=SUM([.A161:.B161])" office:value-type="float" office:value="10.285714288" calcext:value-type="float">
            <text:p>10.285714288</text:p>
          </table:table-cell>
        </table:table-row>
        <table:table-row table:style-name="ro1">
          <table:table-cell office:value-type="float" office:value="5.000000001" calcext:value-type="float">
            <text:p>5.000000001</text:p>
          </table:table-cell>
          <table:table-cell office:value-type="float" office:value="5.285714287" calcext:value-type="float">
            <text:p>5.285714287</text:p>
          </table:table-cell>
          <table:table-cell table:formula="of:=SUM([.A162:.B162])" office:value-type="float" office:value="10.285714288" calcext:value-type="float">
            <text:p>10.285714288</text:p>
          </table:table-cell>
        </table:table-row>
        <table:table-row table:style-name="ro1">
          <table:table-cell office:value-type="float" office:value="7.142857142" calcext:value-type="float">
            <text:p>7.142857142</text:p>
          </table:table-cell>
          <table:table-cell office:value-type="float" office:value="7.428571427" calcext:value-type="float">
            <text:p>7.428571427</text:p>
          </table:table-cell>
          <table:table-cell table:formula="of:=SUM([.A163:.B163])" office:value-type="float" office:value="14.571428569" calcext:value-type="float">
            <text:p>14.571428569</text:p>
          </table:table-cell>
        </table:table-row>
        <table:table-row table:style-name="ro1">
          <table:table-cell office:value-type="float" office:value="7.142857142" calcext:value-type="float">
            <text:p>7.142857142</text:p>
          </table:table-cell>
          <table:table-cell office:value-type="float" office:value="7.428571427" calcext:value-type="float">
            <text:p>7.428571427</text:p>
          </table:table-cell>
          <table:table-cell table:formula="of:=SUM([.A164:.B164])" office:value-type="float" office:value="14.571428569" calcext:value-type="float">
            <text:p>14.571428569</text:p>
          </table:table-cell>
        </table:table-row>
        <table:table-row table:style-name="ro1">
          <table:table-cell office:value-type="float" office:value="7.142857142" calcext:value-type="float">
            <text:p>7.142857142</text:p>
          </table:table-cell>
          <table:table-cell office:value-type="float" office:value="7.428571427" calcext:value-type="float">
            <text:p>7.428571427</text:p>
          </table:table-cell>
          <table:table-cell table:formula="of:=SUM([.A165:.B165])" office:value-type="float" office:value="14.571428569" calcext:value-type="float">
            <text:p>14.571428569</text:p>
          </table:table-cell>
        </table:table-row>
        <table:table-row table:style-name="ro1">
          <table:table-cell office:value-type="float" office:value="7.142857142" calcext:value-type="float">
            <text:p>7.142857142</text:p>
          </table:table-cell>
          <table:table-cell office:value-type="float" office:value="7.428571427" calcext:value-type="float">
            <text:p>7.428571427</text:p>
          </table:table-cell>
          <table:table-cell table:formula="of:=SUM([.A166:.B166])" office:value-type="float" office:value="14.571428569" calcext:value-type="float">
            <text:p>14.571428569</text:p>
          </table:table-cell>
        </table:table-row>
        <table:table-row table:style-name="ro1">
          <table:table-cell office:value-type="float" office:value="7.142857142" calcext:value-type="float">
            <text:p>7.142857142</text:p>
          </table:table-cell>
          <table:table-cell office:value-type="float" office:value="7.428571427" calcext:value-type="float">
            <text:p>7.428571427</text:p>
          </table:table-cell>
          <table:table-cell table:formula="of:=SUM([.A167:.B167])" office:value-type="float" office:value="14.571428569" calcext:value-type="float">
            <text:p>14.571428569</text:p>
          </table:table-cell>
        </table:table-row>
        <table:table-row table:style-name="ro1">
          <table:table-cell office:value-type="float" office:value="7.142857142" calcext:value-type="float">
            <text:p>7.142857142</text:p>
          </table:table-cell>
          <table:table-cell office:value-type="float" office:value="7.428571427" calcext:value-type="float">
            <text:p>7.428571427</text:p>
          </table:table-cell>
          <table:table-cell table:formula="of:=SUM([.A168:.B168])" office:value-type="float" office:value="14.571428569" calcext:value-type="float">
            <text:p>14.571428569</text:p>
          </table:table-cell>
        </table:table-row>
        <table:table-row table:style-name="ro1">
          <table:table-cell office:value-type="float" office:value="7.142857142" calcext:value-type="float">
            <text:p>7.142857142</text:p>
          </table:table-cell>
          <table:table-cell office:value-type="float" office:value="7.428571427" calcext:value-type="float">
            <text:p>7.428571427</text:p>
          </table:table-cell>
          <table:table-cell table:formula="of:=SUM([.A169:.B169])" office:value-type="float" office:value="14.571428569" calcext:value-type="float">
            <text:p>14.571428569</text:p>
          </table:table-cell>
        </table:table-row>
        <table:table-row table:style-name="ro1">
          <table:table-cell office:value-type="float" office:value="7.285714287" calcext:value-type="float">
            <text:p>7.285714287</text:p>
          </table:table-cell>
          <table:table-cell office:value-type="float" office:value="12.285714286" calcext:value-type="float">
            <text:p>12.285714286</text:p>
          </table:table-cell>
          <table:table-cell table:formula="of:=SUM([.A170:.B170])" office:value-type="float" office:value="19.571428573" calcext:value-type="float">
            <text:p>19.571428573</text:p>
          </table:table-cell>
        </table:table-row>
        <table:table-row table:style-name="ro1">
          <table:table-cell office:value-type="float" office:value="7.285714287" calcext:value-type="float">
            <text:p>7.285714287</text:p>
          </table:table-cell>
          <table:table-cell office:value-type="float" office:value="12.285714286" calcext:value-type="float">
            <text:p>12.285714286</text:p>
          </table:table-cell>
          <table:table-cell table:formula="of:=SUM([.A171:.B171])" office:value-type="float" office:value="19.571428573" calcext:value-type="float">
            <text:p>19.571428573</text:p>
          </table:table-cell>
        </table:table-row>
        <table:table-row table:style-name="ro1">
          <table:table-cell office:value-type="float" office:value="7.285714287" calcext:value-type="float">
            <text:p>7.285714287</text:p>
          </table:table-cell>
          <table:table-cell office:value-type="float" office:value="12.285714286" calcext:value-type="float">
            <text:p>12.285714286</text:p>
          </table:table-cell>
          <table:table-cell table:formula="of:=SUM([.A172:.B172])" office:value-type="float" office:value="19.571428573" calcext:value-type="float">
            <text:p>19.571428573</text:p>
          </table:table-cell>
        </table:table-row>
        <table:table-row table:style-name="ro1">
          <table:table-cell office:value-type="float" office:value="7.285714287" calcext:value-type="float">
            <text:p>7.285714287</text:p>
          </table:table-cell>
          <table:table-cell office:value-type="float" office:value="12.285714286" calcext:value-type="float">
            <text:p>12.285714286</text:p>
          </table:table-cell>
          <table:table-cell table:formula="of:=SUM([.A173:.B173])" office:value-type="float" office:value="19.571428573" calcext:value-type="float">
            <text:p>19.571428573</text:p>
          </table:table-cell>
        </table:table-row>
        <table:table-row table:style-name="ro1">
          <table:table-cell office:value-type="float" office:value="7.285714287" calcext:value-type="float">
            <text:p>7.285714287</text:p>
          </table:table-cell>
          <table:table-cell office:value-type="float" office:value="12.285714286" calcext:value-type="float">
            <text:p>12.285714286</text:p>
          </table:table-cell>
          <table:table-cell table:formula="of:=SUM([.A174:.B174])" office:value-type="float" office:value="19.571428573" calcext:value-type="float">
            <text:p>19.571428573</text:p>
          </table:table-cell>
        </table:table-row>
        <table:table-row table:style-name="ro1">
          <table:table-cell office:value-type="float" office:value="7.285714287" calcext:value-type="float">
            <text:p>7.285714287</text:p>
          </table:table-cell>
          <table:table-cell office:value-type="float" office:value="12.285714286" calcext:value-type="float">
            <text:p>12.285714286</text:p>
          </table:table-cell>
          <table:table-cell table:formula="of:=SUM([.A175:.B175])" office:value-type="float" office:value="19.571428573" calcext:value-type="float">
            <text:p>19.571428573</text:p>
          </table:table-cell>
        </table:table-row>
        <table:table-row table:style-name="ro1">
          <table:table-cell office:value-type="float" office:value="7.285714287" calcext:value-type="float">
            <text:p>7.285714287</text:p>
          </table:table-cell>
          <table:table-cell office:value-type="float" office:value="12.285714286" calcext:value-type="float">
            <text:p>12.285714286</text:p>
          </table:table-cell>
          <table:table-cell table:formula="of:=SUM([.A176:.B176])" office:value-type="float" office:value="19.571428573" calcext:value-type="float">
            <text:p>19.571428573</text:p>
          </table:table-cell>
        </table:table-row>
        <table:table-row table:style-name="ro1">
          <table:table-cell office:value-type="float" office:value="9.000000001" calcext:value-type="float">
            <text:p>9.000000001</text:p>
          </table:table-cell>
          <table:table-cell office:value-type="float" office:value="8.571428573" calcext:value-type="float">
            <text:p>8.571428573</text:p>
          </table:table-cell>
          <table:table-cell table:formula="of:=SUM([.A177:.B177])" office:value-type="float" office:value="17.571428574" calcext:value-type="float">
            <text:p>17.571428574</text:p>
          </table:table-cell>
        </table:table-row>
        <table:table-row table:style-name="ro1">
          <table:table-cell office:value-type="float" office:value="9.000000001" calcext:value-type="float">
            <text:p>9.000000001</text:p>
          </table:table-cell>
          <table:table-cell office:value-type="float" office:value="8.571428573" calcext:value-type="float">
            <text:p>8.571428573</text:p>
          </table:table-cell>
          <table:table-cell table:formula="of:=SUM([.A178:.B178])" office:value-type="float" office:value="17.571428574" calcext:value-type="float">
            <text:p>17.571428574</text:p>
          </table:table-cell>
        </table:table-row>
        <table:table-row table:style-name="ro1">
          <table:table-cell office:value-type="float" office:value="9.000000001" calcext:value-type="float">
            <text:p>9.000000001</text:p>
          </table:table-cell>
          <table:table-cell office:value-type="float" office:value="8.571428573" calcext:value-type="float">
            <text:p>8.571428573</text:p>
          </table:table-cell>
          <table:table-cell table:formula="of:=SUM([.A179:.B179])" office:value-type="float" office:value="17.571428574" calcext:value-type="float">
            <text:p>17.571428574</text:p>
          </table:table-cell>
        </table:table-row>
        <table:table-row table:style-name="ro1">
          <table:table-cell office:value-type="float" office:value="9.000000001" calcext:value-type="float">
            <text:p>9.000000001</text:p>
          </table:table-cell>
          <table:table-cell office:value-type="float" office:value="8.571428573" calcext:value-type="float">
            <text:p>8.571428573</text:p>
          </table:table-cell>
          <table:table-cell table:formula="of:=SUM([.A180:.B180])" office:value-type="float" office:value="17.571428574" calcext:value-type="float">
            <text:p>17.571428574</text:p>
          </table:table-cell>
        </table:table-row>
        <table:table-row table:style-name="ro1">
          <table:table-cell office:value-type="float" office:value="9.000000001" calcext:value-type="float">
            <text:p>9.000000001</text:p>
          </table:table-cell>
          <table:table-cell office:value-type="float" office:value="8.571428573" calcext:value-type="float">
            <text:p>8.571428573</text:p>
          </table:table-cell>
          <table:table-cell table:formula="of:=SUM([.A181:.B181])" office:value-type="float" office:value="17.571428574" calcext:value-type="float">
            <text:p>17.571428574</text:p>
          </table:table-cell>
        </table:table-row>
        <table:table-row table:style-name="ro1">
          <table:table-cell office:value-type="float" office:value="9.000000001" calcext:value-type="float">
            <text:p>9.000000001</text:p>
          </table:table-cell>
          <table:table-cell office:value-type="float" office:value="8.571428573" calcext:value-type="float">
            <text:p>8.571428573</text:p>
          </table:table-cell>
          <table:table-cell table:formula="of:=SUM([.A182:.B182])" office:value-type="float" office:value="17.571428574" calcext:value-type="float">
            <text:p>17.571428574</text:p>
          </table:table-cell>
        </table:table-row>
        <table:table-row table:style-name="ro1">
          <table:table-cell office:value-type="float" office:value="9.000000001" calcext:value-type="float">
            <text:p>9.000000001</text:p>
          </table:table-cell>
          <table:table-cell office:value-type="float" office:value="8.571428573" calcext:value-type="float">
            <text:p>8.571428573</text:p>
          </table:table-cell>
          <table:table-cell table:formula="of:=SUM([.A183:.B183])" office:value-type="float" office:value="17.571428574" calcext:value-type="float">
            <text:p>17.571428574</text:p>
          </table:table-cell>
        </table:table-row>
        <table:table-row table:style-name="ro1">
          <table:table-cell office:value-type="float" office:value="6.42857143" calcext:value-type="float">
            <text:p>6.42857143</text:p>
          </table:table-cell>
          <table:table-cell office:value-type="float" office:value="5.142857142" calcext:value-type="float">
            <text:p>5.142857142</text:p>
          </table:table-cell>
          <table:table-cell table:formula="of:=SUM([.A184:.B184])" office:value-type="float" office:value="11.571428572" calcext:value-type="float">
            <text:p>11.571428572</text:p>
          </table:table-cell>
        </table:table-row>
        <table:table-row table:style-name="ro1">
          <table:table-cell office:value-type="float" office:value="6.42857143" calcext:value-type="float">
            <text:p>6.42857143</text:p>
          </table:table-cell>
          <table:table-cell office:value-type="float" office:value="5.142857142" calcext:value-type="float">
            <text:p>5.142857142</text:p>
          </table:table-cell>
          <table:table-cell table:formula="of:=SUM([.A185:.B185])" office:value-type="float" office:value="11.571428572" calcext:value-type="float">
            <text:p>11.571428572</text:p>
          </table:table-cell>
        </table:table-row>
        <table:table-row table:style-name="ro1">
          <table:table-cell office:value-type="float" office:value="6.42857143" calcext:value-type="float">
            <text:p>6.42857143</text:p>
          </table:table-cell>
          <table:table-cell office:value-type="float" office:value="5.142857142" calcext:value-type="float">
            <text:p>5.142857142</text:p>
          </table:table-cell>
          <table:table-cell table:formula="of:=SUM([.A186:.B186])" office:value-type="float" office:value="11.571428572" calcext:value-type="float">
            <text:p>11.571428572</text:p>
          </table:table-cell>
        </table:table-row>
        <table:table-row table:style-name="ro1">
          <table:table-cell office:value-type="float" office:value="6.42857143" calcext:value-type="float">
            <text:p>6.42857143</text:p>
          </table:table-cell>
          <table:table-cell office:value-type="float" office:value="5.142857142" calcext:value-type="float">
            <text:p>5.142857142</text:p>
          </table:table-cell>
          <table:table-cell table:formula="of:=SUM([.A187:.B187])" office:value-type="float" office:value="11.571428572" calcext:value-type="float">
            <text:p>11.571428572</text:p>
          </table:table-cell>
        </table:table-row>
        <table:table-row table:style-name="ro1">
          <table:table-cell office:value-type="float" office:value="6.42857143" calcext:value-type="float">
            <text:p>6.42857143</text:p>
          </table:table-cell>
          <table:table-cell office:value-type="float" office:value="5.142857142" calcext:value-type="float">
            <text:p>5.142857142</text:p>
          </table:table-cell>
          <table:table-cell table:formula="of:=SUM([.A188:.B188])" office:value-type="float" office:value="11.571428572" calcext:value-type="float">
            <text:p>11.571428572</text:p>
          </table:table-cell>
        </table:table-row>
        <table:table-row table:style-name="ro1">
          <table:table-cell office:value-type="float" office:value="6.42857143" calcext:value-type="float">
            <text:p>6.42857143</text:p>
          </table:table-cell>
          <table:table-cell office:value-type="float" office:value="5.142857142" calcext:value-type="float">
            <text:p>5.142857142</text:p>
          </table:table-cell>
          <table:table-cell table:formula="of:=SUM([.A189:.B189])" office:value-type="float" office:value="11.571428572" calcext:value-type="float">
            <text:p>11.571428572</text:p>
          </table:table-cell>
        </table:table-row>
        <table:table-row table:style-name="ro1">
          <table:table-cell office:value-type="float" office:value="6.42857143" calcext:value-type="float">
            <text:p>6.42857143</text:p>
          </table:table-cell>
          <table:table-cell office:value-type="float" office:value="5.142857142" calcext:value-type="float">
            <text:p>5.142857142</text:p>
          </table:table-cell>
          <table:table-cell table:formula="of:=SUM([.A190:.B190])" office:value-type="float" office:value="11.571428572" calcext:value-type="float">
            <text:p>11.571428572</text:p>
          </table:table-cell>
        </table:table-row>
        <table:table-row table:style-name="ro1">
          <table:table-cell office:value-type="float" office:value="10.142857143" calcext:value-type="float">
            <text:p>10.142857143</text:p>
          </table:table-cell>
          <table:table-cell office:value-type="float" office:value="7" calcext:value-type="float">
            <text:p>7</text:p>
          </table:table-cell>
          <table:table-cell table:formula="of:=SUM([.A191:.B191])" office:value-type="float" office:value="17.142857143" calcext:value-type="float">
            <text:p>17.142857143</text:p>
          </table:table-cell>
        </table:table-row>
        <table:table-row table:style-name="ro1">
          <table:table-cell office:value-type="float" office:value="10.142857143" calcext:value-type="float">
            <text:p>10.142857143</text:p>
          </table:table-cell>
          <table:table-cell office:value-type="float" office:value="7" calcext:value-type="float">
            <text:p>7</text:p>
          </table:table-cell>
          <table:table-cell table:formula="of:=SUM([.A192:.B192])" office:value-type="float" office:value="17.142857143" calcext:value-type="float">
            <text:p>17.142857143</text:p>
          </table:table-cell>
        </table:table-row>
        <table:table-row table:style-name="ro1">
          <table:table-cell office:value-type="float" office:value="10.142857143" calcext:value-type="float">
            <text:p>10.142857143</text:p>
          </table:table-cell>
          <table:table-cell office:value-type="float" office:value="7" calcext:value-type="float">
            <text:p>7</text:p>
          </table:table-cell>
          <table:table-cell table:formula="of:=SUM([.A193:.B193])" office:value-type="float" office:value="17.142857143" calcext:value-type="float">
            <text:p>17.142857143</text:p>
          </table:table-cell>
        </table:table-row>
        <table:table-row table:style-name="ro1">
          <table:table-cell office:value-type="float" office:value="10.142857143" calcext:value-type="float">
            <text:p>10.142857143</text:p>
          </table:table-cell>
          <table:table-cell office:value-type="float" office:value="7" calcext:value-type="float">
            <text:p>7</text:p>
          </table:table-cell>
          <table:table-cell table:formula="of:=SUM([.A194:.B194])" office:value-type="float" office:value="17.142857143" calcext:value-type="float">
            <text:p>17.142857143</text:p>
          </table:table-cell>
        </table:table-row>
        <table:table-row table:style-name="ro1">
          <table:table-cell office:value-type="float" office:value="10.142857143" calcext:value-type="float">
            <text:p>10.142857143</text:p>
          </table:table-cell>
          <table:table-cell office:value-type="float" office:value="7" calcext:value-type="float">
            <text:p>7</text:p>
          </table:table-cell>
          <table:table-cell table:formula="of:=SUM([.A195:.B195])" office:value-type="float" office:value="17.142857143" calcext:value-type="float">
            <text:p>17.142857143</text:p>
          </table:table-cell>
        </table:table-row>
        <table:table-row table:style-name="ro1">
          <table:table-cell office:value-type="float" office:value="10.142857143" calcext:value-type="float">
            <text:p>10.142857143</text:p>
          </table:table-cell>
          <table:table-cell office:value-type="float" office:value="7" calcext:value-type="float">
            <text:p>7</text:p>
          </table:table-cell>
          <table:table-cell table:formula="of:=SUM([.A196:.B196])" office:value-type="float" office:value="17.142857143" calcext:value-type="float">
            <text:p>17.142857143</text:p>
          </table:table-cell>
        </table:table-row>
        <table:table-row table:style-name="ro1">
          <table:table-cell office:value-type="float" office:value="10.142857143" calcext:value-type="float">
            <text:p>10.142857143</text:p>
          </table:table-cell>
          <table:table-cell office:value-type="float" office:value="7" calcext:value-type="float">
            <text:p>7</text:p>
          </table:table-cell>
          <table:table-cell table:formula="of:=SUM([.A197:.B197])" office:value-type="float" office:value="17.142857143" calcext:value-type="float">
            <text:p>17.142857143</text:p>
          </table:table-cell>
        </table:table-row>
        <table:table-row table:style-name="ro1">
          <table:table-cell office:value-type="float" office:value="14.285714287" calcext:value-type="float">
            <text:p>14.285714287</text:p>
          </table:table-cell>
          <table:table-cell office:value-type="float" office:value="15.142857142" calcext:value-type="float">
            <text:p>15.142857142</text:p>
          </table:table-cell>
          <table:table-cell table:formula="of:=SUM([.A198:.B198])" office:value-type="float" office:value="29.428571429" calcext:value-type="float">
            <text:p>29.428571429</text:p>
          </table:table-cell>
        </table:table-row>
        <table:table-row table:style-name="ro1">
          <table:table-cell office:value-type="float" office:value="14.285714287" calcext:value-type="float">
            <text:p>14.285714287</text:p>
          </table:table-cell>
          <table:table-cell office:value-type="float" office:value="15.142857142" calcext:value-type="float">
            <text:p>15.142857142</text:p>
          </table:table-cell>
          <table:table-cell table:formula="of:=SUM([.A199:.B199])" office:value-type="float" office:value="29.428571429" calcext:value-type="float">
            <text:p>29.428571429</text:p>
          </table:table-cell>
        </table:table-row>
        <table:table-row table:style-name="ro1">
          <table:table-cell office:value-type="float" office:value="14.285714287" calcext:value-type="float">
            <text:p>14.285714287</text:p>
          </table:table-cell>
          <table:table-cell office:value-type="float" office:value="15.142857142" calcext:value-type="float">
            <text:p>15.142857142</text:p>
          </table:table-cell>
          <table:table-cell table:formula="of:=SUM([.A200:.B200])" office:value-type="float" office:value="29.428571429" calcext:value-type="float">
            <text:p>29.428571429</text:p>
          </table:table-cell>
        </table:table-row>
        <table:table-row table:style-name="ro1">
          <table:table-cell office:value-type="float" office:value="14.285714287" calcext:value-type="float">
            <text:p>14.285714287</text:p>
          </table:table-cell>
          <table:table-cell office:value-type="float" office:value="15.142857142" calcext:value-type="float">
            <text:p>15.142857142</text:p>
          </table:table-cell>
          <table:table-cell table:formula="of:=SUM([.A201:.B201])" office:value-type="float" office:value="29.428571429" calcext:value-type="float">
            <text:p>29.428571429</text:p>
          </table:table-cell>
        </table:table-row>
        <table:table-row table:style-name="ro1">
          <table:table-cell office:value-type="float" office:value="14.285714287" calcext:value-type="float">
            <text:p>14.285714287</text:p>
          </table:table-cell>
          <table:table-cell office:value-type="float" office:value="15.142857142" calcext:value-type="float">
            <text:p>15.142857142</text:p>
          </table:table-cell>
          <table:table-cell table:formula="of:=SUM([.A202:.B202])" office:value-type="float" office:value="29.428571429" calcext:value-type="float">
            <text:p>29.428571429</text:p>
          </table:table-cell>
        </table:table-row>
        <table:table-row table:style-name="ro1">
          <table:table-cell office:value-type="float" office:value="14.285714287" calcext:value-type="float">
            <text:p>14.285714287</text:p>
          </table:table-cell>
          <table:table-cell office:value-type="float" office:value="15.142857142" calcext:value-type="float">
            <text:p>15.142857142</text:p>
          </table:table-cell>
          <table:table-cell table:formula="of:=SUM([.A203:.B203])" office:value-type="float" office:value="29.428571429" calcext:value-type="float">
            <text:p>29.428571429</text:p>
          </table:table-cell>
        </table:table-row>
        <table:table-row table:style-name="ro1">
          <table:table-cell office:value-type="float" office:value="14.285714287" calcext:value-type="float">
            <text:p>14.285714287</text:p>
          </table:table-cell>
          <table:table-cell office:value-type="float" office:value="15.142857142" calcext:value-type="float">
            <text:p>15.142857142</text:p>
          </table:table-cell>
          <table:table-cell table:formula="of:=SUM([.A204:.B204])" office:value-type="float" office:value="29.428571429" calcext:value-type="float">
            <text:p>29.428571429</text:p>
          </table:table-cell>
        </table:table-row>
        <table:table-row table:style-name="ro1">
          <table:table-cell office:value-type="float" office:value="26.142857144" calcext:value-type="float">
            <text:p>26.142857144</text:p>
          </table:table-cell>
          <table:table-cell office:value-type="float" office:value="31.571428571" calcext:value-type="float">
            <text:p>31.571428571</text:p>
          </table:table-cell>
          <table:table-cell table:formula="of:=SUM([.A205:.B205])" office:value-type="float" office:value="57.714285715" calcext:value-type="float">
            <text:p>57.714285715</text:p>
          </table:table-cell>
        </table:table-row>
        <table:table-row table:style-name="ro1">
          <table:table-cell office:value-type="float" office:value="26.142857144" calcext:value-type="float">
            <text:p>26.142857144</text:p>
          </table:table-cell>
          <table:table-cell office:value-type="float" office:value="31.571428571" calcext:value-type="float">
            <text:p>31.571428571</text:p>
          </table:table-cell>
          <table:table-cell table:formula="of:=SUM([.A206:.B206])" office:value-type="float" office:value="57.714285715" calcext:value-type="float">
            <text:p>57.714285715</text:p>
          </table:table-cell>
        </table:table-row>
        <table:table-row table:style-name="ro1">
          <table:table-cell office:value-type="float" office:value="26.142857144" calcext:value-type="float">
            <text:p>26.142857144</text:p>
          </table:table-cell>
          <table:table-cell office:value-type="float" office:value="31.571428571" calcext:value-type="float">
            <text:p>31.571428571</text:p>
          </table:table-cell>
          <table:table-cell table:formula="of:=SUM([.A207:.B207])" office:value-type="float" office:value="57.714285715" calcext:value-type="float">
            <text:p>57.714285715</text:p>
          </table:table-cell>
        </table:table-row>
        <table:table-row table:style-name="ro1">
          <table:table-cell office:value-type="float" office:value="26.142857144" calcext:value-type="float">
            <text:p>26.142857144</text:p>
          </table:table-cell>
          <table:table-cell office:value-type="float" office:value="31.571428571" calcext:value-type="float">
            <text:p>31.571428571</text:p>
          </table:table-cell>
          <table:table-cell table:formula="of:=SUM([.A208:.B208])" office:value-type="float" office:value="57.714285715" calcext:value-type="float">
            <text:p>57.714285715</text:p>
          </table:table-cell>
        </table:table-row>
        <table:table-row table:style-name="ro1">
          <table:table-cell office:value-type="float" office:value="26.142857144" calcext:value-type="float">
            <text:p>26.142857144</text:p>
          </table:table-cell>
          <table:table-cell office:value-type="float" office:value="31.571428571" calcext:value-type="float">
            <text:p>31.571428571</text:p>
          </table:table-cell>
          <table:table-cell table:formula="of:=SUM([.A209:.B209])" office:value-type="float" office:value="57.714285715" calcext:value-type="float">
            <text:p>57.714285715</text:p>
          </table:table-cell>
        </table:table-row>
        <table:table-row table:style-name="ro1">
          <table:table-cell office:value-type="float" office:value="26.142857144" calcext:value-type="float">
            <text:p>26.142857144</text:p>
          </table:table-cell>
          <table:table-cell office:value-type="float" office:value="31.571428571" calcext:value-type="float">
            <text:p>31.571428571</text:p>
          </table:table-cell>
          <table:table-cell table:formula="of:=SUM([.A210:.B210])" office:value-type="float" office:value="57.714285715" calcext:value-type="float">
            <text:p>57.714285715</text:p>
          </table:table-cell>
        </table:table-row>
        <table:table-row table:style-name="ro1">
          <table:table-cell office:value-type="float" office:value="26.142857144" calcext:value-type="float">
            <text:p>26.142857144</text:p>
          </table:table-cell>
          <table:table-cell office:value-type="float" office:value="31.571428571" calcext:value-type="float">
            <text:p>31.571428571</text:p>
          </table:table-cell>
          <table:table-cell table:formula="of:=SUM([.A211:.B211])" office:value-type="float" office:value="57.714285715" calcext:value-type="float">
            <text:p>57.714285715</text:p>
          </table:table-cell>
        </table:table-row>
        <table:table-row table:style-name="ro1">
          <table:table-cell office:value-type="float" office:value="41.571428571" calcext:value-type="float">
            <text:p>41.571428571</text:p>
          </table:table-cell>
          <table:table-cell office:value-type="float" office:value="51.142857147" calcext:value-type="float">
            <text:p>51.142857147</text:p>
          </table:table-cell>
          <table:table-cell table:formula="of:=SUM([.A212:.B212])" office:value-type="float" office:value="92.714285718" calcext:value-type="float">
            <text:p>92.714285718</text:p>
          </table:table-cell>
        </table:table-row>
        <table:table-row table:style-name="ro1">
          <table:table-cell office:value-type="float" office:value="41.571428571" calcext:value-type="float">
            <text:p>41.571428571</text:p>
          </table:table-cell>
          <table:table-cell office:value-type="float" office:value="51.142857147" calcext:value-type="float">
            <text:p>51.142857147</text:p>
          </table:table-cell>
          <table:table-cell table:formula="of:=SUM([.A213:.B213])" office:value-type="float" office:value="92.714285718" calcext:value-type="float">
            <text:p>92.714285718</text:p>
          </table:table-cell>
        </table:table-row>
        <table:table-row table:style-name="ro1">
          <table:table-cell office:value-type="float" office:value="41.571428571" calcext:value-type="float">
            <text:p>41.571428571</text:p>
          </table:table-cell>
          <table:table-cell office:value-type="float" office:value="51.142857147" calcext:value-type="float">
            <text:p>51.142857147</text:p>
          </table:table-cell>
          <table:table-cell table:formula="of:=SUM([.A214:.B214])" office:value-type="float" office:value="92.714285718" calcext:value-type="float">
            <text:p>92.714285718</text:p>
          </table:table-cell>
        </table:table-row>
        <table:table-row table:style-name="ro1">
          <table:table-cell office:value-type="float" office:value="41.571428571" calcext:value-type="float">
            <text:p>41.571428571</text:p>
          </table:table-cell>
          <table:table-cell office:value-type="float" office:value="51.142857147" calcext:value-type="float">
            <text:p>51.142857147</text:p>
          </table:table-cell>
          <table:table-cell table:formula="of:=SUM([.A215:.B215])" office:value-type="float" office:value="92.714285718" calcext:value-type="float">
            <text:p>92.714285718</text:p>
          </table:table-cell>
        </table:table-row>
        <table:table-row table:style-name="ro1">
          <table:table-cell office:value-type="float" office:value="41.571428571" calcext:value-type="float">
            <text:p>41.571428571</text:p>
          </table:table-cell>
          <table:table-cell office:value-type="float" office:value="51.142857147" calcext:value-type="float">
            <text:p>51.142857147</text:p>
          </table:table-cell>
          <table:table-cell table:formula="of:=SUM([.A216:.B216])" office:value-type="float" office:value="92.714285718" calcext:value-type="float">
            <text:p>92.714285718</text:p>
          </table:table-cell>
        </table:table-row>
        <table:table-row table:style-name="ro1">
          <table:table-cell office:value-type="float" office:value="41.571428571" calcext:value-type="float">
            <text:p>41.571428571</text:p>
          </table:table-cell>
          <table:table-cell office:value-type="float" office:value="51.142857147" calcext:value-type="float">
            <text:p>51.142857147</text:p>
          </table:table-cell>
          <table:table-cell table:formula="of:=SUM([.A217:.B217])" office:value-type="float" office:value="92.714285718" calcext:value-type="float">
            <text:p>92.714285718</text:p>
          </table:table-cell>
        </table:table-row>
        <table:table-row table:style-name="ro1">
          <table:table-cell office:value-type="float" office:value="41.571428571" calcext:value-type="float">
            <text:p>41.571428571</text:p>
          </table:table-cell>
          <table:table-cell office:value-type="float" office:value="51.142857147" calcext:value-type="float">
            <text:p>51.142857147</text:p>
          </table:table-cell>
          <table:table-cell table:formula="of:=SUM([.A218:.B218])" office:value-type="float" office:value="92.714285718" calcext:value-type="float">
            <text:p>92.714285718</text:p>
          </table:table-cell>
        </table:table-row>
        <table:table-row table:style-name="ro1">
          <table:table-cell office:value-type="float" office:value="53.428571428" calcext:value-type="float">
            <text:p>53.428571428</text:p>
          </table:table-cell>
          <table:table-cell office:value-type="float" office:value="67.57142858" calcext:value-type="float">
            <text:p>67.57142858</text:p>
          </table:table-cell>
          <table:table-cell table:formula="of:=SUM([.A219:.B219])" office:value-type="float" office:value="121.000000008" calcext:value-type="float">
            <text:p>121.000000008</text:p>
          </table:table-cell>
        </table:table-row>
        <table:table-row table:style-name="ro1">
          <table:table-cell office:value-type="float" office:value="53.428571428" calcext:value-type="float">
            <text:p>53.428571428</text:p>
          </table:table-cell>
          <table:table-cell office:value-type="float" office:value="67.57142858" calcext:value-type="float">
            <text:p>67.57142858</text:p>
          </table:table-cell>
          <table:table-cell table:formula="of:=SUM([.A220:.B220])" office:value-type="float" office:value="121.000000008" calcext:value-type="float">
            <text:p>121.000000008</text:p>
          </table:table-cell>
        </table:table-row>
        <table:table-row table:style-name="ro1">
          <table:table-cell office:value-type="float" office:value="53.428571428" calcext:value-type="float">
            <text:p>53.428571428</text:p>
          </table:table-cell>
          <table:table-cell office:value-type="float" office:value="67.57142858" calcext:value-type="float">
            <text:p>67.57142858</text:p>
          </table:table-cell>
          <table:table-cell table:formula="of:=SUM([.A221:.B221])" office:value-type="float" office:value="121.000000008" calcext:value-type="float">
            <text:p>121.000000008</text:p>
          </table:table-cell>
        </table:table-row>
        <table:table-row table:style-name="ro1">
          <table:table-cell office:value-type="float" office:value="53.428571428" calcext:value-type="float">
            <text:p>53.428571428</text:p>
          </table:table-cell>
          <table:table-cell office:value-type="float" office:value="67.57142858" calcext:value-type="float">
            <text:p>67.57142858</text:p>
          </table:table-cell>
          <table:table-cell table:formula="of:=SUM([.A222:.B222])" office:value-type="float" office:value="121.000000008" calcext:value-type="float">
            <text:p>121.000000008</text:p>
          </table:table-cell>
        </table:table-row>
        <table:table-row table:style-name="ro1">
          <table:table-cell office:value-type="float" office:value="53.428571428" calcext:value-type="float">
            <text:p>53.428571428</text:p>
          </table:table-cell>
          <table:table-cell office:value-type="float" office:value="67.57142858" calcext:value-type="float">
            <text:p>67.57142858</text:p>
          </table:table-cell>
          <table:table-cell table:formula="of:=SUM([.A223:.B223])" office:value-type="float" office:value="121.000000008" calcext:value-type="float">
            <text:p>121.000000008</text:p>
          </table:table-cell>
        </table:table-row>
        <table:table-row table:style-name="ro1">
          <table:table-cell office:value-type="float" office:value="53.428571428" calcext:value-type="float">
            <text:p>53.428571428</text:p>
          </table:table-cell>
          <table:table-cell office:value-type="float" office:value="67.57142858" calcext:value-type="float">
            <text:p>67.57142858</text:p>
          </table:table-cell>
          <table:table-cell table:formula="of:=SUM([.A224:.B224])" office:value-type="float" office:value="121.000000008" calcext:value-type="float">
            <text:p>121.000000008</text:p>
          </table:table-cell>
        </table:table-row>
        <table:table-row table:style-name="ro1">
          <table:table-cell office:value-type="float" office:value="53.428571428" calcext:value-type="float">
            <text:p>53.428571428</text:p>
          </table:table-cell>
          <table:table-cell office:value-type="float" office:value="67.57142858" calcext:value-type="float">
            <text:p>67.57142858</text:p>
          </table:table-cell>
          <table:table-cell table:formula="of:=SUM([.A225:.B225])" office:value-type="float" office:value="121.000000008" calcext:value-type="float">
            <text:p>121.000000008</text:p>
          </table:table-cell>
        </table:table-row>
        <table:table-row table:style-name="ro1">
          <table:table-cell office:value-type="float" office:value="74.714285718" calcext:value-type="float">
            <text:p>74.714285718</text:p>
          </table:table-cell>
          <table:table-cell office:value-type="float" office:value="101.428571433" calcext:value-type="float">
            <text:p>101.428571433</text:p>
          </table:table-cell>
          <table:table-cell table:formula="of:=SUM([.A226:.B226])" office:value-type="float" office:value="176.142857151" calcext:value-type="float">
            <text:p>176.142857151</text:p>
          </table:table-cell>
        </table:table-row>
        <table:table-row table:style-name="ro1">
          <table:table-cell office:value-type="float" office:value="74.714285718" calcext:value-type="float">
            <text:p>74.714285718</text:p>
          </table:table-cell>
          <table:table-cell office:value-type="float" office:value="101.428571433" calcext:value-type="float">
            <text:p>101.428571433</text:p>
          </table:table-cell>
          <table:table-cell table:formula="of:=SUM([.A227:.B227])" office:value-type="float" office:value="176.142857151" calcext:value-type="float">
            <text:p>176.142857151</text:p>
          </table:table-cell>
        </table:table-row>
        <table:table-row table:style-name="ro1">
          <table:table-cell office:value-type="float" office:value="74.714285718" calcext:value-type="float">
            <text:p>74.714285718</text:p>
          </table:table-cell>
          <table:table-cell office:value-type="float" office:value="101.428571433" calcext:value-type="float">
            <text:p>101.428571433</text:p>
          </table:table-cell>
          <table:table-cell table:formula="of:=SUM([.A228:.B228])" office:value-type="float" office:value="176.142857151" calcext:value-type="float">
            <text:p>176.142857151</text:p>
          </table:table-cell>
        </table:table-row>
        <table:table-row table:style-name="ro1">
          <table:table-cell office:value-type="float" office:value="74.714285718" calcext:value-type="float">
            <text:p>74.714285718</text:p>
          </table:table-cell>
          <table:table-cell office:value-type="float" office:value="101.428571433" calcext:value-type="float">
            <text:p>101.428571433</text:p>
          </table:table-cell>
          <table:table-cell table:formula="of:=SUM([.A229:.B229])" office:value-type="float" office:value="176.142857151" calcext:value-type="float">
            <text:p>176.142857151</text:p>
          </table:table-cell>
        </table:table-row>
        <table:table-row table:style-name="ro1">
          <table:table-cell office:value-type="float" office:value="74.714285718" calcext:value-type="float">
            <text:p>74.714285718</text:p>
          </table:table-cell>
          <table:table-cell office:value-type="float" office:value="101.428571433" calcext:value-type="float">
            <text:p>101.428571433</text:p>
          </table:table-cell>
          <table:table-cell table:formula="of:=SUM([.A230:.B230])" office:value-type="float" office:value="176.142857151" calcext:value-type="float">
            <text:p>176.142857151</text:p>
          </table:table-cell>
        </table:table-row>
        <table:table-row table:style-name="ro1">
          <table:table-cell office:value-type="float" office:value="74.714285718" calcext:value-type="float">
            <text:p>74.714285718</text:p>
          </table:table-cell>
          <table:table-cell office:value-type="float" office:value="101.428571433" calcext:value-type="float">
            <text:p>101.428571433</text:p>
          </table:table-cell>
          <table:table-cell table:formula="of:=SUM([.A231:.B231])" office:value-type="float" office:value="176.142857151" calcext:value-type="float">
            <text:p>176.142857151</text:p>
          </table:table-cell>
        </table:table-row>
        <table:table-row table:style-name="ro1">
          <table:table-cell office:value-type="float" office:value="74.714285718" calcext:value-type="float">
            <text:p>74.714285718</text:p>
          </table:table-cell>
          <table:table-cell office:value-type="float" office:value="101.428571433" calcext:value-type="float">
            <text:p>101.428571433</text:p>
          </table:table-cell>
          <table:table-cell table:formula="of:=SUM([.A232:.B232])" office:value-type="float" office:value="176.142857151" calcext:value-type="float">
            <text:p>176.142857151</text:p>
          </table:table-cell>
        </table:table-row>
        <table:table-row table:style-name="ro1">
          <table:table-cell office:value-type="float" office:value="88.714285719" calcext:value-type="float">
            <text:p>88.714285719</text:p>
          </table:table-cell>
          <table:table-cell office:value-type="float" office:value="143.428571434" calcext:value-type="float">
            <text:p>143.428571434</text:p>
          </table:table-cell>
          <table:table-cell table:formula="of:=SUM([.A233:.B233])" office:value-type="float" office:value="232.142857153" calcext:value-type="float">
            <text:p>232.142857153</text:p>
          </table:table-cell>
        </table:table-row>
        <table:table-row table:style-name="ro1">
          <table:table-cell office:value-type="float" office:value="88.714285719" calcext:value-type="float">
            <text:p>88.714285719</text:p>
          </table:table-cell>
          <table:table-cell office:value-type="float" office:value="143.428571434" calcext:value-type="float">
            <text:p>143.428571434</text:p>
          </table:table-cell>
          <table:table-cell table:formula="of:=SUM([.A234:.B234])" office:value-type="float" office:value="232.142857153" calcext:value-type="float">
            <text:p>232.142857153</text:p>
          </table:table-cell>
        </table:table-row>
        <table:table-row table:style-name="ro1">
          <table:table-cell office:value-type="float" office:value="88.714285719" calcext:value-type="float">
            <text:p>88.714285719</text:p>
          </table:table-cell>
          <table:table-cell office:value-type="float" office:value="143.428571434" calcext:value-type="float">
            <text:p>143.428571434</text:p>
          </table:table-cell>
          <table:table-cell table:formula="of:=SUM([.A235:.B235])" office:value-type="float" office:value="232.142857153" calcext:value-type="float">
            <text:p>232.142857153</text:p>
          </table:table-cell>
        </table:table-row>
        <table:table-row table:style-name="ro1">
          <table:table-cell office:value-type="float" office:value="88.714285719" calcext:value-type="float">
            <text:p>88.714285719</text:p>
          </table:table-cell>
          <table:table-cell office:value-type="float" office:value="143.428571434" calcext:value-type="float">
            <text:p>143.428571434</text:p>
          </table:table-cell>
          <table:table-cell table:formula="of:=SUM([.A236:.B236])" office:value-type="float" office:value="232.142857153" calcext:value-type="float">
            <text:p>232.142857153</text:p>
          </table:table-cell>
        </table:table-row>
        <table:table-row table:style-name="ro1">
          <table:table-cell office:value-type="float" office:value="88.714285719" calcext:value-type="float">
            <text:p>88.714285719</text:p>
          </table:table-cell>
          <table:table-cell office:value-type="float" office:value="143.428571434" calcext:value-type="float">
            <text:p>143.428571434</text:p>
          </table:table-cell>
          <table:table-cell table:formula="of:=SUM([.A237:.B237])" office:value-type="float" office:value="232.142857153" calcext:value-type="float">
            <text:p>232.142857153</text:p>
          </table:table-cell>
        </table:table-row>
        <table:table-row table:style-name="ro1">
          <table:table-cell office:value-type="float" office:value="88.714285719" calcext:value-type="float">
            <text:p>88.714285719</text:p>
          </table:table-cell>
          <table:table-cell office:value-type="float" office:value="143.428571434" calcext:value-type="float">
            <text:p>143.428571434</text:p>
          </table:table-cell>
          <table:table-cell table:formula="of:=SUM([.A238:.B238])" office:value-type="float" office:value="232.142857153" calcext:value-type="float">
            <text:p>232.142857153</text:p>
          </table:table-cell>
        </table:table-row>
        <table:table-row table:style-name="ro1">
          <table:table-cell office:value-type="float" office:value="88.714285719" calcext:value-type="float">
            <text:p>88.714285719</text:p>
          </table:table-cell>
          <table:table-cell office:value-type="float" office:value="143.428571434" calcext:value-type="float">
            <text:p>143.428571434</text:p>
          </table:table-cell>
          <table:table-cell table:formula="of:=SUM([.A239:.B239])" office:value-type="float" office:value="232.142857153" calcext:value-type="float">
            <text:p>232.142857153</text:p>
          </table:table-cell>
        </table:table-row>
        <table:table-row table:style-name="ro1">
          <table:table-cell office:value-type="float" office:value="105.142857142" calcext:value-type="float">
            <text:p>105.142857142</text:p>
          </table:table-cell>
          <table:table-cell office:value-type="float" office:value="176.571428563" calcext:value-type="float">
            <text:p>176.571428563</text:p>
          </table:table-cell>
          <table:table-cell table:formula="of:=SUM([.A240:.B240])" office:value-type="float" office:value="281.714285705" calcext:value-type="float">
            <text:p>281.714285705</text:p>
          </table:table-cell>
        </table:table-row>
        <table:table-row table:style-name="ro1">
          <table:table-cell office:value-type="float" office:value="105.142857142" calcext:value-type="float">
            <text:p>105.142857142</text:p>
          </table:table-cell>
          <table:table-cell office:value-type="float" office:value="176.571428563" calcext:value-type="float">
            <text:p>176.571428563</text:p>
          </table:table-cell>
          <table:table-cell table:formula="of:=SUM([.A241:.B241])" office:value-type="float" office:value="281.714285705" calcext:value-type="float">
            <text:p>281.714285705</text:p>
          </table:table-cell>
        </table:table-row>
        <table:table-row table:style-name="ro1">
          <table:table-cell office:value-type="float" office:value="105.142857142" calcext:value-type="float">
            <text:p>105.142857142</text:p>
          </table:table-cell>
          <table:table-cell office:value-type="float" office:value="176.571428563" calcext:value-type="float">
            <text:p>176.571428563</text:p>
          </table:table-cell>
          <table:table-cell table:formula="of:=SUM([.A242:.B242])" office:value-type="float" office:value="281.714285705" calcext:value-type="float">
            <text:p>281.714285705</text:p>
          </table:table-cell>
        </table:table-row>
        <table:table-row table:style-name="ro1">
          <table:table-cell office:value-type="float" office:value="105.142857142" calcext:value-type="float">
            <text:p>105.142857142</text:p>
          </table:table-cell>
          <table:table-cell office:value-type="float" office:value="176.571428563" calcext:value-type="float">
            <text:p>176.571428563</text:p>
          </table:table-cell>
          <table:table-cell table:formula="of:=SUM([.A243:.B243])" office:value-type="float" office:value="281.714285705" calcext:value-type="float">
            <text:p>281.714285705</text:p>
          </table:table-cell>
        </table:table-row>
        <table:table-row table:style-name="ro1">
          <table:table-cell office:value-type="float" office:value="105.142857142" calcext:value-type="float">
            <text:p>105.142857142</text:p>
          </table:table-cell>
          <table:table-cell office:value-type="float" office:value="176.571428563" calcext:value-type="float">
            <text:p>176.571428563</text:p>
          </table:table-cell>
          <table:table-cell table:formula="of:=SUM([.A244:.B244])" office:value-type="float" office:value="281.714285705" calcext:value-type="float">
            <text:p>281.714285705</text:p>
          </table:table-cell>
        </table:table-row>
        <table:table-row table:style-name="ro1">
          <table:table-cell office:value-type="float" office:value="105.142857142" calcext:value-type="float">
            <text:p>105.142857142</text:p>
          </table:table-cell>
          <table:table-cell office:value-type="float" office:value="176.571428563" calcext:value-type="float">
            <text:p>176.571428563</text:p>
          </table:table-cell>
          <table:table-cell table:formula="of:=SUM([.A245:.B245])" office:value-type="float" office:value="281.714285705" calcext:value-type="float">
            <text:p>281.714285705</text:p>
          </table:table-cell>
        </table:table-row>
        <table:table-row table:style-name="ro1">
          <table:table-cell office:value-type="float" office:value="105.142857142" calcext:value-type="float">
            <text:p>105.142857142</text:p>
          </table:table-cell>
          <table:table-cell office:value-type="float" office:value="176.571428563" calcext:value-type="float">
            <text:p>176.571428563</text:p>
          </table:table-cell>
          <table:table-cell table:formula="of:=SUM([.A246:.B246])" office:value-type="float" office:value="281.714285705" calcext:value-type="float">
            <text:p>281.714285705</text:p>
          </table:table-cell>
        </table:table-row>
        <table:table-row table:style-name="ro1">
          <table:table-cell office:value-type="float" office:value="111.428571422" calcext:value-type="float">
            <text:p>111.428571422</text:p>
          </table:table-cell>
          <table:table-cell office:value-type="float" office:value="173.14285714" calcext:value-type="float">
            <text:p>173.14285714</text:p>
          </table:table-cell>
          <table:table-cell table:formula="of:=SUM([.A247:.B247])" office:value-type="float" office:value="284.571428562" calcext:value-type="float">
            <text:p>284.571428562</text:p>
          </table:table-cell>
        </table:table-row>
        <table:table-row table:style-name="ro1">
          <table:table-cell office:value-type="float" office:value="111.428571422" calcext:value-type="float">
            <text:p>111.428571422</text:p>
          </table:table-cell>
          <table:table-cell office:value-type="float" office:value="173.14285714" calcext:value-type="float">
            <text:p>173.14285714</text:p>
          </table:table-cell>
          <table:table-cell table:formula="of:=SUM([.A248:.B248])" office:value-type="float" office:value="284.571428562" calcext:value-type="float">
            <text:p>284.571428562</text:p>
          </table:table-cell>
        </table:table-row>
        <table:table-row table:style-name="ro1">
          <table:table-cell office:value-type="float" office:value="111.428571422" calcext:value-type="float">
            <text:p>111.428571422</text:p>
          </table:table-cell>
          <table:table-cell office:value-type="float" office:value="173.14285714" calcext:value-type="float">
            <text:p>173.14285714</text:p>
          </table:table-cell>
          <table:table-cell table:formula="of:=SUM([.A249:.B249])" office:value-type="float" office:value="284.571428562" calcext:value-type="float">
            <text:p>284.571428562</text:p>
          </table:table-cell>
        </table:table-row>
        <table:table-row table:style-name="ro1">
          <table:table-cell office:value-type="float" office:value="111.428571422" calcext:value-type="float">
            <text:p>111.428571422</text:p>
          </table:table-cell>
          <table:table-cell office:value-type="float" office:value="173.14285714" calcext:value-type="float">
            <text:p>173.14285714</text:p>
          </table:table-cell>
          <table:table-cell table:formula="of:=SUM([.A250:.B250])" office:value-type="float" office:value="284.571428562" calcext:value-type="float">
            <text:p>284.571428562</text:p>
          </table:table-cell>
        </table:table-row>
        <table:table-row table:style-name="ro1">
          <table:table-cell office:value-type="float" office:value="111.428571422" calcext:value-type="float">
            <text:p>111.428571422</text:p>
          </table:table-cell>
          <table:table-cell office:value-type="float" office:value="173.14285714" calcext:value-type="float">
            <text:p>173.14285714</text:p>
          </table:table-cell>
          <table:table-cell table:formula="of:=SUM([.A251:.B251])" office:value-type="float" office:value="284.571428562" calcext:value-type="float">
            <text:p>284.571428562</text:p>
          </table:table-cell>
        </table:table-row>
        <table:table-row table:style-name="ro1">
          <table:table-cell office:value-type="float" office:value="111.428571422" calcext:value-type="float">
            <text:p>111.428571422</text:p>
          </table:table-cell>
          <table:table-cell office:value-type="float" office:value="173.14285714" calcext:value-type="float">
            <text:p>173.14285714</text:p>
          </table:table-cell>
          <table:table-cell table:formula="of:=SUM([.A252:.B252])" office:value-type="float" office:value="284.571428562" calcext:value-type="float">
            <text:p>284.571428562</text:p>
          </table:table-cell>
        </table:table-row>
        <table:table-row table:style-name="ro1">
          <table:table-cell office:value-type="float" office:value="111.428571422" calcext:value-type="float">
            <text:p>111.428571422</text:p>
          </table:table-cell>
          <table:table-cell office:value-type="float" office:value="173.14285714" calcext:value-type="float">
            <text:p>173.14285714</text:p>
          </table:table-cell>
          <table:table-cell table:formula="of:=SUM([.A253:.B253])" office:value-type="float" office:value="284.571428562" calcext:value-type="float">
            <text:p>284.571428562</text:p>
          </table:table-cell>
        </table:table-row>
        <table:table-row table:style-name="ro1">
          <table:table-cell office:value-type="float" office:value="89.999999989" calcext:value-type="float">
            <text:p>89.999999989</text:p>
          </table:table-cell>
          <table:table-cell office:value-type="float" office:value="153.285714271" calcext:value-type="float">
            <text:p>153.285714271</text:p>
          </table:table-cell>
          <table:table-cell table:formula="of:=SUM([.A254:.B254])" office:value-type="float" office:value="243.28571426" calcext:value-type="float">
            <text:p>243.28571426</text:p>
          </table:table-cell>
        </table:table-row>
        <table:table-row table:style-name="ro1">
          <table:table-cell office:value-type="float" office:value="89.999999989" calcext:value-type="float">
            <text:p>89.999999989</text:p>
          </table:table-cell>
          <table:table-cell office:value-type="float" office:value="153.285714271" calcext:value-type="float">
            <text:p>153.285714271</text:p>
          </table:table-cell>
          <table:table-cell table:formula="of:=SUM([.A255:.B255])" office:value-type="float" office:value="243.28571426" calcext:value-type="float">
            <text:p>243.28571426</text:p>
          </table:table-cell>
        </table:table-row>
        <table:table-row table:style-name="ro1">
          <table:table-cell office:value-type="float" office:value="89.999999989" calcext:value-type="float">
            <text:p>89.999999989</text:p>
          </table:table-cell>
          <table:table-cell office:value-type="float" office:value="153.285714271" calcext:value-type="float">
            <text:p>153.285714271</text:p>
          </table:table-cell>
          <table:table-cell table:formula="of:=SUM([.A256:.B256])" office:value-type="float" office:value="243.28571426" calcext:value-type="float">
            <text:p>243.28571426</text:p>
          </table:table-cell>
        </table:table-row>
        <table:table-row table:style-name="ro1">
          <table:table-cell office:value-type="float" office:value="89.999999989" calcext:value-type="float">
            <text:p>89.999999989</text:p>
          </table:table-cell>
          <table:table-cell office:value-type="float" office:value="153.285714271" calcext:value-type="float">
            <text:p>153.285714271</text:p>
          </table:table-cell>
          <table:table-cell table:formula="of:=SUM([.A257:.B257])" office:value-type="float" office:value="243.28571426" calcext:value-type="float">
            <text:p>243.28571426</text:p>
          </table:table-cell>
        </table:table-row>
        <table:table-row table:style-name="ro1">
          <table:table-cell office:value-type="float" office:value="89.999999989" calcext:value-type="float">
            <text:p>89.999999989</text:p>
          </table:table-cell>
          <table:table-cell office:value-type="float" office:value="153.285714271" calcext:value-type="float">
            <text:p>153.285714271</text:p>
          </table:table-cell>
          <table:table-cell table:formula="of:=SUM([.A258:.B258])" office:value-type="float" office:value="243.28571426" calcext:value-type="float">
            <text:p>243.28571426</text:p>
          </table:table-cell>
        </table:table-row>
        <table:table-row table:style-name="ro1">
          <table:table-cell office:value-type="float" office:value="89.999999989" calcext:value-type="float">
            <text:p>89.999999989</text:p>
          </table:table-cell>
          <table:table-cell office:value-type="float" office:value="153.285714271" calcext:value-type="float">
            <text:p>153.285714271</text:p>
          </table:table-cell>
          <table:table-cell table:formula="of:=SUM([.A259:.B259])" office:value-type="float" office:value="243.28571426" calcext:value-type="float">
            <text:p>243.28571426</text:p>
          </table:table-cell>
        </table:table-row>
        <table:table-row table:style-name="ro1">
          <table:table-cell office:value-type="float" office:value="89.999999989" calcext:value-type="float">
            <text:p>89.999999989</text:p>
          </table:table-cell>
          <table:table-cell office:value-type="float" office:value="153.285714271" calcext:value-type="float">
            <text:p>153.285714271</text:p>
          </table:table-cell>
          <table:table-cell table:formula="of:=SUM([.A260:.B260])" office:value-type="float" office:value="243.28571426" calcext:value-type="float">
            <text:p>243.28571426</text:p>
          </table:table-cell>
        </table:table-row>
        <table:table-row table:style-name="ro1">
          <table:table-cell office:value-type="float" office:value="81.285714293" calcext:value-type="float">
            <text:p>81.285714293</text:p>
          </table:table-cell>
          <table:table-cell office:value-type="float" office:value="133.42857143" calcext:value-type="float">
            <text:p>133.42857143</text:p>
          </table:table-cell>
          <table:table-cell table:formula="of:=SUM([.A261:.B261])" office:value-type="float" office:value="214.714285723" calcext:value-type="float">
            <text:p>214.714285723</text:p>
          </table:table-cell>
        </table:table-row>
        <table:table-row table:style-name="ro1">
          <table:table-cell office:value-type="float" office:value="81.285714293" calcext:value-type="float">
            <text:p>81.285714293</text:p>
          </table:table-cell>
          <table:table-cell office:value-type="float" office:value="133.42857143" calcext:value-type="float">
            <text:p>133.42857143</text:p>
          </table:table-cell>
          <table:table-cell table:formula="of:=SUM([.A262:.B262])" office:value-type="float" office:value="214.714285723" calcext:value-type="float">
            <text:p>214.714285723</text:p>
          </table:table-cell>
        </table:table-row>
        <table:table-row table:style-name="ro1">
          <table:table-cell office:value-type="float" office:value="81.285714293" calcext:value-type="float">
            <text:p>81.285714293</text:p>
          </table:table-cell>
          <table:table-cell office:value-type="float" office:value="133.42857143" calcext:value-type="float">
            <text:p>133.42857143</text:p>
          </table:table-cell>
          <table:table-cell table:formula="of:=SUM([.A263:.B263])" office:value-type="float" office:value="214.714285723" calcext:value-type="float">
            <text:p>214.714285723</text:p>
          </table:table-cell>
        </table:table-row>
        <table:table-row table:style-name="ro1">
          <table:table-cell office:value-type="float" office:value="81.285714293" calcext:value-type="float">
            <text:p>81.285714293</text:p>
          </table:table-cell>
          <table:table-cell office:value-type="float" office:value="133.42857143" calcext:value-type="float">
            <text:p>133.42857143</text:p>
          </table:table-cell>
          <table:table-cell table:formula="of:=SUM([.A264:.B264])" office:value-type="float" office:value="214.714285723" calcext:value-type="float">
            <text:p>214.714285723</text:p>
          </table:table-cell>
        </table:table-row>
        <table:table-row table:style-name="ro1">
          <table:table-cell office:value-type="float" office:value="81.285714293" calcext:value-type="float">
            <text:p>81.285714293</text:p>
          </table:table-cell>
          <table:table-cell office:value-type="float" office:value="133.42857143" calcext:value-type="float">
            <text:p>133.42857143</text:p>
          </table:table-cell>
          <table:table-cell table:formula="of:=SUM([.A265:.B265])" office:value-type="float" office:value="214.714285723" calcext:value-type="float">
            <text:p>214.714285723</text:p>
          </table:table-cell>
        </table:table-row>
        <table:table-row table:style-name="ro1">
          <table:table-cell office:value-type="float" office:value="81.285714293" calcext:value-type="float">
            <text:p>81.285714293</text:p>
          </table:table-cell>
          <table:table-cell office:value-type="float" office:value="133.42857143" calcext:value-type="float">
            <text:p>133.42857143</text:p>
          </table:table-cell>
          <table:table-cell table:formula="of:=SUM([.A266:.B266])" office:value-type="float" office:value="214.714285723" calcext:value-type="float">
            <text:p>214.714285723</text:p>
          </table:table-cell>
        </table:table-row>
        <table:table-row table:style-name="ro1">
          <table:table-cell office:value-type="float" office:value="81.285714293" calcext:value-type="float">
            <text:p>81.285714293</text:p>
          </table:table-cell>
          <table:table-cell office:value-type="float" office:value="133.42857143" calcext:value-type="float">
            <text:p>133.42857143</text:p>
          </table:table-cell>
          <table:table-cell table:formula="of:=SUM([.A267:.B267])" office:value-type="float" office:value="214.714285723" calcext:value-type="float">
            <text:p>214.714285723</text:p>
          </table:table-cell>
        </table:table-row>
        <table:table-row table:style-name="ro1">
          <table:table-cell office:value-type="float" office:value="75.714285709" calcext:value-type="float">
            <text:p>75.714285709</text:p>
          </table:table-cell>
          <table:table-cell office:value-type="float" office:value="114.000000001" calcext:value-type="float">
            <text:p>114.000000001</text:p>
          </table:table-cell>
          <table:table-cell table:formula="of:=SUM([.A268:.B268])" office:value-type="float" office:value="189.71428571" calcext:value-type="float">
            <text:p>189.71428571</text:p>
          </table:table-cell>
        </table:table-row>
        <table:table-row table:style-name="ro1">
          <table:table-cell office:value-type="float" office:value="75.714285709" calcext:value-type="float">
            <text:p>75.714285709</text:p>
          </table:table-cell>
          <table:table-cell office:value-type="float" office:value="114.000000001" calcext:value-type="float">
            <text:p>114.000000001</text:p>
          </table:table-cell>
          <table:table-cell table:formula="of:=SUM([.A269:.B269])" office:value-type="float" office:value="189.71428571" calcext:value-type="float">
            <text:p>189.71428571</text:p>
          </table:table-cell>
        </table:table-row>
        <table:table-row table:style-name="ro1">
          <table:table-cell office:value-type="float" office:value="75.714285709" calcext:value-type="float">
            <text:p>75.714285709</text:p>
          </table:table-cell>
          <table:table-cell office:value-type="float" office:value="114.000000001" calcext:value-type="float">
            <text:p>114.000000001</text:p>
          </table:table-cell>
          <table:table-cell table:formula="of:=SUM([.A270:.B270])" office:value-type="float" office:value="189.71428571" calcext:value-type="float">
            <text:p>189.71428571</text:p>
          </table:table-cell>
        </table:table-row>
        <table:table-row table:style-name="ro1">
          <table:table-cell office:value-type="float" office:value="75.714285709" calcext:value-type="float">
            <text:p>75.714285709</text:p>
          </table:table-cell>
          <table:table-cell office:value-type="float" office:value="114.000000001" calcext:value-type="float">
            <text:p>114.000000001</text:p>
          </table:table-cell>
          <table:table-cell table:formula="of:=SUM([.A271:.B271])" office:value-type="float" office:value="189.71428571" calcext:value-type="float">
            <text:p>189.71428571</text:p>
          </table:table-cell>
        </table:table-row>
        <table:table-row table:style-name="ro1">
          <table:table-cell office:value-type="float" office:value="75.714285709" calcext:value-type="float">
            <text:p>75.714285709</text:p>
          </table:table-cell>
          <table:table-cell office:value-type="float" office:value="114.000000001" calcext:value-type="float">
            <text:p>114.000000001</text:p>
          </table:table-cell>
          <table:table-cell table:formula="of:=SUM([.A272:.B272])" office:value-type="float" office:value="189.71428571" calcext:value-type="float">
            <text:p>189.71428571</text:p>
          </table:table-cell>
        </table:table-row>
        <table:table-row table:style-name="ro1">
          <table:table-cell office:value-type="float" office:value="75.714285709" calcext:value-type="float">
            <text:p>75.714285709</text:p>
          </table:table-cell>
          <table:table-cell office:value-type="float" office:value="114.000000001" calcext:value-type="float">
            <text:p>114.000000001</text:p>
          </table:table-cell>
          <table:table-cell table:formula="of:=SUM([.A273:.B273])" office:value-type="float" office:value="189.71428571" calcext:value-type="float">
            <text:p>189.71428571</text:p>
          </table:table-cell>
        </table:table-row>
        <table:table-row table:style-name="ro1">
          <table:table-cell office:value-type="float" office:value="75.714285709" calcext:value-type="float">
            <text:p>75.714285709</text:p>
          </table:table-cell>
          <table:table-cell office:value-type="float" office:value="114.000000001" calcext:value-type="float">
            <text:p>114.000000001</text:p>
          </table:table-cell>
          <table:table-cell table:formula="of:=SUM([.A274:.B274])" office:value-type="float" office:value="189.71428571" calcext:value-type="float">
            <text:p>189.71428571</text:p>
          </table:table-cell>
        </table:table-row>
        <table:table-row table:style-name="ro1">
          <table:table-cell office:value-type="float" office:value="59.714285713" calcext:value-type="float">
            <text:p>59.714285713</text:p>
          </table:table-cell>
          <table:table-cell office:value-type="float" office:value="102.571428581" calcext:value-type="float">
            <text:p>102.571428581</text:p>
          </table:table-cell>
          <table:table-cell table:formula="of:=SUM([.A275:.B275])" office:value-type="float" office:value="162.285714294" calcext:value-type="float">
            <text:p>162.285714294</text:p>
          </table:table-cell>
        </table:table-row>
        <table:table-row table:style-name="ro1">
          <table:table-cell office:value-type="float" office:value="59.714285713" calcext:value-type="float">
            <text:p>59.714285713</text:p>
          </table:table-cell>
          <table:table-cell office:value-type="float" office:value="102.571428581" calcext:value-type="float">
            <text:p>102.571428581</text:p>
          </table:table-cell>
          <table:table-cell table:formula="of:=SUM([.A276:.B276])" office:value-type="float" office:value="162.285714294" calcext:value-type="float">
            <text:p>162.285714294</text:p>
          </table:table-cell>
        </table:table-row>
        <table:table-row table:style-name="ro1">
          <table:table-cell office:value-type="float" office:value="59.714285713" calcext:value-type="float">
            <text:p>59.714285713</text:p>
          </table:table-cell>
          <table:table-cell office:value-type="float" office:value="102.571428581" calcext:value-type="float">
            <text:p>102.571428581</text:p>
          </table:table-cell>
          <table:table-cell table:formula="of:=SUM([.A277:.B277])" office:value-type="float" office:value="162.285714294" calcext:value-type="float">
            <text:p>162.285714294</text:p>
          </table:table-cell>
        </table:table-row>
        <table:table-row table:style-name="ro1">
          <table:table-cell office:value-type="float" office:value="59.714285713" calcext:value-type="float">
            <text:p>59.714285713</text:p>
          </table:table-cell>
          <table:table-cell office:value-type="float" office:value="102.571428581" calcext:value-type="float">
            <text:p>102.571428581</text:p>
          </table:table-cell>
          <table:table-cell table:formula="of:=SUM([.A278:.B278])" office:value-type="float" office:value="162.285714294" calcext:value-type="float">
            <text:p>162.285714294</text:p>
          </table:table-cell>
        </table:table-row>
        <table:table-row table:style-name="ro1">
          <table:table-cell office:value-type="float" office:value="59.714285713" calcext:value-type="float">
            <text:p>59.714285713</text:p>
          </table:table-cell>
          <table:table-cell office:value-type="float" office:value="102.571428581" calcext:value-type="float">
            <text:p>102.571428581</text:p>
          </table:table-cell>
          <table:table-cell table:formula="of:=SUM([.A279:.B279])" office:value-type="float" office:value="162.285714294" calcext:value-type="float">
            <text:p>162.285714294</text:p>
          </table:table-cell>
        </table:table-row>
        <table:table-row table:style-name="ro1">
          <table:table-cell office:value-type="float" office:value="59.714285713" calcext:value-type="float">
            <text:p>59.714285713</text:p>
          </table:table-cell>
          <table:table-cell office:value-type="float" office:value="102.571428581" calcext:value-type="float">
            <text:p>102.571428581</text:p>
          </table:table-cell>
          <table:table-cell table:formula="of:=SUM([.A280:.B280])" office:value-type="float" office:value="162.285714294" calcext:value-type="float">
            <text:p>162.285714294</text:p>
          </table:table-cell>
        </table:table-row>
        <table:table-row table:style-name="ro1">
          <table:table-cell office:value-type="float" office:value="59.714285713" calcext:value-type="float">
            <text:p>59.714285713</text:p>
          </table:table-cell>
          <table:table-cell office:value-type="float" office:value="102.571428581" calcext:value-type="float">
            <text:p>102.571428581</text:p>
          </table:table-cell>
          <table:table-cell table:formula="of:=SUM([.A281:.B281])" office:value-type="float" office:value="162.285714294" calcext:value-type="float">
            <text:p>162.285714294</text:p>
          </table:table-cell>
        </table:table-row>
        <table:table-row table:style-name="ro1">
          <table:table-cell office:value-type="float" office:value="62.285714284" calcext:value-type="float">
            <text:p>62.285714284</text:p>
          </table:table-cell>
          <table:table-cell office:value-type="float" office:value="107.142857151" calcext:value-type="float">
            <text:p>107.142857151</text:p>
          </table:table-cell>
          <table:table-cell table:formula="of:=SUM([.A282:.B282])" office:value-type="float" office:value="169.428571435" calcext:value-type="float">
            <text:p>169.428571435</text:p>
          </table:table-cell>
        </table:table-row>
        <table:table-row table:style-name="ro1">
          <table:table-cell office:value-type="float" office:value="62.285714284" calcext:value-type="float">
            <text:p>62.285714284</text:p>
          </table:table-cell>
          <table:table-cell office:value-type="float" office:value="107.142857151" calcext:value-type="float">
            <text:p>107.142857151</text:p>
          </table:table-cell>
          <table:table-cell table:formula="of:=SUM([.A283:.B283])" office:value-type="float" office:value="169.428571435" calcext:value-type="float">
            <text:p>169.428571435</text:p>
          </table:table-cell>
        </table:table-row>
        <table:table-row table:style-name="ro1">
          <table:table-cell office:value-type="float" office:value="62.285714284" calcext:value-type="float">
            <text:p>62.285714284</text:p>
          </table:table-cell>
          <table:table-cell office:value-type="float" office:value="107.142857151" calcext:value-type="float">
            <text:p>107.142857151</text:p>
          </table:table-cell>
          <table:table-cell table:formula="of:=SUM([.A284:.B284])" office:value-type="float" office:value="169.428571435" calcext:value-type="float">
            <text:p>169.428571435</text:p>
          </table:table-cell>
        </table:table-row>
        <table:table-row table:style-name="ro1">
          <table:table-cell office:value-type="float" office:value="62.285714284" calcext:value-type="float">
            <text:p>62.285714284</text:p>
          </table:table-cell>
          <table:table-cell office:value-type="float" office:value="107.142857151" calcext:value-type="float">
            <text:p>107.142857151</text:p>
          </table:table-cell>
          <table:table-cell table:formula="of:=SUM([.A285:.B285])" office:value-type="float" office:value="169.428571435" calcext:value-type="float">
            <text:p>169.428571435</text:p>
          </table:table-cell>
        </table:table-row>
        <table:table-row table:style-name="ro1">
          <table:table-cell office:value-type="float" office:value="62.285714284" calcext:value-type="float">
            <text:p>62.285714284</text:p>
          </table:table-cell>
          <table:table-cell office:value-type="float" office:value="107.142857151" calcext:value-type="float">
            <text:p>107.142857151</text:p>
          </table:table-cell>
          <table:table-cell table:formula="of:=SUM([.A286:.B286])" office:value-type="float" office:value="169.428571435" calcext:value-type="float">
            <text:p>169.428571435</text:p>
          </table:table-cell>
        </table:table-row>
        <table:table-row table:style-name="ro1">
          <table:table-cell office:value-type="float" office:value="62.285714284" calcext:value-type="float">
            <text:p>62.285714284</text:p>
          </table:table-cell>
          <table:table-cell office:value-type="float" office:value="107.142857151" calcext:value-type="float">
            <text:p>107.142857151</text:p>
          </table:table-cell>
          <table:table-cell table:formula="of:=SUM([.A287:.B287])" office:value-type="float" office:value="169.428571435" calcext:value-type="float">
            <text:p>169.428571435</text:p>
          </table:table-cell>
        </table:table-row>
        <table:table-row table:style-name="ro1">
          <table:table-cell office:value-type="float" office:value="62.285714284" calcext:value-type="float">
            <text:p>62.285714284</text:p>
          </table:table-cell>
          <table:table-cell office:value-type="float" office:value="107.142857151" calcext:value-type="float">
            <text:p>107.142857151</text:p>
          </table:table-cell>
          <table:table-cell table:formula="of:=SUM([.A288:.B288])" office:value-type="float" office:value="169.428571435" calcext:value-type="float">
            <text:p>169.428571435</text:p>
          </table:table-cell>
        </table:table-row>
        <table:table-row table:style-name="ro1">
          <table:table-cell office:value-type="float" office:value="70.571428574" calcext:value-type="float">
            <text:p>70.571428574</text:p>
          </table:table-cell>
          <table:table-cell office:value-type="float" office:value="130.142857137" calcext:value-type="float">
            <text:p>130.142857137</text:p>
          </table:table-cell>
          <table:table-cell table:formula="of:=SUM([.A289:.B289])" office:value-type="float" office:value="200.714285711" calcext:value-type="float">
            <text:p>200.714285711</text:p>
          </table:table-cell>
        </table:table-row>
        <table:table-row table:style-name="ro1">
          <table:table-cell office:value-type="float" office:value="70.571428574" calcext:value-type="float">
            <text:p>70.571428574</text:p>
          </table:table-cell>
          <table:table-cell office:value-type="float" office:value="130.142857137" calcext:value-type="float">
            <text:p>130.142857137</text:p>
          </table:table-cell>
          <table:table-cell table:formula="of:=SUM([.A290:.B290])" office:value-type="float" office:value="200.714285711" calcext:value-type="float">
            <text:p>200.714285711</text:p>
          </table:table-cell>
        </table:table-row>
        <table:table-row table:style-name="ro1">
          <table:table-cell office:value-type="float" office:value="70.571428574" calcext:value-type="float">
            <text:p>70.571428574</text:p>
          </table:table-cell>
          <table:table-cell office:value-type="float" office:value="130.142857137" calcext:value-type="float">
            <text:p>130.142857137</text:p>
          </table:table-cell>
          <table:table-cell table:formula="of:=SUM([.A291:.B291])" office:value-type="float" office:value="200.714285711" calcext:value-type="float">
            <text:p>200.714285711</text:p>
          </table:table-cell>
        </table:table-row>
        <table:table-row table:style-name="ro1">
          <table:table-cell office:value-type="float" office:value="70.571428574" calcext:value-type="float">
            <text:p>70.571428574</text:p>
          </table:table-cell>
          <table:table-cell office:value-type="float" office:value="130.142857137" calcext:value-type="float">
            <text:p>130.142857137</text:p>
          </table:table-cell>
          <table:table-cell table:formula="of:=SUM([.A292:.B292])" office:value-type="float" office:value="200.714285711" calcext:value-type="float">
            <text:p>200.714285711</text:p>
          </table:table-cell>
        </table:table-row>
        <table:table-row table:style-name="ro1">
          <table:table-cell office:value-type="float" office:value="70.571428574" calcext:value-type="float">
            <text:p>70.571428574</text:p>
          </table:table-cell>
          <table:table-cell office:value-type="float" office:value="130.142857137" calcext:value-type="float">
            <text:p>130.142857137</text:p>
          </table:table-cell>
          <table:table-cell table:formula="of:=SUM([.A293:.B293])" office:value-type="float" office:value="200.714285711" calcext:value-type="float">
            <text:p>200.714285711</text:p>
          </table:table-cell>
        </table:table-row>
        <table:table-row table:style-name="ro1">
          <table:table-cell office:value-type="float" office:value="70.571428574" calcext:value-type="float">
            <text:p>70.571428574</text:p>
          </table:table-cell>
          <table:table-cell office:value-type="float" office:value="130.142857137" calcext:value-type="float">
            <text:p>130.142857137</text:p>
          </table:table-cell>
          <table:table-cell table:formula="of:=SUM([.A294:.B294])" office:value-type="float" office:value="200.714285711" calcext:value-type="float">
            <text:p>200.714285711</text:p>
          </table:table-cell>
        </table:table-row>
        <table:table-row table:style-name="ro1">
          <table:table-cell office:value-type="float" office:value="70.571428574" calcext:value-type="float">
            <text:p>70.571428574</text:p>
          </table:table-cell>
          <table:table-cell office:value-type="float" office:value="130.142857137" calcext:value-type="float">
            <text:p>130.142857137</text:p>
          </table:table-cell>
          <table:table-cell table:formula="of:=SUM([.A295:.B295])" office:value-type="float" office:value="200.714285711" calcext:value-type="float">
            <text:p>200.714285711</text:p>
          </table:table-cell>
        </table:table-row>
        <table:table-row table:style-name="ro1">
          <table:table-cell office:value-type="float" office:value="89.428571429" calcext:value-type="float">
            <text:p>89.428571429</text:p>
          </table:table-cell>
          <table:table-cell office:value-type="float" office:value="159.142857149" calcext:value-type="float">
            <text:p>159.142857149</text:p>
          </table:table-cell>
          <table:table-cell table:formula="of:=SUM([.A296:.B296])" office:value-type="float" office:value="248.571428578" calcext:value-type="float">
            <text:p>248.571428578</text:p>
          </table:table-cell>
        </table:table-row>
        <table:table-row table:style-name="ro1">
          <table:table-cell office:value-type="float" office:value="89.428571429" calcext:value-type="float">
            <text:p>89.428571429</text:p>
          </table:table-cell>
          <table:table-cell office:value-type="float" office:value="159.142857149" calcext:value-type="float">
            <text:p>159.142857149</text:p>
          </table:table-cell>
          <table:table-cell table:formula="of:=SUM([.A297:.B297])" office:value-type="float" office:value="248.571428578" calcext:value-type="float">
            <text:p>248.571428578</text:p>
          </table:table-cell>
        </table:table-row>
        <table:table-row table:style-name="ro1">
          <table:table-cell office:value-type="float" office:value="89.428571429" calcext:value-type="float">
            <text:p>89.428571429</text:p>
          </table:table-cell>
          <table:table-cell office:value-type="float" office:value="159.142857149" calcext:value-type="float">
            <text:p>159.142857149</text:p>
          </table:table-cell>
          <table:table-cell table:formula="of:=SUM([.A298:.B298])" office:value-type="float" office:value="248.571428578" calcext:value-type="float">
            <text:p>248.571428578</text:p>
          </table:table-cell>
        </table:table-row>
        <table:table-row table:style-name="ro1">
          <table:table-cell office:value-type="float" office:value="89.428571429" calcext:value-type="float">
            <text:p>89.428571429</text:p>
          </table:table-cell>
          <table:table-cell office:value-type="float" office:value="159.142857149" calcext:value-type="float">
            <text:p>159.142857149</text:p>
          </table:table-cell>
          <table:table-cell table:formula="of:=SUM([.A299:.B299])" office:value-type="float" office:value="248.571428578" calcext:value-type="float">
            <text:p>248.571428578</text:p>
          </table:table-cell>
        </table:table-row>
        <table:table-row table:style-name="ro1">
          <table:table-cell office:value-type="float" office:value="89.428571429" calcext:value-type="float">
            <text:p>89.428571429</text:p>
          </table:table-cell>
          <table:table-cell office:value-type="float" office:value="159.142857149" calcext:value-type="float">
            <text:p>159.142857149</text:p>
          </table:table-cell>
          <table:table-cell table:formula="of:=SUM([.A300:.B300])" office:value-type="float" office:value="248.571428578" calcext:value-type="float">
            <text:p>248.571428578</text:p>
          </table:table-cell>
        </table:table-row>
        <table:table-row table:style-name="ro1">
          <table:table-cell office:value-type="float" office:value="89.428571429" calcext:value-type="float">
            <text:p>89.428571429</text:p>
          </table:table-cell>
          <table:table-cell office:value-type="float" office:value="159.142857149" calcext:value-type="float">
            <text:p>159.142857149</text:p>
          </table:table-cell>
          <table:table-cell table:formula="of:=SUM([.A301:.B301])" office:value-type="float" office:value="248.571428578" calcext:value-type="float">
            <text:p>248.571428578</text:p>
          </table:table-cell>
        </table:table-row>
        <table:table-row table:style-name="ro1">
          <table:table-cell office:value-type="float" office:value="89.428571429" calcext:value-type="float">
            <text:p>89.428571429</text:p>
          </table:table-cell>
          <table:table-cell office:value-type="float" office:value="159.142857149" calcext:value-type="float">
            <text:p>159.142857149</text:p>
          </table:table-cell>
          <table:table-cell table:formula="of:=SUM([.A302:.B302])" office:value-type="float" office:value="248.571428578" calcext:value-type="float">
            <text:p>248.5714285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5T18:54:34.311155274</dc:date>
    <meta:editing-duration>PT5M42S</meta:editing-duration>
    <meta:editing-cycles>1</meta:editing-cycles>
    <meta:generator>LibreOffice/7.3.7.2$Linux_X86_64 LibreOffice_project/30$Build-2</meta:generator>
    <meta:document-statistic meta:table-count="2" meta:cell-count="6040" meta:object-count="0"/>
  </office:meta>
</office:document-meta>
</file>